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7D65538F13FCD16D.png" manifest:media-type="image/png"/>
  <manifest:file-entry manifest:full-path="Pictures/10000201000004A500000263CCBD7FE0CED14740.png" manifest:media-type="image/png"/>
  <manifest:file-entry manifest:full-path="Pictures/1000020100000418000001657AE1718742447CC4.png" manifest:media-type="image/png"/>
  <manifest:file-entry manifest:full-path="Pictures/100002010000034C0000020E1801121B98AF1F4C.png" manifest:media-type="image/png"/>
  <manifest:file-entry manifest:full-path="Pictures/10000201000004AF00000279D056AF34A1803DCF.png" manifest:media-type="image/png"/>
  <manifest:file-entry manifest:full-path="Pictures/10000201000004B5000001E8A42DA3435D5E1398.png" manifest:media-type="image/png"/>
  <manifest:file-entry manifest:full-path="Pictures/1000020100000370000001E9A190B988B5A8D4B4.png" manifest:media-type="image/png"/>
  <manifest:file-entry manifest:full-path="Pictures/10000201000004030000026A0CE16775463D2FF8.png" manifest:media-type="image/png"/>
  <manifest:file-entry manifest:full-path="Pictures/1000020100000245000001331736EF5E5FB5D9BB.png" manifest:media-type="image/png"/>
  <manifest:file-entry manifest:full-path="Pictures/10000201000001E100000136D62D49BFCF2F5F1B.png" manifest:media-type="image/png"/>
  <manifest:file-entry manifest:full-path="Pictures/10000201000004A9000001448879132DCB8434E2.png" manifest:media-type="image/png"/>
  <manifest:file-entry manifest:full-path="Pictures/10000201000003CB00000208FDC4F1ACC8DFB32B.png" manifest:media-type="image/png"/>
  <manifest:file-entry manifest:full-path="Pictures/100002010000045D000001A3A15CF68C314D3CB5.png" manifest:media-type="image/png"/>
  <manifest:file-entry manifest:full-path="Pictures/1000020100000472000001549CBABD9D05AF1339.png" manifest:media-type="image/png"/>
  <manifest:file-entry manifest:full-path="Pictures/1000020100000371000000C9A69F930483FE93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fo:font-weight="bold" officeooo:rsid="00ba9ae7" officeooo:paragraph-rsid="00ba9ae7" fo:background-color="transparent" style:font-weight-asian="bold" style:font-weight-complex="bold"/>
    </style:style>
    <style:style style:name="P20" style:family="paragraph" style:parent-style-name="Standard">
      <style:text-properties fo:font-weight="bold" officeooo:rsid="00b739f5" officeooo:paragraph-rsid="00bdeea2" fo:background-color="transparent" style:font-weight-asian="bold" style:font-weight-complex="bold"/>
    </style:style>
    <style:style style:name="P21" style:family="paragraph" style:parent-style-name="Standard">
      <style:text-properties fo:font-weight="bold" officeooo:rsid="00f0fefb" officeooo:paragraph-rsid="00f0fefb" fo:background-color="transparent" style:font-weight-asian="bold" style:font-weight-complex="bold"/>
    </style:style>
    <style:style style:name="P22" style:family="paragraph" style:parent-style-name="Standard">
      <style:text-properties fo:font-weight="bold" officeooo:rsid="00ef09fd" officeooo:paragraph-rsid="00ef09fd" fo:background-color="transparent" style:font-weight-asian="bold" style:font-weight-complex="bold"/>
    </style:style>
    <style:style style:name="P23" style:family="paragraph" style:parent-style-name="Standard">
      <style:text-properties fo:font-weight="bold" officeooo:rsid="01143100" officeooo:paragraph-rsid="01143100" fo:background-color="transparent" style:font-weight-asian="bold" style:font-weight-complex="bold"/>
    </style:style>
    <style:style style:name="P24" style:family="paragraph" style:parent-style-name="Standard">
      <style:text-properties fo:font-weight="bold" officeooo:rsid="00c4a0eb" officeooo:paragraph-rsid="00c4a0eb" fo:background-color="transparent" style:font-weight-asian="bold" style:font-weight-complex="bold"/>
    </style:style>
    <style:style style:name="P25" style:family="paragraph" style:parent-style-name="Standard">
      <style:text-properties fo:font-weight="bold" officeooo:rsid="013aaf9d" officeooo:paragraph-rsid="013aaf9d" fo:background-color="transparent" style:font-weight-asian="bold" style:font-weight-complex="bold"/>
    </style:style>
    <style:style style:name="P26" style:family="paragraph" style:parent-style-name="Standard">
      <style:text-properties fo:font-weight="bold" officeooo:rsid="0147f592" officeooo:paragraph-rsid="0147f592" fo:background-color="transparent" style:font-weight-asian="bold" style:font-weight-complex="bold"/>
    </style:style>
    <style:style style:name="P27" style:family="paragraph" style:parent-style-name="Standard">
      <style:text-properties fo:font-weight="bold" officeooo:rsid="0161cfd4" officeooo:paragraph-rsid="0161cfd4" fo:background-color="transparent" style:font-weight-asian="bold" style:font-weight-complex="bold"/>
    </style:style>
    <style:style style:name="P28" style:family="paragraph" style:parent-style-name="Standard">
      <style:text-properties fo:font-weight="bold" officeooo:rsid="01687fe0" officeooo:paragraph-rsid="01687fe0" fo:background-color="transparent" style:font-weight-asian="bold" style:font-weight-complex="bold"/>
    </style:style>
    <style:style style:name="P29" style:family="paragraph" style:parent-style-name="Standard">
      <style:text-properties fo:font-weight="bold" officeooo:rsid="017b1a93" officeooo:paragraph-rsid="017b1a93" fo:background-color="transparent" style:font-weight-asian="bold" style:font-weight-complex="bold"/>
    </style:style>
    <style:style style:name="P30" style:family="paragraph" style:parent-style-name="Standard">
      <style:text-properties fo:font-weight="bold" officeooo:rsid="018e7e65" officeooo:paragraph-rsid="018e7e65" fo:background-color="transparent" style:font-weight-asian="bold" style:font-weight-complex="bold"/>
    </style:style>
    <style:style style:name="P31" style:family="paragraph" style:parent-style-name="Standard">
      <style:text-properties fo:font-weight="bold" officeooo:rsid="0195b52e" officeooo:paragraph-rsid="0195b52e" fo:background-color="transparent" style:font-weight-asian="bold" style:font-weight-complex="bold"/>
    </style:style>
    <style:style style:name="P32" style:family="paragraph" style:parent-style-name="Standard">
      <style:text-properties fo:font-weight="bold" officeooo:rsid="01b24a28" officeooo:paragraph-rsid="01b24a28" fo:background-color="transparent" style:font-weight-asian="bold" style:font-weight-complex="bold"/>
    </style:style>
    <style:style style:name="P33" style:family="paragraph" style:parent-style-name="Standard">
      <style:text-properties fo:font-weight="bold" officeooo:rsid="01f622c2" officeooo:paragraph-rsid="01f622c2" fo:background-color="transparent" style:font-weight-asian="bold" style:font-weight-complex="bold"/>
    </style:style>
    <style:style style:name="P34" style:family="paragraph" style:parent-style-name="Standard">
      <style:text-properties fo:font-weight="bold" officeooo:rsid="00d47090" officeooo:paragraph-rsid="00d47090" fo:background-color="#e0efd4" style:font-weight-asian="bold" style:font-weight-complex="bold"/>
    </style:style>
    <style:style style:name="P35" style:family="paragraph" style:parent-style-name="Standard">
      <style:text-properties fo:font-weight="bold" officeooo:rsid="00d218bd" officeooo:paragraph-rsid="00f5a997" fo:background-color="#e0efd4" style:font-weight-asian="bold" style:font-weight-complex="bold"/>
    </style:style>
    <style:style style:name="P36" style:family="paragraph" style:parent-style-name="Standard">
      <style:text-properties officeooo:rsid="002cc59a" officeooo:paragraph-rsid="002cc59a"/>
    </style:style>
    <style:style style:name="P37" style:family="paragraph" style:parent-style-name="Standard">
      <style:text-properties officeooo:rsid="002550da" officeooo:paragraph-rsid="002550da" fo:background-color="#fffbcc"/>
    </style:style>
    <style:style style:name="P38" style:family="paragraph" style:parent-style-name="Standard">
      <style:text-properties officeooo:rsid="002d3439" officeooo:paragraph-rsid="002d3439" fo:background-color="#fffbcc"/>
    </style:style>
    <style:style style:name="P39" style:family="paragraph" style:parent-style-name="Standard">
      <style:text-properties officeooo:rsid="003d4db7" officeooo:paragraph-rsid="003d4db7" fo:background-color="#fffbcc"/>
    </style:style>
    <style:style style:name="P40" style:family="paragraph" style:parent-style-name="Standard">
      <style:text-properties officeooo:rsid="0036405f" officeooo:paragraph-rsid="0036405f" fo:background-color="#fffbcc"/>
    </style:style>
    <style:style style:name="P41" style:family="paragraph" style:parent-style-name="Standard">
      <style:text-properties officeooo:rsid="00512122" officeooo:paragraph-rsid="00512122" fo:background-color="#fffbcc"/>
    </style:style>
    <style:style style:name="P42" style:family="paragraph" style:parent-style-name="Standard">
      <style:text-properties officeooo:rsid="00a92c4d" officeooo:paragraph-rsid="00a92c4d" fo:background-color="#fffbcc"/>
    </style:style>
    <style:style style:name="P43" style:family="paragraph" style:parent-style-name="Standard">
      <style:text-properties officeooo:rsid="00519ed6" officeooo:paragraph-rsid="00512122" fo:background-color="#fffbcc"/>
    </style:style>
    <style:style style:name="P44" style:family="paragraph" style:parent-style-name="Standard">
      <style:text-properties officeooo:rsid="00b6f3cc" officeooo:paragraph-rsid="00b6f3cc" fo:background-color="#fffbcc"/>
    </style:style>
    <style:style style:name="P45" style:family="paragraph" style:parent-style-name="Standard">
      <style:text-properties officeooo:rsid="00315786" officeooo:paragraph-rsid="00315786"/>
    </style:style>
    <style:style style:name="P46" style:family="paragraph" style:parent-style-name="Standard">
      <style:text-properties officeooo:rsid="00324ad6" officeooo:paragraph-rsid="00324ad6"/>
    </style:style>
    <style:style style:name="P47" style:family="paragraph" style:parent-style-name="Standard">
      <style:text-properties officeooo:rsid="0036405f" officeooo:paragraph-rsid="0036405f"/>
    </style:style>
    <style:style style:name="P48" style:family="paragraph" style:parent-style-name="Standard">
      <style:text-properties officeooo:rsid="00373e7f" officeooo:paragraph-rsid="00373e7f"/>
    </style:style>
    <style:style style:name="P49" style:family="paragraph" style:parent-style-name="Standard">
      <style:text-properties officeooo:rsid="003d4db7" officeooo:paragraph-rsid="003d4db7"/>
    </style:style>
    <style:style style:name="P50" style:family="paragraph" style:parent-style-name="Standard">
      <style:text-properties officeooo:rsid="003ddf18" officeooo:paragraph-rsid="003ddf18"/>
    </style:style>
    <style:style style:name="P51" style:family="paragraph" style:parent-style-name="Standard">
      <style:text-properties officeooo:rsid="003fd21a" officeooo:paragraph-rsid="003fd21a"/>
    </style:style>
    <style:style style:name="P52" style:family="paragraph" style:parent-style-name="Standard">
      <style:text-properties officeooo:rsid="0041e076" officeooo:paragraph-rsid="0041e076"/>
    </style:style>
    <style:style style:name="P53" style:family="paragraph" style:parent-style-name="Standard">
      <style:text-properties officeooo:rsid="0036405f" officeooo:paragraph-rsid="0036405f" fo:background-color="#e0efd4"/>
    </style:style>
    <style:style style:name="P54" style:family="paragraph" style:parent-style-name="Standard">
      <style:text-properties officeooo:rsid="00472c96" officeooo:paragraph-rsid="00472c96"/>
    </style:style>
    <style:style style:name="P55" style:family="paragraph" style:parent-style-name="Standard">
      <style:text-properties officeooo:rsid="00491b3c" officeooo:paragraph-rsid="00491b3c"/>
    </style:style>
    <style:style style:name="P56" style:family="paragraph" style:parent-style-name="Standard">
      <style:text-properties officeooo:rsid="00505f53" officeooo:paragraph-rsid="00505f53" fo:background-color="transparent"/>
    </style:style>
    <style:style style:name="P57" style:family="paragraph" style:parent-style-name="Standard">
      <style:text-properties officeooo:rsid="00512122" officeooo:paragraph-rsid="00512122" fo:background-color="transparent"/>
    </style:style>
    <style:style style:name="P58" style:family="paragraph" style:parent-style-name="Standard">
      <style:text-properties officeooo:rsid="00519ed6" officeooo:paragraph-rsid="00512122" fo:background-color="transparent"/>
    </style:style>
    <style:style style:name="P59" style:family="paragraph" style:parent-style-name="Standard">
      <style:text-properties officeooo:rsid="00a4e89a" officeooo:paragraph-rsid="00a4e89a" fo:background-color="transparent"/>
    </style:style>
    <style:style style:name="P60" style:family="paragraph" style:parent-style-name="Standard">
      <style:text-properties officeooo:rsid="00a92c4d" officeooo:paragraph-rsid="00a92c4d" fo:background-color="transparent"/>
    </style:style>
    <style:style style:name="P61" style:family="paragraph" style:parent-style-name="Standard">
      <style:text-properties officeooo:rsid="00acb393" officeooo:paragraph-rsid="00acb393" fo:background-color="transparent"/>
    </style:style>
    <style:style style:name="P62" style:family="paragraph" style:parent-style-name="Standard">
      <style:text-properties officeooo:rsid="00b1443c" officeooo:paragraph-rsid="00b1443c" fo:background-color="transparent"/>
    </style:style>
    <style:style style:name="P63" style:family="paragraph" style:parent-style-name="Standard">
      <style:text-properties officeooo:rsid="00b23ad0" officeooo:paragraph-rsid="00b23ad0" fo:background-color="transparent"/>
    </style:style>
    <style:style style:name="P64" style:family="paragraph" style:parent-style-name="Standard">
      <style:text-properties officeooo:rsid="00b6f3cc" officeooo:paragraph-rsid="00b6f3cc" fo:background-color="transparent"/>
    </style:style>
    <style:style style:name="P65" style:family="paragraph" style:parent-style-name="Standard">
      <style:text-properties fo:font-weight="normal" officeooo:rsid="0054cb6b" officeooo:paragraph-rsid="0054cb6b" fo:background-color="transparent" style:font-weight-asian="normal" style:font-weight-complex="normal"/>
    </style:style>
    <style:style style:name="P66" style:family="paragraph" style:parent-style-name="Standard">
      <style:text-properties fo:font-weight="normal" officeooo:rsid="0058c196" officeooo:paragraph-rsid="0058c196" fo:background-color="transparent" style:font-weight-asian="normal" style:font-weight-complex="normal"/>
    </style:style>
    <style:style style:name="P67" style:family="paragraph" style:parent-style-name="Standard">
      <style:text-properties fo:font-weight="normal" officeooo:rsid="0062904b" officeooo:paragraph-rsid="0062904b" fo:background-color="transparent" style:font-weight-asian="normal" style:font-weight-complex="normal"/>
    </style:style>
    <style:style style:name="P68" style:family="paragraph" style:parent-style-name="Standard">
      <style:text-properties fo:font-weight="normal" officeooo:rsid="00647e7e" officeooo:paragraph-rsid="00647e7e" fo:background-color="transparent" style:font-weight-asian="normal" style:font-weight-complex="normal"/>
    </style:style>
    <style:style style:name="P69" style:family="paragraph" style:parent-style-name="Standard">
      <style:text-properties fo:font-weight="normal" officeooo:rsid="0067acf4" officeooo:paragraph-rsid="0067acf4" fo:background-color="transparent" style:font-weight-asian="normal" style:font-weight-complex="normal"/>
    </style:style>
    <style:style style:name="P70" style:family="paragraph" style:parent-style-name="Standard">
      <style:text-properties fo:font-weight="normal" officeooo:rsid="006b328e" officeooo:paragraph-rsid="006b328e" fo:background-color="transparent" style:font-weight-asian="normal" style:font-weight-complex="normal"/>
    </style:style>
    <style:style style:name="P71" style:family="paragraph" style:parent-style-name="Standard">
      <style:text-properties fo:font-weight="normal" officeooo:rsid="006c3952" officeooo:paragraph-rsid="006c3952" fo:background-color="transparent" style:font-weight-asian="normal" style:font-weight-complex="normal"/>
    </style:style>
    <style:style style:name="P72" style:family="paragraph" style:parent-style-name="Standard">
      <style:text-properties fo:font-weight="normal" officeooo:rsid="006ce7c5" officeooo:paragraph-rsid="006ce7c5" fo:background-color="transparent" style:font-weight-asian="normal" style:font-weight-complex="normal"/>
    </style:style>
    <style:style style:name="P73" style:family="paragraph" style:parent-style-name="Standard">
      <style:text-properties fo:font-weight="normal" officeooo:rsid="00702126" officeooo:paragraph-rsid="00702126" fo:background-color="transparent" style:font-weight-asian="normal" style:font-weight-complex="normal"/>
    </style:style>
    <style:style style:name="P74" style:family="paragraph" style:parent-style-name="Standard">
      <style:text-properties fo:font-weight="normal" officeooo:rsid="0072316a" officeooo:paragraph-rsid="0072316a" fo:background-color="transparent" style:font-weight-asian="normal" style:font-weight-complex="normal"/>
    </style:style>
    <style:style style:name="P75" style:family="paragraph" style:parent-style-name="Standard">
      <style:text-properties fo:font-weight="normal" officeooo:rsid="00734844" officeooo:paragraph-rsid="00734844" fo:background-color="transparent" style:font-weight-asian="normal" style:font-weight-complex="normal"/>
    </style:style>
    <style:style style:name="P76" style:family="paragraph" style:parent-style-name="Standard">
      <style:text-properties fo:font-weight="normal" officeooo:rsid="0073fb66" officeooo:paragraph-rsid="0073fb66" fo:background-color="transparent" style:font-weight-asian="normal" style:font-weight-complex="normal"/>
    </style:style>
    <style:style style:name="P77" style:family="paragraph" style:parent-style-name="Standard">
      <style:text-properties fo:font-weight="normal" officeooo:rsid="0077f775" officeooo:paragraph-rsid="0077f775" fo:background-color="transparent" style:font-weight-asian="normal" style:font-weight-complex="normal"/>
    </style:style>
    <style:style style:name="P78" style:family="paragraph" style:parent-style-name="Standard">
      <style:text-properties fo:font-weight="normal" officeooo:rsid="00820599" officeooo:paragraph-rsid="008f6e8a" fo:background-color="transparent" style:font-weight-asian="normal" style:font-weight-complex="normal"/>
    </style:style>
    <style:style style:name="P79" style:family="paragraph" style:parent-style-name="Standard">
      <style:text-properties fo:font-weight="normal" officeooo:rsid="0084155b" officeooo:paragraph-rsid="008f6e8a" fo:background-color="transparent" style:font-weight-asian="normal" style:font-weight-complex="normal"/>
    </style:style>
    <style:style style:name="P80" style:family="paragraph" style:parent-style-name="Standard">
      <style:text-properties fo:font-weight="normal" officeooo:rsid="0088ec6b" officeooo:paragraph-rsid="008f6e8a" fo:background-color="transparent" style:font-weight-asian="normal" style:font-weight-complex="normal"/>
    </style:style>
    <style:style style:name="P81" style:family="paragraph" style:parent-style-name="Standard">
      <style:text-properties fo:font-weight="normal" officeooo:rsid="008aa198" officeooo:paragraph-rsid="008aa198" fo:background-color="transparent" style:font-weight-asian="normal" style:font-weight-complex="normal"/>
    </style:style>
    <style:style style:name="P82" style:family="paragraph" style:parent-style-name="Standard">
      <style:text-properties fo:font-weight="normal" officeooo:rsid="008ea170" officeooo:paragraph-rsid="008f6e8a" fo:background-color="transparent" style:font-weight-asian="normal" style:font-weight-complex="normal"/>
    </style:style>
    <style:style style:name="P83" style:family="paragraph" style:parent-style-name="Standard">
      <style:text-properties fo:font-weight="normal" officeooo:rsid="008f6e8a" officeooo:paragraph-rsid="008f6e8a" fo:background-color="transparent" style:font-weight-asian="normal" style:font-weight-complex="normal"/>
    </style:style>
    <style:style style:name="P84" style:family="paragraph" style:parent-style-name="Standard">
      <style:text-properties fo:font-weight="normal" officeooo:rsid="009035b5" officeooo:paragraph-rsid="009035b5" fo:background-color="transparent" style:font-weight-asian="normal" style:font-weight-complex="normal"/>
    </style:style>
    <style:style style:name="P85" style:family="paragraph" style:parent-style-name="Standard">
      <style:text-properties fo:font-weight="normal" officeooo:rsid="00951ca6" officeooo:paragraph-rsid="00951ca6" fo:background-color="transparent" style:font-weight-asian="normal" style:font-weight-complex="normal"/>
    </style:style>
    <style:style style:name="P86" style:family="paragraph" style:parent-style-name="Standard">
      <style:text-properties fo:font-weight="normal" officeooo:rsid="00951ca6" officeooo:paragraph-rsid="00a1bf7d" fo:background-color="transparent" style:font-weight-asian="normal" style:font-weight-complex="normal"/>
    </style:style>
    <style:style style:name="P87" style:family="paragraph" style:parent-style-name="Standard">
      <style:text-properties fo:font-weight="normal" officeooo:rsid="00986040" officeooo:paragraph-rsid="00986040" fo:background-color="transparent" style:font-weight-asian="normal" style:font-weight-complex="normal"/>
    </style:style>
    <style:style style:name="P88" style:family="paragraph" style:parent-style-name="Standard">
      <style:text-properties fo:font-weight="normal" officeooo:rsid="009abb92" officeooo:paragraph-rsid="009abb92" fo:background-color="transparent" style:font-weight-asian="normal" style:font-weight-complex="normal"/>
    </style:style>
    <style:style style:name="P89" style:family="paragraph" style:parent-style-name="Standard">
      <style:text-properties fo:font-weight="normal" officeooo:rsid="009caa87" officeooo:paragraph-rsid="009caa87" fo:background-color="transparent" style:font-weight-asian="normal" style:font-weight-complex="normal"/>
    </style:style>
    <style:style style:name="P90" style:family="paragraph" style:parent-style-name="Standard">
      <style:text-properties fo:font-weight="normal" officeooo:rsid="00b739f5" officeooo:paragraph-rsid="00b739f5" fo:background-color="transparent" style:font-weight-asian="normal" style:font-weight-complex="normal"/>
    </style:style>
    <style:style style:name="P91" style:family="paragraph" style:parent-style-name="Standard">
      <style:text-properties fo:font-weight="normal" officeooo:rsid="00b7a146" officeooo:paragraph-rsid="00b7a146" fo:background-color="transparent" style:font-weight-asian="normal" style:font-weight-complex="normal"/>
    </style:style>
    <style:style style:name="P92" style:family="paragraph" style:parent-style-name="Standard">
      <style:text-properties fo:font-weight="normal" officeooo:rsid="00a063df" officeooo:paragraph-rsid="00a1bf7d" fo:background-color="transparent" style:font-weight-asian="normal" style:font-weight-complex="normal"/>
    </style:style>
    <style:style style:name="P93" style:family="paragraph" style:parent-style-name="Standard">
      <style:text-properties fo:font-weight="normal" officeooo:rsid="00bbffc6" officeooo:paragraph-rsid="00bbffc6" fo:background-color="transparent" style:font-weight-asian="normal" style:font-weight-complex="normal"/>
    </style:style>
    <style:style style:name="P94" style:family="paragraph" style:parent-style-name="Standard">
      <style:text-properties fo:font-weight="normal" officeooo:rsid="00bdeea2" officeooo:paragraph-rsid="00bdeea2" fo:background-color="transparent" style:font-weight-asian="normal" style:font-weight-complex="normal"/>
    </style:style>
    <style:style style:name="P95" style:family="paragraph" style:parent-style-name="Standard">
      <style:text-properties fo:font-weight="normal" officeooo:rsid="00c188a1" officeooo:paragraph-rsid="00c188a1" fo:background-color="transparent" style:font-weight-asian="normal" style:font-weight-complex="normal"/>
    </style:style>
    <style:style style:name="P96" style:family="paragraph" style:parent-style-name="Standard">
      <style:text-properties fo:font-weight="normal" officeooo:rsid="00c46505" officeooo:paragraph-rsid="00c46505" fo:background-color="transparent" style:font-weight-asian="normal" style:font-weight-complex="normal"/>
    </style:style>
    <style:style style:name="P97" style:family="paragraph" style:parent-style-name="Standard">
      <style:text-properties fo:font-weight="normal" officeooo:rsid="00c7476e" officeooo:paragraph-rsid="00c7476e" fo:background-color="transparent" style:font-weight-asian="normal" style:font-weight-complex="normal"/>
    </style:style>
    <style:style style:name="P98" style:family="paragraph" style:parent-style-name="Standard">
      <style:text-properties fo:font-weight="normal" officeooo:rsid="00c8fc4f" officeooo:paragraph-rsid="00c8fc4f" fo:background-color="transparent" style:font-weight-asian="normal" style:font-weight-complex="normal"/>
    </style:style>
    <style:style style:name="P99" style:family="paragraph" style:parent-style-name="Standard">
      <style:text-properties fo:font-weight="normal" officeooo:rsid="00cad61a" officeooo:paragraph-rsid="00cb8023" fo:background-color="transparent" style:font-weight-asian="normal" style:font-weight-complex="normal"/>
    </style:style>
    <style:style style:name="P100" style:family="paragraph" style:parent-style-name="Standard">
      <style:text-properties fo:font-weight="normal" officeooo:rsid="00cad61a" officeooo:paragraph-rsid="00cdbc58" fo:background-color="transparent" style:font-weight-asian="normal" style:font-weight-complex="normal"/>
    </style:style>
    <style:style style:name="P101" style:family="paragraph" style:parent-style-name="Standard">
      <style:text-properties fo:font-weight="normal" officeooo:rsid="00ce0dee" officeooo:paragraph-rsid="00ce0dee" fo:background-color="transparent" style:font-weight-asian="normal" style:font-weight-complex="normal"/>
    </style:style>
    <style:style style:name="P102" style:family="paragraph" style:parent-style-name="Standard">
      <style:text-properties fo:font-weight="normal" officeooo:rsid="00cf3c92" officeooo:paragraph-rsid="00cf3c92" fo:background-color="transparent" style:font-weight-asian="normal" style:font-weight-complex="normal"/>
    </style:style>
    <style:style style:name="P103" style:family="paragraph" style:parent-style-name="Standard">
      <style:text-properties fo:font-weight="normal" officeooo:rsid="00d47090" officeooo:paragraph-rsid="00d47090" fo:background-color="transparent" style:font-weight-asian="normal" style:font-weight-complex="normal"/>
    </style:style>
    <style:style style:name="P104" style:family="paragraph" style:parent-style-name="Standard">
      <style:text-properties fo:font-weight="normal" officeooo:rsid="00d53da1" officeooo:paragraph-rsid="00d53da1" fo:background-color="transparent" style:font-weight-asian="normal" style:font-weight-complex="normal"/>
    </style:style>
    <style:style style:name="P105" style:family="paragraph" style:parent-style-name="Standard">
      <style:text-properties fo:font-weight="normal" officeooo:rsid="00d9c248" officeooo:paragraph-rsid="00d9c248" fo:background-color="transparent" style:font-weight-asian="normal" style:font-weight-complex="normal"/>
    </style:style>
    <style:style style:name="P106" style:family="paragraph" style:parent-style-name="Standard">
      <style:text-properties fo:font-weight="normal" officeooo:rsid="00dbcda7" officeooo:paragraph-rsid="00dbcda7" fo:background-color="transparent" style:font-weight-asian="normal" style:font-weight-complex="normal"/>
    </style:style>
    <style:style style:name="P107" style:family="paragraph" style:parent-style-name="Standard">
      <style:text-properties fo:font-weight="normal" officeooo:rsid="00dca823" officeooo:paragraph-rsid="00dca823" fo:background-color="transparent" style:font-weight-asian="normal" style:font-weight-complex="normal"/>
    </style:style>
    <style:style style:name="P108" style:family="paragraph" style:parent-style-name="Standard">
      <style:text-properties fo:font-weight="normal" officeooo:rsid="00e01f08" officeooo:paragraph-rsid="00e01f08" fo:background-color="transparent" style:font-weight-asian="normal" style:font-weight-complex="normal"/>
    </style:style>
    <style:style style:name="P109" style:family="paragraph" style:parent-style-name="Standard">
      <style:text-properties fo:font-weight="normal" officeooo:rsid="00e41774" officeooo:paragraph-rsid="00e41774" fo:background-color="transparent" style:font-weight-asian="normal" style:font-weight-complex="normal"/>
    </style:style>
    <style:style style:name="P110" style:family="paragraph" style:parent-style-name="Standard">
      <style:text-properties fo:font-weight="normal" officeooo:rsid="00eb8d83" officeooo:paragraph-rsid="00eb8d83" fo:background-color="transparent" style:font-weight-asian="normal" style:font-weight-complex="normal"/>
    </style:style>
    <style:style style:name="P111" style:family="paragraph" style:parent-style-name="Standard">
      <style:text-properties fo:font-weight="normal" officeooo:rsid="00ebc69e" officeooo:paragraph-rsid="00ebc69e" fo:background-color="transparent" style:font-weight-asian="normal" style:font-weight-complex="normal"/>
    </style:style>
    <style:style style:name="P112" style:family="paragraph" style:parent-style-name="Standard">
      <style:text-properties fo:font-weight="normal" officeooo:rsid="00ec769c" officeooo:paragraph-rsid="00ec769c" fo:background-color="transparent" style:font-weight-asian="normal" style:font-weight-complex="normal"/>
    </style:style>
    <style:style style:name="P113" style:family="paragraph" style:parent-style-name="Standard">
      <style:text-properties fo:font-weight="normal" officeooo:rsid="00ed5813" officeooo:paragraph-rsid="00ed5813" fo:background-color="transparent" style:font-weight-asian="normal" style:font-weight-complex="normal"/>
    </style:style>
    <style:style style:name="P114" style:family="paragraph" style:parent-style-name="Standard">
      <style:text-properties fo:font-weight="normal" officeooo:rsid="00bf226f" officeooo:paragraph-rsid="00bf226f" fo:background-color="transparent" style:font-weight-asian="normal" style:font-weight-complex="normal"/>
    </style:style>
    <style:style style:name="P115" style:family="paragraph" style:parent-style-name="Standard">
      <style:text-properties fo:font-weight="normal" officeooo:rsid="00d218bd" officeooo:paragraph-rsid="00d218bd" fo:background-color="transparent" style:font-weight-asian="normal" style:font-weight-complex="normal"/>
    </style:style>
    <style:style style:name="P116" style:family="paragraph" style:parent-style-name="Standard">
      <style:text-properties fo:font-weight="normal" officeooo:rsid="00d218bd" officeooo:paragraph-rsid="00f5a997" fo:background-color="transparent" style:font-weight-asian="normal" style:font-weight-complex="normal"/>
    </style:style>
    <style:style style:name="P117" style:family="paragraph" style:parent-style-name="Standard">
      <style:text-properties fo:font-weight="normal" officeooo:rsid="00ef09fd" officeooo:paragraph-rsid="00ef09fd" fo:background-color="transparent" style:font-weight-asian="normal" style:font-weight-complex="normal"/>
    </style:style>
    <style:style style:name="P118" style:family="paragraph" style:parent-style-name="Standard">
      <style:text-properties fo:font-weight="normal" officeooo:rsid="00f677db" officeooo:paragraph-rsid="00f677db" fo:background-color="transparent" style:font-weight-asian="normal" style:font-weight-complex="normal"/>
    </style:style>
    <style:style style:name="P119" style:family="paragraph" style:parent-style-name="Standard">
      <style:text-properties fo:font-weight="normal" officeooo:rsid="00fa12cb" officeooo:paragraph-rsid="00fa12cb" fo:background-color="transparent" style:font-weight-asian="normal" style:font-weight-complex="normal"/>
    </style:style>
    <style:style style:name="P120" style:family="paragraph" style:parent-style-name="Standard">
      <style:text-properties fo:font-weight="normal" officeooo:rsid="00fc217b" officeooo:paragraph-rsid="00fc217b" fo:background-color="transparent" style:font-weight-asian="normal" style:font-weight-complex="normal"/>
    </style:style>
    <style:style style:name="P121" style:family="paragraph" style:parent-style-name="Standard">
      <style:text-properties fo:font-weight="normal" officeooo:rsid="00fee6cf" officeooo:paragraph-rsid="00fee6cf" fo:background-color="transparent" style:font-weight-asian="normal" style:font-weight-complex="normal"/>
    </style:style>
    <style:style style:name="P122" style:family="paragraph" style:parent-style-name="Standard">
      <style:text-properties fo:font-weight="normal" officeooo:rsid="0100e17a" officeooo:paragraph-rsid="0100e17a" fo:background-color="transparent" style:font-weight-asian="normal" style:font-weight-complex="normal"/>
    </style:style>
    <style:style style:name="P123" style:family="paragraph" style:parent-style-name="Standard">
      <style:text-properties fo:font-weight="normal" officeooo:rsid="0106e264" officeooo:paragraph-rsid="0106e264" fo:background-color="transparent" style:font-weight-asian="normal" style:font-weight-complex="normal"/>
    </style:style>
    <style:style style:name="P124" style:family="paragraph" style:parent-style-name="Standard">
      <style:text-properties fo:font-weight="normal" officeooo:rsid="01086c3e" officeooo:paragraph-rsid="01086c3e" fo:background-color="transparent" style:font-weight-asian="normal" style:font-weight-complex="normal"/>
    </style:style>
    <style:style style:name="P125" style:family="paragraph" style:parent-style-name="Standard">
      <style:text-properties fo:font-weight="normal" officeooo:rsid="0109d289" officeooo:paragraph-rsid="0109d289" fo:background-color="transparent" style:font-weight-asian="normal" style:font-weight-complex="normal"/>
    </style:style>
    <style:style style:name="P126" style:family="paragraph" style:parent-style-name="Standard">
      <style:text-properties fo:font-weight="normal" officeooo:rsid="010b6178" officeooo:paragraph-rsid="010b6178" fo:background-color="transparent" style:font-weight-asian="normal" style:font-weight-complex="normal"/>
    </style:style>
    <style:style style:name="P127" style:family="paragraph" style:parent-style-name="Standard">
      <style:text-properties fo:font-weight="normal" officeooo:rsid="010f55e3" officeooo:paragraph-rsid="010f55e3" fo:background-color="transparent" style:font-weight-asian="normal" style:font-weight-complex="normal"/>
    </style:style>
    <style:style style:name="P128" style:family="paragraph" style:parent-style-name="Standard">
      <style:text-properties fo:font-weight="normal" officeooo:rsid="0110a5b0" officeooo:paragraph-rsid="0110a5b0" fo:background-color="transparent" style:font-weight-asian="normal" style:font-weight-complex="normal"/>
    </style:style>
    <style:style style:name="P129" style:family="paragraph" style:parent-style-name="Standard">
      <style:text-properties fo:font-weight="normal" officeooo:rsid="0112b1d3" officeooo:paragraph-rsid="0112b1d3" fo:background-color="transparent" style:font-weight-asian="normal" style:font-weight-complex="normal"/>
    </style:style>
    <style:style style:name="P130" style:family="paragraph" style:parent-style-name="Standard">
      <style:text-properties fo:font-weight="normal" officeooo:rsid="01143100" officeooo:paragraph-rsid="01143100" fo:background-color="transparent" style:font-weight-asian="normal" style:font-weight-complex="normal"/>
    </style:style>
    <style:style style:name="P131" style:family="paragraph" style:parent-style-name="Standard">
      <style:text-properties fo:font-weight="normal" officeooo:rsid="0118069b" officeooo:paragraph-rsid="0118069b" fo:background-color="transparent" style:font-weight-asian="normal" style:font-weight-complex="normal"/>
    </style:style>
    <style:style style:name="P132" style:family="paragraph" style:parent-style-name="Standard">
      <style:text-properties fo:font-weight="normal" officeooo:rsid="01194c18" officeooo:paragraph-rsid="01194c18" fo:background-color="transparent" style:font-weight-asian="normal" style:font-weight-complex="normal"/>
    </style:style>
    <style:style style:name="P133" style:family="paragraph" style:parent-style-name="Standard">
      <style:text-properties fo:font-weight="normal" officeooo:rsid="0119725c" officeooo:paragraph-rsid="0119725c" fo:background-color="transparent" style:font-weight-asian="normal" style:font-weight-complex="normal"/>
    </style:style>
    <style:style style:name="P134" style:family="paragraph" style:parent-style-name="Standard">
      <style:text-properties fo:font-weight="normal" officeooo:rsid="0119753b" officeooo:paragraph-rsid="0119753b" fo:background-color="transparent" style:font-weight-asian="normal" style:font-weight-complex="normal"/>
    </style:style>
    <style:style style:name="P135" style:family="paragraph" style:parent-style-name="Standard">
      <style:text-properties fo:font-weight="normal" officeooo:rsid="011d4640" officeooo:paragraph-rsid="011d4640" fo:background-color="transparent" style:font-weight-asian="normal" style:font-weight-complex="normal"/>
    </style:style>
    <style:style style:name="P136" style:family="paragraph" style:parent-style-name="Standard">
      <style:text-properties fo:font-weight="normal" officeooo:rsid="011da705" officeooo:paragraph-rsid="011da705" fo:background-color="transparent" style:font-weight-asian="normal" style:font-weight-complex="normal"/>
    </style:style>
    <style:style style:name="P137" style:family="paragraph" style:parent-style-name="Standard">
      <style:text-properties fo:font-weight="normal" officeooo:rsid="01270944" officeooo:paragraph-rsid="01270944" fo:background-color="transparent" style:font-weight-asian="normal" style:font-weight-complex="normal"/>
    </style:style>
    <style:style style:name="P138" style:family="paragraph" style:parent-style-name="Standard">
      <style:text-properties fo:font-weight="normal" officeooo:rsid="0128f8b6" officeooo:paragraph-rsid="0128f8b6" fo:background-color="transparent" style:font-weight-asian="normal" style:font-weight-complex="normal"/>
    </style:style>
    <style:style style:name="P139" style:family="paragraph" style:parent-style-name="Standard">
      <style:text-properties fo:font-weight="normal" officeooo:rsid="012a6b3c" officeooo:paragraph-rsid="012a6b3c" fo:background-color="transparent" style:font-weight-asian="normal" style:font-weight-complex="normal"/>
    </style:style>
    <style:style style:name="P140" style:family="paragraph" style:parent-style-name="Standard">
      <style:text-properties fo:font-weight="normal" officeooo:rsid="012fabad" officeooo:paragraph-rsid="012fabad" fo:background-color="transparent" style:font-weight-asian="normal" style:font-weight-complex="normal"/>
    </style:style>
    <style:style style:name="P141" style:family="paragraph" style:parent-style-name="Standard">
      <style:text-properties fo:font-weight="normal" officeooo:rsid="01337ac1" officeooo:paragraph-rsid="01337ac1" fo:background-color="transparent" style:font-weight-asian="normal" style:font-weight-complex="normal"/>
    </style:style>
    <style:style style:name="P142" style:family="paragraph" style:parent-style-name="Standard">
      <style:text-properties fo:font-weight="normal" officeooo:rsid="01346876" officeooo:paragraph-rsid="01346876" fo:background-color="transparent" style:font-weight-asian="normal" style:font-weight-complex="normal"/>
    </style:style>
    <style:style style:name="P143" style:family="paragraph" style:parent-style-name="Standard">
      <style:text-properties fo:font-weight="normal" officeooo:rsid="01364780" officeooo:paragraph-rsid="01364780" fo:background-color="transparent" style:font-weight-asian="normal" style:font-weight-complex="normal"/>
    </style:style>
    <style:style style:name="P144" style:family="paragraph" style:parent-style-name="Standard">
      <style:text-properties fo:font-weight="normal" officeooo:rsid="0139ed70" officeooo:paragraph-rsid="0139ed70" fo:background-color="transparent" style:font-weight-asian="normal" style:font-weight-complex="normal"/>
    </style:style>
    <style:style style:name="P145" style:family="paragraph" style:parent-style-name="Standard">
      <style:text-properties fo:font-weight="normal" officeooo:rsid="01420382" officeooo:paragraph-rsid="01420382" fo:background-color="transparent" style:font-weight-asian="normal" style:font-weight-complex="normal"/>
    </style:style>
    <style:style style:name="P146" style:family="paragraph" style:parent-style-name="Standard">
      <style:text-properties fo:font-weight="normal" officeooo:rsid="0143fe91" officeooo:paragraph-rsid="0143fe91" fo:background-color="transparent" style:font-weight-asian="normal" style:font-weight-complex="normal"/>
    </style:style>
    <style:style style:name="P147" style:family="paragraph" style:parent-style-name="Standard">
      <style:text-properties fo:font-weight="normal" officeooo:rsid="0144264e" officeooo:paragraph-rsid="0144264e" fo:background-color="transparent" style:font-weight-asian="normal" style:font-weight-complex="normal"/>
    </style:style>
    <style:style style:name="P148" style:family="paragraph" style:parent-style-name="Standard">
      <style:text-properties fo:font-weight="normal" officeooo:rsid="0147614c" officeooo:paragraph-rsid="0147614c" fo:background-color="transparent" style:font-weight-asian="normal" style:font-weight-complex="normal"/>
    </style:style>
    <style:style style:name="P149" style:family="paragraph" style:parent-style-name="Standard">
      <style:text-properties fo:font-weight="normal" officeooo:rsid="0147f592" officeooo:paragraph-rsid="0147f592" fo:background-color="transparent" style:font-weight-asian="normal" style:font-weight-complex="normal"/>
    </style:style>
    <style:style style:name="P150" style:family="paragraph" style:parent-style-name="Standard">
      <style:text-properties fo:font-weight="normal" officeooo:rsid="01514e33" officeooo:paragraph-rsid="01514e33" fo:background-color="transparent" style:font-weight-asian="normal" style:font-weight-complex="normal"/>
    </style:style>
    <style:style style:name="P151" style:family="paragraph" style:parent-style-name="Standard">
      <style:text-properties fo:font-weight="normal" officeooo:rsid="01526c46" officeooo:paragraph-rsid="01526c46" fo:background-color="transparent" style:font-weight-asian="normal" style:font-weight-complex="normal"/>
    </style:style>
    <style:style style:name="P152" style:family="paragraph" style:parent-style-name="Standard">
      <style:text-properties fo:font-weight="normal" officeooo:rsid="01558b7e" officeooo:paragraph-rsid="01558b7e" fo:background-color="transparent" style:font-weight-asian="normal" style:font-weight-complex="normal"/>
    </style:style>
    <style:style style:name="P153" style:family="paragraph" style:parent-style-name="Standard">
      <style:text-properties fo:font-weight="normal" officeooo:rsid="0158c431" officeooo:paragraph-rsid="0158c431" fo:background-color="transparent" style:font-weight-asian="normal" style:font-weight-complex="normal"/>
    </style:style>
    <style:style style:name="P154" style:family="paragraph" style:parent-style-name="Standard">
      <style:text-properties fo:font-weight="normal" officeooo:rsid="015ac121" officeooo:paragraph-rsid="015ac121" fo:background-color="transparent" style:font-weight-asian="normal" style:font-weight-complex="normal"/>
    </style:style>
    <style:style style:name="P155" style:family="paragraph" style:parent-style-name="Standard">
      <style:text-properties fo:font-weight="normal" officeooo:rsid="015cd6e5" officeooo:paragraph-rsid="015cd6e5" fo:background-color="transparent" style:font-weight-asian="normal" style:font-weight-complex="normal"/>
    </style:style>
    <style:style style:name="P156" style:family="paragraph" style:parent-style-name="Standard">
      <style:text-properties fo:font-weight="normal" officeooo:rsid="015e6750" officeooo:paragraph-rsid="015e6750" fo:background-color="transparent" style:font-weight-asian="normal" style:font-weight-complex="normal"/>
    </style:style>
    <style:style style:name="P157" style:family="paragraph" style:parent-style-name="Standard">
      <style:text-properties fo:font-weight="normal" officeooo:rsid="0161cfd4" officeooo:paragraph-rsid="0161cfd4" fo:background-color="transparent" style:font-weight-asian="normal" style:font-weight-complex="normal"/>
    </style:style>
    <style:style style:name="P158" style:family="paragraph" style:parent-style-name="Standard">
      <style:text-properties fo:font-weight="normal" officeooo:rsid="0162a0f2" officeooo:paragraph-rsid="0162a0f2" fo:background-color="transparent" style:font-weight-asian="normal" style:font-weight-complex="normal"/>
    </style:style>
    <style:style style:name="P159" style:family="paragraph" style:parent-style-name="Standard">
      <style:text-properties fo:font-weight="normal" officeooo:rsid="01698e44" officeooo:paragraph-rsid="01698e44" fo:background-color="transparent" style:font-weight-asian="normal" style:font-weight-complex="normal"/>
    </style:style>
    <style:style style:name="P160" style:family="paragraph" style:parent-style-name="Standard">
      <style:text-properties fo:font-weight="normal" officeooo:rsid="0169cbe7" officeooo:paragraph-rsid="0169cbe7" fo:background-color="transparent" style:font-weight-asian="normal" style:font-weight-complex="normal"/>
    </style:style>
    <style:style style:name="P161" style:family="paragraph" style:parent-style-name="Standard">
      <style:text-properties fo:font-weight="normal" officeooo:rsid="016ab5a8" officeooo:paragraph-rsid="016ab5a8" fo:background-color="transparent" style:font-weight-asian="normal" style:font-weight-complex="normal"/>
    </style:style>
    <style:style style:name="P162" style:family="paragraph" style:parent-style-name="Standard">
      <style:text-properties fo:font-weight="normal" officeooo:rsid="016cb869" officeooo:paragraph-rsid="016cb869" fo:background-color="transparent" style:font-weight-asian="normal" style:font-weight-complex="normal"/>
    </style:style>
    <style:style style:name="P163" style:family="paragraph" style:parent-style-name="Standard">
      <style:text-properties fo:font-weight="normal" officeooo:rsid="016fcbc1" officeooo:paragraph-rsid="016fcbc1" fo:background-color="transparent" style:font-weight-asian="normal" style:font-weight-complex="normal"/>
    </style:style>
    <style:style style:name="P164" style:family="paragraph" style:parent-style-name="Standard">
      <style:text-properties fo:font-weight="normal" officeooo:rsid="0174ab33" officeooo:paragraph-rsid="0174ab33" fo:background-color="transparent" style:font-weight-asian="normal" style:font-weight-complex="normal"/>
    </style:style>
    <style:style style:name="P165" style:family="paragraph" style:parent-style-name="Standard">
      <style:text-properties fo:font-weight="normal" officeooo:rsid="0174c009" officeooo:paragraph-rsid="0174c009" fo:background-color="transparent" style:font-weight-asian="normal" style:font-weight-complex="normal"/>
    </style:style>
    <style:style style:name="P166" style:family="paragraph" style:parent-style-name="Standard">
      <style:text-properties fo:font-weight="normal" officeooo:rsid="0175e9d2" officeooo:paragraph-rsid="0175e9d2" fo:background-color="transparent" style:font-weight-asian="normal" style:font-weight-complex="normal"/>
    </style:style>
    <style:style style:name="P167" style:family="paragraph" style:parent-style-name="Standard">
      <style:text-properties fo:font-weight="normal" officeooo:rsid="0177e9c0" officeooo:paragraph-rsid="0177e9c0" fo:background-color="transparent" style:font-weight-asian="normal" style:font-weight-complex="normal"/>
    </style:style>
    <style:style style:name="P168" style:family="paragraph" style:parent-style-name="Standard">
      <style:text-properties fo:font-weight="normal" officeooo:rsid="0178616a" officeooo:paragraph-rsid="0178616a" fo:background-color="transparent" style:font-weight-asian="normal" style:font-weight-complex="normal"/>
    </style:style>
    <style:style style:name="P169" style:family="paragraph" style:parent-style-name="Standard">
      <style:text-properties fo:font-weight="normal" officeooo:rsid="0178db2d" officeooo:paragraph-rsid="0178db2d" fo:background-color="transparent" style:font-weight-asian="normal" style:font-weight-complex="normal"/>
    </style:style>
    <style:style style:name="P170" style:family="paragraph" style:parent-style-name="Standard">
      <style:text-properties fo:font-weight="normal" officeooo:rsid="01797597" officeooo:paragraph-rsid="01797597" fo:background-color="transparent" style:font-weight-asian="normal" style:font-weight-complex="normal"/>
    </style:style>
    <style:style style:name="P171" style:family="paragraph" style:parent-style-name="Standard">
      <style:text-properties fo:font-weight="normal" officeooo:rsid="017b1a93" officeooo:paragraph-rsid="017b1a93" fo:background-color="transparent" style:font-weight-asian="normal" style:font-weight-complex="normal"/>
    </style:style>
    <style:style style:name="P172" style:family="paragraph" style:parent-style-name="Standard">
      <style:text-properties fo:font-weight="normal" officeooo:rsid="017c3baf" officeooo:paragraph-rsid="017c3baf" fo:background-color="transparent" style:font-weight-asian="normal" style:font-weight-complex="normal"/>
    </style:style>
    <style:style style:name="P173" style:family="paragraph" style:parent-style-name="Standard">
      <style:text-properties fo:font-weight="normal" officeooo:rsid="017e05d3" officeooo:paragraph-rsid="017e05d3" fo:background-color="transparent" style:font-weight-asian="normal" style:font-weight-complex="normal"/>
    </style:style>
    <style:style style:name="P174" style:family="paragraph" style:parent-style-name="Standard">
      <style:text-properties fo:font-weight="normal" officeooo:rsid="017ff83f" officeooo:paragraph-rsid="017ff83f" fo:background-color="transparent" style:font-weight-asian="normal" style:font-weight-complex="normal"/>
    </style:style>
    <style:style style:name="P175" style:family="paragraph" style:parent-style-name="Standard">
      <style:text-properties fo:font-weight="normal" officeooo:rsid="0180268f" officeooo:paragraph-rsid="0180268f" fo:background-color="transparent" style:font-weight-asian="normal" style:font-weight-complex="normal"/>
    </style:style>
    <style:style style:name="P176" style:family="paragraph" style:parent-style-name="Standard">
      <style:text-properties fo:font-weight="normal" officeooo:rsid="0182e9da" officeooo:paragraph-rsid="0182e9da" fo:background-color="transparent" style:font-weight-asian="normal" style:font-weight-complex="normal"/>
    </style:style>
    <style:style style:name="P177" style:family="paragraph" style:parent-style-name="Standard">
      <style:text-properties fo:font-weight="normal" officeooo:rsid="01878cd8" officeooo:paragraph-rsid="01878cd8" fo:background-color="transparent" style:font-weight-asian="normal" style:font-weight-complex="normal"/>
    </style:style>
    <style:style style:name="P178" style:family="paragraph" style:parent-style-name="Standard">
      <style:text-properties fo:font-weight="normal" officeooo:rsid="018b5fd3" officeooo:paragraph-rsid="018b5fd3" fo:background-color="transparent" style:font-weight-asian="normal" style:font-weight-complex="normal"/>
    </style:style>
    <style:style style:name="P179" style:family="paragraph" style:parent-style-name="Standard">
      <style:text-properties fo:font-weight="normal" officeooo:rsid="018c9e9b" officeooo:paragraph-rsid="018c9e9b" fo:background-color="transparent" style:font-weight-asian="normal" style:font-weight-complex="normal"/>
    </style:style>
    <style:style style:name="P180" style:family="paragraph" style:parent-style-name="Standard">
      <style:text-properties fo:font-weight="normal" officeooo:rsid="018e7e65" officeooo:paragraph-rsid="0191bd0a" fo:background-color="transparent" style:font-weight-asian="normal" style:font-weight-complex="normal"/>
    </style:style>
    <style:style style:name="P181" style:family="paragraph" style:parent-style-name="Standard">
      <style:text-properties fo:font-weight="normal" officeooo:rsid="0191bd0a" officeooo:paragraph-rsid="0191bd0a" fo:background-color="transparent" style:font-weight-asian="normal" style:font-weight-complex="normal"/>
    </style:style>
    <style:style style:name="P182" style:family="paragraph" style:parent-style-name="Standard">
      <style:text-properties fo:font-weight="normal" officeooo:rsid="01958148" officeooo:paragraph-rsid="01958148" fo:background-color="transparent" style:font-weight-asian="normal" style:font-weight-complex="normal"/>
    </style:style>
    <style:style style:name="P183" style:family="paragraph" style:parent-style-name="Standard">
      <style:text-properties fo:font-weight="normal" officeooo:rsid="0195b52e" officeooo:paragraph-rsid="0195b52e" fo:background-color="transparent" style:font-weight-asian="normal" style:font-weight-complex="normal"/>
    </style:style>
    <style:style style:name="P184" style:family="paragraph" style:parent-style-name="Standard">
      <style:text-properties fo:font-weight="normal" officeooo:rsid="01975a92" officeooo:paragraph-rsid="01975a92" fo:background-color="transparent" style:font-weight-asian="normal" style:font-weight-complex="normal"/>
    </style:style>
    <style:style style:name="P185" style:family="paragraph" style:parent-style-name="Standard">
      <style:text-properties fo:font-weight="normal" officeooo:rsid="0198d2e7" officeooo:paragraph-rsid="0198d2e7" fo:background-color="transparent" style:font-weight-asian="normal" style:font-weight-complex="normal"/>
    </style:style>
    <style:style style:name="P186" style:family="paragraph" style:parent-style-name="Standard">
      <style:text-properties fo:font-weight="normal" officeooo:rsid="019bf3a5" officeooo:paragraph-rsid="019bf3a5" fo:background-color="transparent" style:font-weight-asian="normal" style:font-weight-complex="normal"/>
    </style:style>
    <style:style style:name="P187" style:family="paragraph" style:parent-style-name="Standard">
      <style:text-properties fo:font-weight="normal" officeooo:rsid="019e63d4" officeooo:paragraph-rsid="019e63d4" fo:background-color="transparent" style:font-weight-asian="normal" style:font-weight-complex="normal"/>
    </style:style>
    <style:style style:name="P188" style:family="paragraph" style:parent-style-name="Standard">
      <style:text-properties fo:font-weight="normal" officeooo:rsid="01a2ecdb" officeooo:paragraph-rsid="01a2ecdb" fo:background-color="transparent" style:font-weight-asian="normal" style:font-weight-complex="normal"/>
    </style:style>
    <style:style style:name="P189" style:family="paragraph" style:parent-style-name="Standard">
      <style:text-properties fo:font-weight="normal" officeooo:rsid="01a489a6" officeooo:paragraph-rsid="01a489a6" fo:background-color="transparent" style:font-weight-asian="normal" style:font-weight-complex="normal"/>
    </style:style>
    <style:style style:name="P190" style:family="paragraph" style:parent-style-name="Standard">
      <style:text-properties fo:font-weight="normal" officeooo:rsid="01a5fd70" officeooo:paragraph-rsid="01a5fd70" fo:background-color="transparent" style:font-weight-asian="normal" style:font-weight-complex="normal"/>
    </style:style>
    <style:style style:name="P191" style:family="paragraph" style:parent-style-name="Standard">
      <style:text-properties fo:font-weight="normal" officeooo:rsid="01a5fd70" officeooo:paragraph-rsid="01a76ada" fo:background-color="transparent" style:font-weight-asian="normal" style:font-weight-complex="normal"/>
    </style:style>
    <style:style style:name="P192" style:family="paragraph" style:parent-style-name="Standard">
      <style:text-properties fo:font-weight="normal" officeooo:rsid="0185fb7c" officeooo:paragraph-rsid="0185fb7c" fo:background-color="transparent" style:font-weight-asian="normal" style:font-weight-complex="normal"/>
    </style:style>
    <style:style style:name="P193" style:family="paragraph" style:parent-style-name="Standard">
      <style:text-properties fo:font-weight="normal" officeooo:rsid="01b1601c" officeooo:paragraph-rsid="01b1601c" fo:background-color="transparent" style:font-weight-asian="normal" style:font-weight-complex="normal"/>
    </style:style>
    <style:style style:name="P194" style:family="paragraph" style:parent-style-name="Standard">
      <style:text-properties fo:font-weight="normal" officeooo:rsid="01b2d9aa" officeooo:paragraph-rsid="01b2d9aa" fo:background-color="transparent" style:font-weight-asian="normal" style:font-weight-complex="normal"/>
    </style:style>
    <style:style style:name="P195" style:family="paragraph" style:parent-style-name="Standard">
      <style:text-properties fo:font-weight="normal" officeooo:rsid="01b486f9" officeooo:paragraph-rsid="01b486f9" fo:background-color="transparent" style:font-weight-asian="normal" style:font-weight-complex="normal"/>
    </style:style>
    <style:style style:name="P196" style:family="paragraph" style:parent-style-name="Standard">
      <style:text-properties fo:font-weight="normal" officeooo:rsid="01b962b9" officeooo:paragraph-rsid="01b962b9" fo:background-color="transparent" style:font-weight-asian="normal" style:font-weight-complex="normal"/>
    </style:style>
    <style:style style:name="P197" style:family="paragraph" style:parent-style-name="Standard">
      <style:text-properties fo:font-weight="normal" officeooo:rsid="01b962b9" officeooo:paragraph-rsid="01caabf3" fo:background-color="transparent" style:font-weight-asian="normal" style:font-weight-complex="normal"/>
    </style:style>
    <style:style style:name="P198" style:family="paragraph" style:parent-style-name="Standard">
      <style:text-properties fo:font-weight="normal" officeooo:rsid="01bf3508" officeooo:paragraph-rsid="01bf3508" fo:background-color="transparent" style:font-weight-asian="normal" style:font-weight-complex="normal"/>
    </style:style>
    <style:style style:name="P199" style:family="paragraph" style:parent-style-name="Standard">
      <style:text-properties fo:font-weight="normal" officeooo:rsid="01ca0be9" officeooo:paragraph-rsid="01ca0be9" fo:background-color="transparent" style:font-weight-asian="normal" style:font-weight-complex="normal"/>
    </style:style>
    <style:style style:name="P200" style:family="paragraph" style:parent-style-name="Standard">
      <style:text-properties fo:font-weight="normal" officeooo:rsid="01cd4e8c" officeooo:paragraph-rsid="01cd4e8c" fo:background-color="transparent" style:font-weight-asian="normal" style:font-weight-complex="normal"/>
    </style:style>
    <style:style style:name="P201" style:family="paragraph" style:parent-style-name="Standard">
      <style:text-properties fo:font-weight="normal" officeooo:rsid="01ce7c84" officeooo:paragraph-rsid="01ce7c84" fo:background-color="transparent" style:font-weight-asian="normal" style:font-weight-complex="normal"/>
    </style:style>
    <style:style style:name="P202" style:family="paragraph" style:parent-style-name="Standard">
      <style:text-properties fo:font-weight="normal" officeooo:rsid="01cf72ed" officeooo:paragraph-rsid="01cf72ed" fo:background-color="transparent" style:font-weight-asian="normal" style:font-weight-complex="normal"/>
    </style:style>
    <style:style style:name="P203" style:family="paragraph" style:parent-style-name="Standard">
      <style:text-properties fo:font-weight="normal" officeooo:rsid="01d26d2e" officeooo:paragraph-rsid="01d26d2e" fo:background-color="transparent" style:font-weight-asian="normal" style:font-weight-complex="normal"/>
    </style:style>
    <style:style style:name="P204" style:family="paragraph" style:parent-style-name="Standard">
      <style:text-properties fo:font-weight="normal" officeooo:rsid="01d596b7" officeooo:paragraph-rsid="01d596b7" fo:background-color="transparent" style:font-weight-asian="normal" style:font-weight-complex="normal"/>
    </style:style>
    <style:style style:name="P205" style:family="paragraph" style:parent-style-name="Standard">
      <style:text-properties fo:font-weight="normal" officeooo:rsid="01daa004" officeooo:paragraph-rsid="01daa004" fo:background-color="transparent" style:font-weight-asian="normal" style:font-weight-complex="normal"/>
    </style:style>
    <style:style style:name="P206" style:family="paragraph" style:parent-style-name="Standard">
      <style:text-properties fo:font-weight="normal" officeooo:rsid="01dfec58" officeooo:paragraph-rsid="01dfec58" fo:background-color="transparent" style:font-weight-asian="normal" style:font-weight-complex="normal"/>
    </style:style>
    <style:style style:name="P207" style:family="paragraph" style:parent-style-name="Standard">
      <style:text-properties fo:font-weight="normal" officeooo:rsid="01e343b0" officeooo:paragraph-rsid="01e343b0" fo:background-color="transparent" style:font-weight-asian="normal" style:font-weight-complex="normal"/>
    </style:style>
    <style:style style:name="P208" style:family="paragraph" style:parent-style-name="Standard">
      <style:text-properties fo:font-weight="normal" officeooo:rsid="01ea478f" officeooo:paragraph-rsid="01ea478f" fo:background-color="transparent" style:font-weight-asian="normal" style:font-weight-complex="normal"/>
    </style:style>
    <style:style style:name="P209" style:family="paragraph" style:parent-style-name="Standard">
      <style:text-properties fo:font-weight="normal" officeooo:rsid="01ed57fe" officeooo:paragraph-rsid="01ed57fe" fo:background-color="transparent" style:font-weight-asian="normal" style:font-weight-complex="normal"/>
    </style:style>
    <style:style style:name="P210" style:family="paragraph" style:parent-style-name="Standard">
      <style:text-properties fo:font-weight="normal" officeooo:rsid="01f39152" officeooo:paragraph-rsid="01f39152" fo:background-color="transparent" style:font-weight-asian="normal" style:font-weight-complex="normal"/>
    </style:style>
    <style:style style:name="P211" style:family="paragraph" style:parent-style-name="Standard">
      <style:text-properties fo:font-weight="normal" officeooo:rsid="01f7445c" officeooo:paragraph-rsid="01f7445c" fo:background-color="transparent" style:font-weight-asian="normal" style:font-weight-complex="normal"/>
    </style:style>
    <style:style style:name="P212" style:family="paragraph" style:parent-style-name="Standard">
      <style:text-properties fo:font-weight="normal" officeooo:rsid="0058c196" officeooo:paragraph-rsid="0058c196" fo:background-color="#fffbcc" style:font-weight-asian="normal" style:font-weight-complex="normal"/>
    </style:style>
    <style:style style:name="P213" style:family="paragraph" style:parent-style-name="Standard">
      <style:text-properties fo:font-weight="normal" officeooo:rsid="00702126" officeooo:paragraph-rsid="00702126" fo:background-color="#fffbcc" style:font-weight-asian="normal" style:font-weight-complex="normal"/>
    </style:style>
    <style:style style:name="P214" style:family="paragraph" style:parent-style-name="Standard">
      <style:text-properties fo:font-weight="normal" officeooo:rsid="006ce7c5" officeooo:paragraph-rsid="006ce7c5" fo:background-color="#fffbcc" style:font-weight-asian="normal" style:font-weight-complex="normal"/>
    </style:style>
    <style:style style:name="P215" style:family="paragraph" style:parent-style-name="Standard">
      <style:text-properties fo:font-weight="normal" officeooo:rsid="0073fb66" officeooo:paragraph-rsid="0073fb66" fo:background-color="#fffbcc" style:font-weight-asian="normal" style:font-weight-complex="normal"/>
    </style:style>
    <style:style style:name="P216" style:family="paragraph" style:parent-style-name="Standard">
      <style:text-properties fo:font-weight="normal" officeooo:rsid="00dca823" officeooo:paragraph-rsid="00dca823" fo:background-color="#fffbcc" style:font-weight-asian="normal" style:font-weight-complex="normal"/>
    </style:style>
    <style:style style:name="P217" style:family="paragraph" style:parent-style-name="Standard">
      <style:text-properties fo:font-weight="normal" officeooo:rsid="00ebc69e" officeooo:paragraph-rsid="00ebc69e" fo:background-color="#fffbcc" style:font-weight-asian="normal" style:font-weight-complex="normal"/>
    </style:style>
    <style:style style:name="P218" style:family="paragraph" style:parent-style-name="Standard">
      <style:text-properties fo:font-weight="normal" officeooo:rsid="00ed5813" officeooo:paragraph-rsid="00ed5813" fo:background-color="#fffbcc" style:font-weight-asian="normal" style:font-weight-complex="normal"/>
    </style:style>
    <style:style style:name="P219" style:family="paragraph" style:parent-style-name="Standard">
      <style:text-properties fo:font-weight="normal" officeooo:rsid="00f0fefb" officeooo:paragraph-rsid="00f0fefb" fo:background-color="#fffbcc" style:font-weight-asian="normal" style:font-weight-complex="normal"/>
    </style:style>
    <style:style style:name="P220" style:family="paragraph" style:parent-style-name="Standard">
      <style:text-properties fo:font-weight="normal" officeooo:rsid="00fc217b" officeooo:paragraph-rsid="00fc217b" fo:background-color="#fffbcc" style:font-weight-asian="normal" style:font-weight-complex="normal"/>
    </style:style>
    <style:style style:name="P221" style:family="paragraph" style:parent-style-name="Standard">
      <style:text-properties fo:font-weight="normal" officeooo:rsid="0104f503" officeooo:paragraph-rsid="0104f503" fo:background-color="#fffbcc" style:font-weight-asian="normal" style:font-weight-complex="normal"/>
    </style:style>
    <style:style style:name="P222" style:family="paragraph" style:parent-style-name="Standard">
      <style:text-properties fo:font-weight="normal" officeooo:rsid="0106e264" officeooo:paragraph-rsid="0106e264" fo:background-color="#fffbcc" style:font-weight-asian="normal" style:font-weight-complex="normal"/>
    </style:style>
    <style:style style:name="P223" style:family="paragraph" style:parent-style-name="Standard">
      <style:text-properties fo:font-weight="normal" officeooo:rsid="01086c3e" officeooo:paragraph-rsid="01086c3e" fo:background-color="#fffbcc" style:font-weight-asian="normal" style:font-weight-complex="normal"/>
    </style:style>
    <style:style style:name="P224" style:family="paragraph" style:parent-style-name="Standard">
      <style:text-properties fo:font-weight="normal" officeooo:rsid="010b6178" officeooo:paragraph-rsid="010b6178" fo:background-color="#fffbcc" style:font-weight-asian="normal" style:font-weight-complex="normal"/>
    </style:style>
    <style:style style:name="P225" style:family="paragraph" style:parent-style-name="Standard">
      <style:text-properties fo:font-weight="normal" officeooo:rsid="01143100" officeooo:paragraph-rsid="01143100" fo:background-color="#fffbcc" style:font-weight-asian="normal" style:font-weight-complex="normal"/>
    </style:style>
    <style:style style:name="P226" style:family="paragraph" style:parent-style-name="Standard">
      <style:text-properties fo:font-weight="normal" officeooo:rsid="01514e33" officeooo:paragraph-rsid="01514e33" fo:background-color="#fffbcc" style:font-weight-asian="normal" style:font-weight-complex="normal"/>
    </style:style>
    <style:style style:name="P227" style:family="paragraph" style:parent-style-name="Standard">
      <style:text-properties fo:font-weight="normal" officeooo:rsid="0161cfd4" officeooo:paragraph-rsid="0161cfd4" fo:background-color="#fffbcc" style:font-weight-asian="normal" style:font-weight-complex="normal"/>
    </style:style>
    <style:style style:name="P228" style:family="paragraph" style:parent-style-name="Standard">
      <style:text-properties fo:font-weight="normal" officeooo:rsid="0174c009" officeooo:paragraph-rsid="0174c009" fo:background-color="#fffbcc" style:font-weight-asian="normal" style:font-weight-complex="normal"/>
    </style:style>
    <style:style style:name="P229" style:family="paragraph" style:parent-style-name="Standard">
      <style:text-properties fo:font-weight="normal" officeooo:rsid="0177e9c0" officeooo:paragraph-rsid="0177e9c0" fo:background-color="#fffbcc" style:font-weight-asian="normal" style:font-weight-complex="normal"/>
    </style:style>
    <style:style style:name="P230" style:family="paragraph" style:parent-style-name="Standard">
      <style:text-properties fo:font-weight="normal" officeooo:rsid="0178616a" officeooo:paragraph-rsid="0178616a" fo:background-color="#fffbcc" style:font-weight-asian="normal" style:font-weight-complex="normal"/>
    </style:style>
    <style:style style:name="P231" style:family="paragraph" style:parent-style-name="Standard">
      <style:text-properties fo:font-weight="normal" officeooo:rsid="0178616a" officeooo:paragraph-rsid="0178db2d" fo:background-color="#fffbcc" style:font-weight-asian="normal" style:font-weight-complex="normal"/>
    </style:style>
    <style:style style:name="P232" style:family="paragraph" style:parent-style-name="Standard">
      <style:text-properties fo:font-weight="normal" officeooo:rsid="01797597" officeooo:paragraph-rsid="01797597" fo:background-color="#fffbcc" style:font-weight-asian="normal" style:font-weight-complex="normal"/>
    </style:style>
    <style:style style:name="P233" style:family="paragraph" style:parent-style-name="Standard">
      <style:text-properties fo:font-weight="normal" officeooo:rsid="017b1a93" officeooo:paragraph-rsid="017b1a93" fo:background-color="#fffbcc" style:font-weight-asian="normal" style:font-weight-complex="normal"/>
    </style:style>
    <style:style style:name="P234" style:family="paragraph" style:parent-style-name="Standard">
      <style:text-properties fo:font-weight="normal" officeooo:rsid="017b1a93" officeooo:paragraph-rsid="017c3baf" fo:background-color="#fffbcc" style:font-weight-asian="normal" style:font-weight-complex="normal"/>
    </style:style>
    <style:style style:name="P235" style:family="paragraph" style:parent-style-name="Standard">
      <style:text-properties fo:font-weight="normal" officeooo:rsid="017ff83f" officeooo:paragraph-rsid="017ff83f" fo:background-color="#fffbcc" style:font-weight-asian="normal" style:font-weight-complex="normal"/>
    </style:style>
    <style:style style:name="P236" style:family="paragraph" style:parent-style-name="Standard">
      <style:text-properties fo:font-weight="normal" officeooo:rsid="017ff83f" officeooo:paragraph-rsid="0180268f" fo:background-color="#fffbcc" style:font-weight-asian="normal" style:font-weight-complex="normal"/>
    </style:style>
    <style:style style:name="P237" style:family="paragraph" style:parent-style-name="Standard">
      <style:text-properties fo:font-weight="normal" officeooo:rsid="017ff83f" officeooo:paragraph-rsid="0182e9da" fo:background-color="#fffbcc" style:font-weight-asian="normal" style:font-weight-complex="normal"/>
    </style:style>
    <style:style style:name="P238" style:family="paragraph" style:parent-style-name="Standard">
      <style:text-properties fo:font-weight="normal" officeooo:rsid="018b5fd3" officeooo:paragraph-rsid="018b5fd3" fo:background-color="#fffbcc" style:font-weight-asian="normal" style:font-weight-complex="normal"/>
    </style:style>
    <style:style style:name="P239" style:family="paragraph" style:parent-style-name="Standard">
      <style:text-properties fo:font-weight="normal" officeooo:rsid="0191bd0a" officeooo:paragraph-rsid="0191bd0a" fo:background-color="#fffbcc" style:font-weight-asian="normal" style:font-weight-complex="normal"/>
    </style:style>
    <style:style style:name="P240" style:family="paragraph" style:parent-style-name="Standard">
      <style:text-properties fo:font-weight="normal" officeooo:rsid="0191bd0a" officeooo:paragraph-rsid="01958148" fo:background-color="#fffbcc" style:font-weight-asian="normal" style:font-weight-complex="normal"/>
    </style:style>
    <style:style style:name="P241" style:family="paragraph" style:parent-style-name="Standard">
      <style:text-properties fo:font-weight="normal" officeooo:rsid="019bf3a5" officeooo:paragraph-rsid="019bf3a5" fo:background-color="#fffbcc" style:font-weight-asian="normal" style:font-weight-complex="normal"/>
    </style:style>
    <style:style style:name="P242" style:family="paragraph" style:parent-style-name="Standard">
      <style:text-properties fo:font-weight="normal" officeooo:rsid="01b486f9" officeooo:paragraph-rsid="01b486f9" fo:background-color="#fffbcc" style:font-weight-asian="normal" style:font-weight-complex="normal"/>
    </style:style>
    <style:style style:name="P243" style:family="paragraph" style:parent-style-name="Standard">
      <style:text-properties fo:font-weight="normal" officeooo:rsid="01cbc856" officeooo:paragraph-rsid="01cbc856" fo:background-color="#fffbcc" style:font-weight-asian="normal" style:font-weight-complex="normal"/>
    </style:style>
    <style:style style:name="P244" style:family="paragraph" style:parent-style-name="Standard">
      <style:text-properties fo:font-weight="normal" officeooo:rsid="01cbc856" officeooo:paragraph-rsid="01ce7c84" fo:background-color="#fffbcc" style:font-weight-asian="normal" style:font-weight-complex="normal"/>
    </style:style>
    <style:style style:name="P245" style:family="paragraph" style:parent-style-name="Standard">
      <style:text-properties fo:font-weight="normal" officeooo:rsid="01cbc856" officeooo:paragraph-rsid="01cfa2bc" fo:background-color="#fffbcc" style:font-weight-asian="normal" style:font-weight-complex="normal"/>
    </style:style>
    <style:style style:name="P246" style:family="paragraph" style:parent-style-name="Standard">
      <style:text-properties fo:font-weight="normal" officeooo:rsid="01cbc856" officeooo:paragraph-rsid="01d26d2e" fo:background-color="#fffbcc" style:font-weight-asian="normal" style:font-weight-complex="normal"/>
    </style:style>
    <style:style style:name="P247" style:family="paragraph" style:parent-style-name="Standard">
      <style:text-properties fo:font-weight="normal" officeooo:rsid="01ed57fe" officeooo:paragraph-rsid="01ed57fe" fo:background-color="#fffbcc" style:font-weight-asian="normal" style:font-weight-complex="normal"/>
    </style:style>
    <style:style style:name="P248" style:family="paragraph" style:parent-style-name="Standard">
      <style:text-properties fo:font-weight="normal" officeooo:rsid="00951ca6" officeooo:paragraph-rsid="00951ca6" fo:background-color="#b2b2b2" style:font-weight-asian="normal" style:font-weight-complex="normal"/>
    </style:style>
    <style:style style:name="P249" style:family="paragraph" style:parent-style-name="Standard">
      <style:text-properties fo:font-weight="normal" officeooo:rsid="01a3f0ec" officeooo:paragraph-rsid="01a3f0ec" fo:background-color="#e0efd4" style:font-weight-asian="normal" style:font-weight-complex="normal"/>
    </style:style>
    <style:style style:name="P250" style:family="paragraph" style:parent-style-name="Standard">
      <style:text-properties officeooo:rsid="00b6f3cc" officeooo:paragraph-rsid="00b6f3cc" fo:background-color="#ffffff"/>
    </style:style>
    <style:style style:name="P251"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252"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253"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254"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255"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25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25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258" style:family="paragraph" style:parent-style-name="Standard">
      <style:paragraph-properties fo:break-before="page"/>
      <style:text-properties officeooo:rsid="0031e8bd" officeooo:paragraph-rsid="0031e8bd" fo:background-color="#bee3d3"/>
    </style:style>
    <style:style style:name="P259"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260"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261"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262"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263"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264"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265"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266" style:family="paragraph" style:parent-style-name="Standard">
      <style:text-properties fo:font-weight="normal" officeooo:rsid="01f7445c" officeooo:paragraph-rsid="01f7445c" fo:background-color="transparent" style:font-weight-asian="normal" style:font-weight-complex="normal"/>
    </style:style>
    <style:style style:name="P267" style:family="paragraph" style:parent-style-name="Standard">
      <style:text-properties fo:font-weight="normal" officeooo:rsid="01fb8595" officeooo:paragraph-rsid="01fb8595" fo:background-color="transparent" style:font-weight-asian="normal" style:font-weight-complex="normal"/>
    </style:style>
    <style:style style:name="P268" style:family="paragraph" style:parent-style-name="Standard">
      <style:text-properties fo:font-weight="normal" officeooo:rsid="01fe82c4" officeooo:paragraph-rsid="01fe82c4" fo:background-color="transparent" style:font-weight-asian="normal" style:font-weight-complex="normal"/>
    </style:style>
    <style:style style:name="P269" style:family="paragraph" style:parent-style-name="Standard">
      <style:text-properties fo:font-weight="normal" officeooo:rsid="01086c3e" officeooo:paragraph-rsid="01086c3e" fo:background-color="transparent" style:font-weight-asian="normal" style:font-weight-complex="normal"/>
    </style:style>
    <style:style style:name="P270" style:family="paragraph" style:parent-style-name="Standard">
      <style:text-properties fo:font-weight="normal" officeooo:rsid="02000751" officeooo:paragraph-rsid="02000751" fo:background-color="transparent" style:font-weight-asian="normal" style:font-weight-complex="normal"/>
    </style:style>
    <style:style style:name="P271" style:family="paragraph" style:parent-style-name="Standard">
      <style:text-properties fo:font-weight="normal" officeooo:rsid="02016878" officeooo:paragraph-rsid="02016878" fo:background-color="transparent" style:font-weight-asian="normal" style:font-weight-complex="normal"/>
    </style:style>
    <style:style style:name="P272" style:family="paragraph" style:parent-style-name="Standard">
      <style:text-properties fo:font-weight="normal" officeooo:rsid="01a5fd70" officeooo:paragraph-rsid="01a5fd70" fo:background-color="transparent" style:font-weight-asian="normal" style:font-weight-complex="normal"/>
    </style:style>
    <style:style style:name="P273" style:family="paragraph" style:parent-style-name="Standard">
      <style:text-properties fo:font-weight="normal" officeooo:rsid="01b2d9aa" officeooo:paragraph-rsid="01b2d9aa" fo:background-color="transparent" style:font-weight-asian="normal" style:font-weight-complex="normal"/>
    </style:style>
    <style:style style:name="P274" style:family="paragraph" style:parent-style-name="Standard">
      <style:text-properties fo:font-weight="normal" officeooo:rsid="01b962b9" officeooo:paragraph-rsid="01caabf3" fo:background-color="transparent" style:font-weight-asian="normal" style:font-weight-complex="normal"/>
    </style:style>
    <style:style style:name="P275" style:family="paragraph" style:parent-style-name="Standard">
      <style:text-properties fo:font-weight="normal" officeooo:rsid="01ed57fe" officeooo:paragraph-rsid="01ed57fe" fo:background-color="transparent" style:font-weight-asian="normal" style:font-weight-complex="normal"/>
    </style:style>
    <style:style style:name="P276" style:family="paragraph" style:parent-style-name="Standard">
      <style:text-properties fo:font-weight="normal" officeooo:rsid="0204a8ed" officeooo:paragraph-rsid="0204a8ed" fo:background-color="transparent" style:font-weight-asian="normal" style:font-weight-complex="normal"/>
    </style:style>
    <style:style style:name="P277" style:family="paragraph" style:parent-style-name="Standard">
      <style:text-properties fo:font-weight="normal" officeooo:rsid="0210027c" officeooo:paragraph-rsid="0210027c" fo:background-color="transparent" style:font-weight-asian="normal" style:font-weight-complex="normal"/>
    </style:style>
    <style:style style:name="P278" style:family="paragraph" style:parent-style-name="Standard">
      <style:text-properties fo:font-weight="normal" officeooo:rsid="021902ac" officeooo:paragraph-rsid="021902ac" fo:background-color="transparent" style:font-weight-asian="normal" style:font-weight-complex="normal"/>
    </style:style>
    <style:style style:name="P279" style:family="paragraph" style:parent-style-name="Standard">
      <style:text-properties fo:font-weight="normal" officeooo:rsid="021c45e0" officeooo:paragraph-rsid="021c45e0" fo:background-color="transparent" style:font-weight-asian="normal" style:font-weight-complex="normal"/>
    </style:style>
    <style:style style:name="P280" style:family="paragraph" style:parent-style-name="Standard">
      <style:text-properties fo:font-weight="normal" officeooo:rsid="022316d6" officeooo:paragraph-rsid="022316d6" fo:background-color="transparent" style:font-weight-asian="normal" style:font-weight-complex="normal"/>
    </style:style>
    <style:style style:name="P281" style:family="paragraph" style:parent-style-name="Standard">
      <style:text-properties fo:font-weight="normal" officeooo:rsid="02232d27" officeooo:paragraph-rsid="02232d27" fo:background-color="transparent" style:font-weight-asian="normal" style:font-weight-complex="normal"/>
    </style:style>
    <style:style style:name="P282" style:family="paragraph" style:parent-style-name="Standard">
      <style:text-properties fo:font-weight="normal" officeooo:rsid="022486a1" officeooo:paragraph-rsid="0227eea9" fo:background-color="transparent" style:font-weight-asian="normal" style:font-weight-complex="normal"/>
    </style:style>
    <style:style style:name="P283" style:family="paragraph" style:parent-style-name="Standard">
      <style:text-properties fo:font-weight="normal" officeooo:rsid="019bf3a5" officeooo:paragraph-rsid="020f9281" fo:background-color="#fffbcc" style:font-weight-asian="normal" style:font-weight-complex="normal"/>
    </style:style>
    <style:style style:name="P284" style:family="paragraph" style:parent-style-name="Standard">
      <style:text-properties fo:font-weight="normal" officeooo:rsid="0204a8ed" officeooo:paragraph-rsid="0204a8ed" fo:background-color="#fffbcc" style:font-weight-asian="normal" style:font-weight-complex="normal"/>
    </style:style>
    <style:style style:name="P285" style:family="paragraph" style:parent-style-name="Standard">
      <style:text-properties fo:font-weight="normal" officeooo:rsid="01086c3e" officeooo:paragraph-rsid="01086c3e" fo:background-color="#fffbcc" style:font-weight-asian="normal" style:font-weight-complex="normal"/>
    </style:style>
    <style:style style:name="P286" style:family="paragraph" style:parent-style-name="Standard">
      <style:text-properties fo:font-weight="normal" officeooo:rsid="022316d6" officeooo:paragraph-rsid="022316d6" fo:background-color="#fffbcc" style:font-weight-asian="normal" style:font-weight-complex="normal"/>
    </style:style>
    <style:style style:name="P287" style:family="paragraph" style:parent-style-name="Standard" style:list-style-name="L2">
      <style:text-properties officeooo:rsid="00c188a1" officeooo:paragraph-rsid="00c188a1"/>
    </style:style>
    <style:style style:name="P288" style:family="paragraph" style:parent-style-name="Standard">
      <style:text-properties fo:font-weight="bold" officeooo:rsid="02000751" officeooo:paragraph-rsid="02000751" fo:background-color="transparent" style:font-weight-asian="bold" style:font-weight-complex="bold"/>
    </style:style>
    <style:style style:name="P289" style:family="paragraph" style:parent-style-name="Standard">
      <style:text-properties fo:font-weight="bold" officeooo:rsid="01958148" officeooo:paragraph-rsid="01958148" fo:background-color="transparent" style:font-weight-asian="bold" style:font-weight-complex="bold"/>
    </style:style>
    <style:style style:name="P290" style:family="paragraph" style:parent-style-name="Standard">
      <style:text-properties fo:font-weight="bold" officeooo:rsid="021778ba" officeooo:paragraph-rsid="021778ba" fo:background-color="transparent" style:font-weight-asian="bold" style:font-weight-complex="bold"/>
    </style:style>
    <style:style style:name="P291" style:family="paragraph" style:parent-style-name="Standard">
      <style:text-properties fo:font-weight="bold" officeooo:rsid="021f9d6b" officeooo:paragraph-rsid="021f9d6b" fo:background-color="transparent" style:font-weight-asian="bold" style:font-weight-complex="bold"/>
    </style:style>
    <style:style style:name="P292" style:family="paragraph" style:parent-style-name="Standard">
      <style:text-properties fo:font-weight="bold" officeooo:rsid="02201836" officeooo:paragraph-rsid="02201836" fo:background-color="transparent" style:font-weight-asian="bold" style:font-weight-complex="bold"/>
    </style:style>
    <style:style style:name="P293" style:family="paragraph" style:parent-style-name="Standard">
      <style:text-properties fo:font-weight="bold" officeooo:rsid="022316d6" officeooo:paragraph-rsid="022316d6" fo:background-color="transparent" style:font-weight-asian="bold" style:font-weight-complex="bold"/>
    </style:style>
    <style:style style:name="P294" style:family="paragraph" style:parent-style-name="Standard">
      <style:text-properties fo:font-weight="bold" officeooo:rsid="02232d27" officeooo:paragraph-rsid="02232d27" fo:background-color="transparent" style:font-weight-asian="bold" style:font-weight-complex="bold"/>
    </style:style>
    <style:style style:name="P295"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0286b59"/>
    </style:style>
    <style:style style:name="T12" style:family="text">
      <style:text-properties officeooo:rsid="002a9625"/>
    </style:style>
    <style:style style:name="T13" style:family="text">
      <style:text-properties fo:font-weight="bold" style:font-weight-asian="bold" style:font-weight-complex="bold"/>
    </style:style>
    <style:style style:name="T14" style:family="text">
      <style:text-properties fo:font-weight="bold" officeooo:rsid="00332db7" style:font-weight-asian="bold" style:font-weight-complex="bold"/>
    </style:style>
    <style:style style:name="T15" style:family="text">
      <style:text-properties fo:font-weight="bold" officeooo:rsid="0075612e" style:font-weight-asian="bold" style:font-weight-complex="bold"/>
    </style:style>
    <style:style style:name="T16" style:family="text">
      <style:text-properties fo:font-weight="bold" officeooo:rsid="01540971" style:font-weight-asian="bold" style:font-weight-complex="bold"/>
    </style:style>
    <style:style style:name="T17" style:family="text">
      <style:text-properties fo:font-weight="bold" officeooo:rsid="0184303a" style:font-weight-asian="bold" style:font-weight-complex="bold"/>
    </style:style>
    <style:style style:name="T18" style:family="text">
      <style:text-properties fo:font-weight="bold" officeooo:rsid="0196006e" style:font-weight-asian="bold" style:font-weight-complex="bold"/>
    </style:style>
    <style:style style:name="T19" style:family="text">
      <style:text-properties fo:font-weight="bold" officeooo:rsid="01d642fc" style:font-weight-asian="bold" style:font-weight-complex="bold"/>
    </style:style>
    <style:style style:name="T20" style:family="text">
      <style:text-properties fo:font-weight="bold" officeooo:rsid="01ddf3ec" style:font-weight-asian="bold" style:font-weight-complex="bold"/>
    </style:style>
    <style:style style:name="T21" style:family="text">
      <style:text-properties fo:font-weight="bold" officeooo:rsid="02000751" style:font-weight-asian="bold" style:font-weight-complex="bold"/>
    </style:style>
    <style:style style:name="T22" style:family="text">
      <style:text-properties fo:font-weight="bold" officeooo:rsid="0227eea9" style:font-weight-asian="bold" style:font-weight-complex="bold"/>
    </style:style>
    <style:style style:name="T23" style:family="text">
      <style:text-properties officeooo:rsid="00332db7"/>
    </style:style>
    <style:style style:name="T24" style:family="text">
      <style:text-properties officeooo:rsid="0038d721"/>
    </style:style>
    <style:style style:name="T25" style:family="text">
      <style:text-properties officeooo:rsid="0041e076"/>
    </style:style>
    <style:style style:name="T26" style:family="text">
      <style:text-properties fo:background-color="#e0efd4" loext:char-shading-value="0"/>
    </style:style>
    <style:style style:name="T27" style:family="text">
      <style:text-properties officeooo:rsid="004cdac1" fo:background-color="#e0efd4" loext:char-shading-value="0"/>
    </style:style>
    <style:style style:name="T28" style:family="text">
      <style:text-properties officeooo:rsid="00491b3c"/>
    </style:style>
    <style:style style:name="T29" style:family="text">
      <style:text-properties fo:background-color="transparent" loext:char-shading-value="0"/>
    </style:style>
    <style:style style:name="T30" style:family="text">
      <style:text-properties officeooo:rsid="006029b5" fo:background-color="transparent" loext:char-shading-value="0"/>
    </style:style>
    <style:style style:name="T31" style:family="text">
      <style:text-properties officeooo:rsid="0054cb6b"/>
    </style:style>
    <style:style style:name="T32" style:family="text">
      <style:text-properties officeooo:rsid="00667c08"/>
    </style:style>
    <style:style style:name="T33" style:family="text">
      <style:text-properties officeooo:rsid="00695b6c"/>
    </style:style>
    <style:style style:name="T34" style:family="text">
      <style:text-properties officeooo:rsid="006b328e"/>
    </style:style>
    <style:style style:name="T35" style:family="text">
      <style:text-properties officeooo:rsid="006e755c"/>
    </style:style>
    <style:style style:name="T36" style:family="text">
      <style:text-properties officeooo:rsid="00722e69"/>
    </style:style>
    <style:style style:name="T37" style:family="text">
      <style:text-properties officeooo:rsid="00734844"/>
    </style:style>
    <style:style style:name="T38" style:family="text">
      <style:text-properties officeooo:rsid="0084e4fc"/>
    </style:style>
    <style:style style:name="T39" style:family="text">
      <style:text-properties officeooo:rsid="00887af3"/>
    </style:style>
    <style:style style:name="T40" style:family="text">
      <style:text-properties officeooo:rsid="008aa198"/>
    </style:style>
    <style:style style:name="T41" style:family="text">
      <style:text-properties officeooo:rsid="008c5a95"/>
    </style:style>
    <style:style style:name="T42" style:family="text">
      <style:text-properties officeooo:rsid="008f6e8a"/>
    </style:style>
    <style:style style:name="T43" style:family="text">
      <style:text-properties officeooo:rsid="0096d1aa"/>
    </style:style>
    <style:style style:name="T44" style:family="text">
      <style:text-properties officeooo:rsid="009ac85e"/>
    </style:style>
    <style:style style:name="T45" style:family="text">
      <style:text-properties officeooo:rsid="009e3f15"/>
    </style:style>
    <style:style style:name="T46" style:family="text">
      <style:text-properties fo:font-weight="normal" style:font-weight-asian="normal" style:font-weight-complex="normal"/>
    </style:style>
    <style:style style:name="T47" style:family="text">
      <style:text-properties fo:font-weight="normal" fo:background-color="transparent" loext:char-shading-value="0" style:font-weight-asian="normal" style:font-weight-complex="normal"/>
    </style:style>
    <style:style style:name="T48" style:family="text">
      <style:text-properties fo:font-weight="normal" officeooo:rsid="00c2a4a5" fo:background-color="transparent" loext:char-shading-value="0" style:font-weight-asian="normal" style:font-weight-complex="normal"/>
    </style:style>
    <style:style style:name="T49" style:family="text">
      <style:text-properties officeooo:rsid="00a5510a"/>
    </style:style>
    <style:style style:name="T50" style:family="text">
      <style:text-properties officeooo:rsid="00b3fdde"/>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bf226f"/>
    </style:style>
    <style:style style:name="T53" style:family="text">
      <style:text-properties style:text-underline-style="solid" style:text-underline-width="auto" style:text-underline-color="font-color" officeooo:rsid="00ca93d4"/>
    </style:style>
    <style:style style:name="T54" style:family="text">
      <style:text-properties style:text-underline-style="solid" style:text-underline-width="auto" style:text-underline-color="font-color" officeooo:rsid="00cb8023"/>
    </style:style>
    <style:style style:name="T55" style:family="text">
      <style:text-properties style:text-underline-style="solid" style:text-underline-width="auto" style:text-underline-color="font-color" officeooo:rsid="01346876"/>
    </style:style>
    <style:style style:name="T56" style:family="text">
      <style:text-properties style:text-underline-style="solid" style:text-underline-width="auto" style:text-underline-color="font-color" officeooo:rsid="014d5fab"/>
    </style:style>
    <style:style style:name="T57" style:family="text">
      <style:text-properties style:text-underline-style="solid" style:text-underline-width="auto" style:text-underline-color="font-color" fo:font-weight="bold" officeooo:rsid="014d5fab" style:font-weight-asian="bold" style:font-weight-complex="bold"/>
    </style:style>
    <style:style style:name="T58" style:family="text">
      <style:text-properties style:text-underline-style="solid" style:text-underline-width="auto" style:text-underline-color="font-color" officeooo:rsid="015208b5"/>
    </style:style>
    <style:style style:name="T59" style:family="text">
      <style:text-properties style:text-underline-style="solid" style:text-underline-width="auto" style:text-underline-color="font-color" officeooo:rsid="01540971"/>
    </style:style>
    <style:style style:name="T60" style:family="text">
      <style:text-properties style:text-underline-style="solid" style:text-underline-width="auto" style:text-underline-color="font-color" officeooo:rsid="0171082b"/>
    </style:style>
    <style:style style:name="T61" style:family="text">
      <style:text-properties style:text-underline-style="solid" style:text-underline-width="auto" style:text-underline-color="font-color" officeooo:rsid="0178db2d"/>
    </style:style>
    <style:style style:name="T62" style:family="text">
      <style:text-properties style:text-underline-style="solid" style:text-underline-width="auto" style:text-underline-color="font-color" officeooo:rsid="01895d20"/>
    </style:style>
    <style:style style:name="T63" style:family="text">
      <style:text-properties style:text-underline-style="solid" style:text-underline-width="auto" style:text-underline-color="font-color" officeooo:rsid="018e7e65"/>
    </style:style>
    <style:style style:name="T64" style:family="text">
      <style:text-properties style:text-underline-style="solid" style:text-underline-width="auto" style:text-underline-color="font-color" officeooo:rsid="0196006e"/>
    </style:style>
    <style:style style:name="T65" style:family="text">
      <style:text-properties style:text-underline-style="solid" style:text-underline-width="auto" style:text-underline-color="font-color" officeooo:rsid="019cab14"/>
    </style:style>
    <style:style style:name="T66" style:family="text">
      <style:text-properties style:text-underline-style="solid" style:text-underline-width="auto" style:text-underline-color="font-color" officeooo:rsid="01a0b6bb"/>
    </style:style>
    <style:style style:name="T67" style:family="text">
      <style:text-properties style:text-underline-style="solid" style:text-underline-width="auto" style:text-underline-color="font-color" officeooo:rsid="01a76ada" fo:background-color="#ffffff" loext:char-shading-value="0"/>
    </style:style>
    <style:style style:name="T68" style:family="text">
      <style:text-properties style:text-underline-style="solid" style:text-underline-width="auto" style:text-underline-color="font-color" officeooo:rsid="01aa7c66" fo:background-color="#ffffff" loext:char-shading-value="0"/>
    </style:style>
    <style:style style:name="T69" style:family="text">
      <style:text-properties style:text-underline-style="solid" style:text-underline-width="auto" style:text-underline-color="font-color" officeooo:rsid="01ab611f" fo:background-color="#ffffff" loext:char-shading-value="0"/>
    </style:style>
    <style:style style:name="T70" style:family="text">
      <style:text-properties style:text-underline-style="solid" style:text-underline-width="auto" style:text-underline-color="font-color" officeooo:rsid="01acd4a7" fo:background-color="#ffffff" loext:char-shading-value="0"/>
    </style:style>
    <style:style style:name="T71" style:family="text">
      <style:text-properties style:text-underline-style="solid" style:text-underline-width="auto" style:text-underline-color="font-color" officeooo:rsid="01fbe6bd"/>
    </style:style>
    <style:style style:name="T72" style:family="text">
      <style:text-properties officeooo:rsid="00bdeea2"/>
    </style:style>
    <style:style style:name="T73" style:family="text">
      <style:text-properties officeooo:rsid="00bf226f"/>
    </style:style>
    <style:style style:name="T74" style:family="text">
      <style:text-properties officeooo:rsid="00ca93d4"/>
    </style:style>
    <style:style style:name="T75" style:family="text">
      <style:text-properties officeooo:rsid="00cb8023"/>
    </style:style>
    <style:style style:name="T76" style:family="text">
      <style:text-properties officeooo:rsid="00cf3c92"/>
    </style:style>
    <style:style style:name="T77" style:family="text">
      <style:text-properties officeooo:rsid="00d08dc4"/>
    </style:style>
    <style:style style:name="T78" style:family="text">
      <style:text-properties officeooo:rsid="00d7260c"/>
    </style:style>
    <style:style style:name="T79" style:family="text">
      <style:text-properties officeooo:rsid="00da4f18"/>
    </style:style>
    <style:style style:name="T80" style:family="text">
      <style:text-properties officeooo:rsid="00dca823"/>
    </style:style>
    <style:style style:name="T81" style:family="text">
      <style:text-properties officeooo:rsid="00de51d6"/>
    </style:style>
    <style:style style:name="T82" style:family="text">
      <style:text-properties officeooo:rsid="00e25eb5"/>
    </style:style>
    <style:style style:name="T83" style:family="text">
      <style:text-properties officeooo:rsid="00e6c70a"/>
    </style:style>
    <style:style style:name="T84" style:family="text">
      <style:text-properties officeooo:rsid="0103d87d"/>
    </style:style>
    <style:style style:name="T85" style:family="text">
      <style:text-properties officeooo:rsid="0106e264"/>
    </style:style>
    <style:style style:name="T86" style:family="text">
      <style:text-properties officeooo:rsid="01086c3e"/>
    </style:style>
    <style:style style:name="T87" style:family="text">
      <style:text-properties officeooo:rsid="010b6178"/>
    </style:style>
    <style:style style:name="T88" style:family="text">
      <style:text-properties officeooo:rsid="010d58b2"/>
    </style:style>
    <style:style style:name="T89" style:family="text">
      <style:text-properties officeooo:rsid="01126ffc"/>
    </style:style>
    <style:style style:name="T90" style:family="text">
      <style:text-properties officeooo:rsid="0118069b"/>
    </style:style>
    <style:style style:name="T91" style:family="text">
      <style:text-properties officeooo:rsid="0119355d"/>
    </style:style>
    <style:style style:name="T92" style:family="text">
      <style:text-properties officeooo:rsid="01194c18"/>
    </style:style>
    <style:style style:name="T93" style:family="text">
      <style:text-properties officeooo:rsid="0119725c"/>
    </style:style>
    <style:style style:name="T94" style:family="text">
      <style:text-properties officeooo:rsid="011da705"/>
    </style:style>
    <style:style style:name="T95" style:family="text">
      <style:text-properties officeooo:rsid="01311816"/>
    </style:style>
    <style:style style:name="T96" style:family="text">
      <style:text-properties officeooo:rsid="01346876"/>
    </style:style>
    <style:style style:name="T97" style:family="text">
      <style:text-properties officeooo:rsid="01364780"/>
    </style:style>
    <style:style style:name="T98" style:family="text">
      <style:text-properties officeooo:rsid="01383135"/>
    </style:style>
    <style:style style:name="T99" style:family="text">
      <style:text-properties officeooo:rsid="013ee00a"/>
    </style:style>
    <style:style style:name="T100" style:family="text">
      <style:text-properties officeooo:rsid="01400298"/>
    </style:style>
    <style:style style:name="T101" style:family="text">
      <style:text-properties officeooo:rsid="0144264e"/>
    </style:style>
    <style:style style:name="T102" style:family="text">
      <style:text-properties officeooo:rsid="01446503"/>
    </style:style>
    <style:style style:name="T103" style:family="text">
      <style:text-properties officeooo:rsid="014d5fab"/>
    </style:style>
    <style:style style:name="T104" style:family="text">
      <style:text-properties officeooo:rsid="015208b5"/>
    </style:style>
    <style:style style:name="T105" style:family="text">
      <style:text-properties officeooo:rsid="01540971"/>
    </style:style>
    <style:style style:name="T106" style:family="text">
      <style:text-properties officeooo:rsid="015ac121"/>
    </style:style>
    <style:style style:name="T107" style:family="text">
      <style:text-properties officeooo:rsid="01606250"/>
    </style:style>
    <style:style style:name="T108" style:family="text">
      <style:text-properties officeooo:rsid="016ab5a8"/>
    </style:style>
    <style:style style:name="T109" style:family="text">
      <style:text-properties officeooo:rsid="016c4b9a"/>
    </style:style>
    <style:style style:name="T110" style:family="text">
      <style:text-properties officeooo:rsid="0171082b"/>
    </style:style>
    <style:style style:name="T111" style:family="text">
      <style:text-properties officeooo:rsid="0174c009"/>
    </style:style>
    <style:style style:name="T112" style:family="text">
      <style:text-properties officeooo:rsid="0177e9c0"/>
    </style:style>
    <style:style style:name="T113" style:family="text">
      <style:text-properties officeooo:rsid="0178db2d"/>
    </style:style>
    <style:style style:name="T114" style:family="text">
      <style:text-properties officeooo:rsid="01797597"/>
    </style:style>
    <style:style style:name="T115" style:family="text">
      <style:text-properties officeooo:rsid="017c3baf"/>
    </style:style>
    <style:style style:name="T116" style:family="text">
      <style:text-properties fo:background-color="#bce4e5" loext:char-shading-value="0"/>
    </style:style>
    <style:style style:name="T117" style:family="text">
      <style:text-properties officeooo:rsid="017c3baf" fo:background-color="#bce4e5" loext:char-shading-value="0"/>
    </style:style>
    <style:style style:name="T118" style:family="text">
      <style:text-properties officeooo:rsid="0180268f" fo:background-color="#bce4e5" loext:char-shading-value="0"/>
    </style:style>
    <style:style style:name="T119" style:family="text">
      <style:text-properties officeooo:rsid="0182e9da" fo:background-color="#bce4e5" loext:char-shading-value="0"/>
    </style:style>
    <style:style style:name="T120" style:family="text">
      <style:text-properties officeooo:rsid="017e05d3"/>
    </style:style>
    <style:style style:name="T121" style:family="text">
      <style:text-properties officeooo:rsid="017ff83f"/>
    </style:style>
    <style:style style:name="T122" style:family="text">
      <style:text-properties officeooo:rsid="0180268f"/>
    </style:style>
    <style:style style:name="T123" style:family="text">
      <style:text-properties officeooo:rsid="018200b3"/>
    </style:style>
    <style:style style:name="T124" style:family="text">
      <style:text-properties officeooo:rsid="0182e9da"/>
    </style:style>
    <style:style style:name="T125" style:family="text">
      <style:text-properties officeooo:rsid="0184303a"/>
    </style:style>
    <style:style style:name="T126" style:family="text">
      <style:text-properties officeooo:rsid="01895d20"/>
    </style:style>
    <style:style style:name="T127" style:family="text">
      <style:text-properties officeooo:rsid="018f98e9"/>
    </style:style>
    <style:style style:name="T128" style:family="text">
      <style:text-properties fo:font-style="italic" officeooo:rsid="018f98e9" style:font-style-asian="italic" style:font-style-complex="italic"/>
    </style:style>
    <style:style style:name="T129" style:family="text">
      <style:text-properties fo:font-style="normal" officeooo:rsid="018fd770" style:font-style-asian="normal" style:font-style-complex="normal"/>
    </style:style>
    <style:style style:name="T130" style:family="text">
      <style:text-properties fo:font-style="normal" officeooo:rsid="018fed28" style:font-style-asian="normal" style:font-style-complex="normal"/>
    </style:style>
    <style:style style:name="T131" style:family="text">
      <style:text-properties fo:font-style="normal" style:text-underline-style="solid" style:text-underline-width="auto" style:text-underline-color="font-color" officeooo:rsid="018fd770" style:font-style-asian="normal" style:font-style-complex="normal"/>
    </style:style>
    <style:style style:name="T132" style:family="text">
      <style:text-properties fo:font-style="normal" fo:font-weight="bold" officeooo:rsid="018fd770" style:font-style-asian="normal" style:font-weight-asian="bold" style:font-style-complex="normal" style:font-weight-complex="bold"/>
    </style:style>
    <style:style style:name="T133" style:family="text">
      <style:text-properties fo:font-style="normal" officeooo:rsid="018fed28" fo:background-color="#fffbcc" loext:char-shading-value="0" style:font-style-asian="normal" style:font-style-complex="normal"/>
    </style:style>
    <style:style style:name="T134" style:family="text">
      <style:text-properties officeooo:rsid="0194af74"/>
    </style:style>
    <style:style style:name="T135" style:family="text">
      <style:text-properties officeooo:rsid="01958148"/>
    </style:style>
    <style:style style:name="T136" style:family="text">
      <style:text-properties officeooo:rsid="0196006e"/>
    </style:style>
    <style:style style:name="T137" style:family="text">
      <style:text-properties officeooo:rsid="0198d2e7"/>
    </style:style>
    <style:style style:name="T138" style:family="text">
      <style:text-properties officeooo:rsid="019a669a"/>
    </style:style>
    <style:style style:name="T139" style:family="text">
      <style:text-properties officeooo:rsid="019cab14"/>
    </style:style>
    <style:style style:name="T140" style:family="text">
      <style:text-properties officeooo:rsid="01a0b6bb"/>
    </style:style>
    <style:style style:name="T141" style:family="text">
      <style:text-properties officeooo:rsid="01a3f0ec"/>
    </style:style>
    <style:style style:name="T142" style:family="text">
      <style:text-properties officeooo:rsid="01a747de"/>
    </style:style>
    <style:style style:name="T143" style:family="text">
      <style:text-properties officeooo:rsid="01a76ada" fo:background-color="#ffffff" loext:char-shading-value="0"/>
    </style:style>
    <style:style style:name="T144" style:family="text">
      <style:text-properties officeooo:rsid="01acd4a7" fo:background-color="#ffffff" loext:char-shading-value="0"/>
    </style:style>
    <style:style style:name="T145" style:family="text">
      <style:text-properties officeooo:rsid="01b486f9"/>
    </style:style>
    <style:style style:name="T146" style:family="text">
      <style:text-properties officeooo:rsid="01b962b9"/>
    </style:style>
    <style:style style:name="T147" style:family="text">
      <style:text-properties officeooo:rsid="01ba3a1d"/>
    </style:style>
    <style:style style:name="T148" style:family="text">
      <style:text-properties officeooo:rsid="01c10d4d"/>
    </style:style>
    <style:style style:name="T149" style:family="text">
      <style:text-properties officeooo:rsid="01cbc856"/>
    </style:style>
    <style:style style:name="T150" style:family="text">
      <style:text-properties officeooo:rsid="01ce7c84"/>
    </style:style>
    <style:style style:name="T151" style:family="text">
      <style:text-properties officeooo:rsid="01cfa2bc"/>
    </style:style>
    <style:style style:name="T152" style:family="text">
      <style:text-properties officeooo:rsid="01d26d2e"/>
    </style:style>
    <style:style style:name="T153" style:family="text">
      <style:text-properties officeooo:rsid="01d642fc"/>
    </style:style>
    <style:style style:name="T154" style:family="text">
      <style:text-properties officeooo:rsid="01d959a6"/>
    </style:style>
    <style:style style:name="T155" style:family="text">
      <style:text-properties officeooo:rsid="01ddf3ec"/>
    </style:style>
    <style:style style:name="T156" style:family="text">
      <style:text-properties officeooo:rsid="01e20574"/>
    </style:style>
    <style:style style:name="T157" style:family="text">
      <style:text-properties officeooo:rsid="01e21eeb"/>
    </style:style>
    <style:style style:name="T158" style:family="text">
      <style:text-properties officeooo:rsid="01e48191"/>
    </style:style>
    <style:style style:name="T159" style:family="text">
      <style:text-properties officeooo:rsid="01f4e661"/>
    </style:style>
    <style:style style:name="T160" style:family="text">
      <style:text-properties officeooo:rsid="01f85688"/>
    </style:style>
    <style:style style:name="T161" style:family="text">
      <style:text-properties officeooo:rsid="02000751"/>
    </style:style>
    <style:style style:name="T162" style:family="text">
      <style:text-properties officeooo:rsid="02016878"/>
    </style:style>
    <style:style style:name="T163" style:family="text">
      <style:text-properties officeooo:rsid="0202953c"/>
    </style:style>
    <style:style style:name="T164" style:family="text">
      <style:text-properties officeooo:rsid="0202bdc4"/>
    </style:style>
    <style:style style:name="T165" style:family="text">
      <style:text-properties officeooo:rsid="02080e2c"/>
    </style:style>
    <style:style style:name="T166" style:family="text">
      <style:text-properties officeooo:rsid="020b4398"/>
    </style:style>
    <style:style style:name="T167" style:family="text">
      <style:text-properties officeooo:rsid="020ee0c6"/>
    </style:style>
    <style:style style:name="T168" style:family="text">
      <style:text-properties officeooo:rsid="0219fe9b"/>
    </style:style>
    <style:style style:name="T169" style:family="text">
      <style:text-properties officeooo:rsid="021dcbbf"/>
    </style:style>
    <style:style style:name="T170" style:family="text">
      <style:text-properties officeooo:rsid="02214a37"/>
    </style:style>
    <style:style style:name="T171" style:family="text">
      <style:text-properties officeooo:rsid="0227ee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37"><text:span text:style-name="T11">n</text:span>ext</text:p>
      <text:p text:style-name="P4"><text:span text:style-name="T3">step</text:span> – it won’t just go to the next line, it will actually step into this function <text:span text:style-name="T12">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36"><text:span text:style-name="T3">cont</text:span> (i.e. continue) – it will continue to the either the end of the execution or the next set_trace() command</text:p>
      <text:p text:style-name="P36"/>
      <text:p text:style-name="P36"/>
      <text:p text:style-name="P6">After you stop using debugger make sure that you remove any debug set_trace() lines and don’t commit it to your actual source code.</text:p>
      <text:p text:style-name="P36"/>
      <text:p text:style-name="P256"/>
      <text:p text:style-name="P45">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45"/>
      <text:p text:style-name="P45">London App Developer</text:p>
      <text:p text:style-name="P45">2 years ago</text:p>
      <text:p text:style-name="P45">Great to hear from you Rich! Yes that is a good point, I should have mentioned that in the video.</text:p>
      <text:p text:style-name="P45"/>
      <text:p text:style-name="P45">Buddha</text:p>
      <text:p text:style-name="P45">2 years ago</text:p>
      <text:p text:style-name="P45">Aye man, glad to see you seem to be doing well too!</text:p>
      <text:p text:style-name="P45"/>
      <text:p text:style-name="P45">And no worries, pdb is useful either way - Nothing beats a a decent debugging interface in an IDE though - I've got a lot of love for PyCharm!</text:p>
      <text:p text:style-name="P45"/>
      <text:p text:style-name="P45">Now I just need more Python based projects to work on :)</text:p>
      <text:p text:style-name="P257"/>
      <text:p text:style-name="P45"><text:soft-page-break/></text:p>
      <text:p text:style-name="P5">hello_debugger.py:</text:p>
      <text:p text:style-name="P3">i<text:span text:style-name="T3">mport json</text:span></text:p>
      <text:p text:style-name="P37">import pdb</text:p>
      <text:p text:style-name="P37"/>
      <text:p text:style-name="P37">def path_to_dict(path):</text:p>
      <text:p text:style-name="P37"><text:s text:c="4"/>"""Open file at provided path and return as dictionary."""</text:p>
      <text:p text:style-name="P37"><text:s text:c="4"/>with open(path) as json_file:</text:p>
      <text:p text:style-name="P37"><text:s text:c="8"/>json_dict = json.load(json_file)</text:p>
      <text:p text:style-name="P37"><text:s text:c="4"/>return json_dict</text:p>
      <text:p text:style-name="P37"/>
      <text:p text:style-name="P37"/>
      <text:p text:style-name="P37">def print_values(input_dict):</text:p>
      <text:p text:style-name="P37"><text:s text:c="4"/>"""Loop through dictionary and print values."""</text:p>
      <text:p text:style-name="P37"><text:s text:c="4"/>pdb.set_trace()</text:p>
      <text:p text:style-name="P37"><text:s text:c="4"/>for k, v in input_dict.items():</text:p>
      <text:p text:style-name="P37"><text:s text:c="8"/># pdb.set_trace()</text:p>
      <text:p text:style-name="P37"><text:s text:c="8"/>print('{0}: {1}'.format(k, v))</text:p>
      <text:p text:style-name="P37"/>
      <text:p text:style-name="P37"/>
      <text:p text:style-name="P37">def main():</text:p>
      <text:p text:style-name="P37"><text:s text:c="4"/>"""Entrypoint to application."""</text:p>
      <text:p text:style-name="P37"><text:s text:c="4"/>pdb.set_trace()</text:p>
      <text:p text:style-name="P37"><text:s text:c="4"/>sample_dict = path_to_dict('sample.json')</text:p>
      <text:p text:style-name="P37"><text:s text:c="4"/>print_values(sample_dict)</text:p>
      <text:p text:style-name="P37"/>
      <text:p text:style-name="P37"/>
      <text:p text:style-name="P37">if __name__ == '__main__':</text:p>
      <text:p text:style-name="P37"><text:s text:c="4"/>main()</text:p>
      <text:p text:style-name="P3"/>
      <text:p text:style-name="P5">sample.json:</text:p>
      <text:p text:style-name="P38">{</text:p>
      <text:p text:style-name="P38"><text:s text:c="4"/>"id": 1,</text:p>
      <text:p text:style-name="P38"><text:s text:c="4"/>"name": "Test",</text:p>
      <text:p text:style-name="P38"><text:s text:c="4"/>"date": "2017-09-02",</text:p>
      <text:p text:style-name="P38"><text:s text:c="4"/>"person": "Mark",</text:p>
      <text:p text:style-name="P38"><text:s text:c="4"/>"activity": "Video Recording"</text:p>
      <text:p text:style-name="P38"><text:s text:c="2"/>}</text:p>
      <text:p text:style-name="P3"/>
      <text:p text:style-name="P3"/>
      <text:p text:style-name="P3"/>
      <text:p text:style-name="P3"/>
      <text:p text:style-name="P3"/>
      <text:p text:style-name="P258"><text:span text:style-name="T13">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46"><text:span text:style-name="T14">argparse</text:span><text:span text:style-name="T23"> is a c</text:span>ommand-line parsing library</text:p>
      <text:p text:style-name="P48">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24">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46"/>
      <text:p text:style-name="P46"/>
      <text:p text:style-name="P49">With start with this, we have that kind of function:</text:p>
      <text:p text:style-name="P39">def calc(x, y, operation):</text:p>
      <text:p text:style-name="P39"><text:s text:c="4"/>if operation == 'add':</text:p>
      <text:p text:style-name="P39"><text:s text:c="8"/>return x + y</text:p>
      <text:p text:style-name="P39"><text:s text:c="4"/>elif operation == 'sub':</text:p>
      <text:p text:style-name="P39"><text:s text:c="8"/>return x - y</text:p>
      <text:p text:style-name="P39"><text:s text:c="4"/>elif operation == 'mul':</text:p>
      <text:p text:style-name="P39"><text:s text:c="8"/>return x * y</text:p>
      <text:p text:style-name="P39"><text:s text:c="4"/>elif operation == 'div':</text:p>
      <text:p text:style-name="P39"><text:s text:c="8"/>return x / y</text:p>
      <text:p text:style-name="P39"/>
      <text:p text:style-name="P39">operation = calc(7,3,’div’)</text:p>
      <text:p text:style-name="P39">print operation</text:p>
      <text:p text:style-name="P46"/>
      <text:p text:style-name="P50">So we’re going to convert this into a command line interface using argparse.</text:p>
      <text:p text:style-name="P51">Main() is actually where we’re going to build the arguments themselves. <text:span text:style-name="T13">Argparse means argument parser</text:span>. We know that <text:span text:style-name="T13">ArgumentParser</text:span> is a class (<text:span text:style-name="T13">as it adheres to PEP8 naming</text:span>) and ‘parser’ is an object of that class.</text:p>
      <text:p text:style-name="P51"><text:span text:style-name="T25">[</text:span>Studley case<text:span text:style-name="T25">]</text:span></text:p>
      <text:p text:style-name="P54">This (in yellow) is all necessary to do with argparse. And then the system out, the reason why we’re doing this is, so the output will actually come to the console. <text:span text:style-name="T28">In many cases you could just use print, but there’s going to be times when actually you need to do a system out, because otherwise you’re just not going to see it.</text:span></text:p>
      <text:p text:style-name="P46"/>
      <text:p text:style-name="P55">Rather than passing x, y, operation we’re passing ‘args, that’s it.</text:p>
      <text:p text:style-name="P46"/>
      <text:p text:style-name="P52">We finish with this:</text:p>
      <text:p text:style-name="P7">argparse_for_cli.py</text:p>
      <text:p text:style-name="P40">import sys</text:p>
      <text:p text:style-name="P40">import argparse</text:p>
      <text:p text:style-name="P40"/>
      <text:p text:style-name="P40"/>
      <text:p text:style-name="P40"><text:soft-page-break/>def main():</text:p>
      <text:p text:style-name="P40"><text:s text:c="4"/><text:span text:style-name="T26">parser = argparse.ArgumentParser()</text:span></text:p>
      <text:p text:style-name="P53"><text:s text:c="4"/>parser.add_argument('--x', type=float, default=1.0,</text:p>
      <text:p text:style-name="P53"><text:s text:c="24"/>help='What is the first number?')</text:p>
      <text:p text:style-name="P53"><text:s text:c="4"/>parser.add_argument('--y', type=float, default=1.0,</text:p>
      <text:p text:style-name="P53"><text:s text:c="24"/>help='What is the second number?')</text:p>
      <text:p text:style-name="P53"><text:s text:c="4"/>parser.add_argument('--operation', type=str, default='add',</text:p>
      <text:p text:style-name="P53"><text:s text:c="24"/>help='What operation?')</text:p>
      <text:p text:style-name="P53"><text:s text:c="4"/>args = parser.parse_args()</text:p>
      <text:p text:style-name="P40"><text:s text:c="4"/>sys.stdout.write(str(calc(args)))</text:p>
      <text:p text:style-name="P40"/>
      <text:p text:style-name="P40"/>
      <text:p text:style-name="P40">def calc(args):</text:p>
      <text:p text:style-name="P40"><text:s text:c="4"/>if args.operation == 'add':</text:p>
      <text:p text:style-name="P40"><text:s text:c="8"/>return args.x + args.y</text:p>
      <text:p text:style-name="P40"><text:s text:c="4"/>elif args.operation == 'sub':</text:p>
      <text:p text:style-name="P40"><text:s text:c="8"/>return args.x - args.y</text:p>
      <text:p text:style-name="P40"><text:s text:c="4"/>elif args.operation == 'mul':</text:p>
      <text:p text:style-name="P40"><text:s text:c="8"/>return args.x * args.y</text:p>
      <text:p text:style-name="P40"><text:s text:c="4"/>elif args.operation == 'div':</text:p>
      <text:p text:style-name="P40"><text:s text:c="8"/>return args.x / args.y</text:p>
      <text:p text:style-name="P40"/>
      <text:p text:style-name="P40">if __name__ == '__main__':</text:p>
      <text:p text:style-name="P40"><text:s text:c="4"/>main()</text:p>
      <text:p text:style-name="P47"/>
      <text:p text:style-name="P9">PEP8 specifies 1 white space between functions, 2 between classes.</text:p>
      <text:p text:style-name="P47"/>
      <text:p text:style-name="P47">You can get arguments from the command line using actually just sys, but argparse is much more friendly way to parse arguments from the command line (the only reason that we use sys here is just to output from the function.</text:p>
      <text:p text:style-name="P46"/>
      <text:p text:style-name="P46"/>
      <text:p text:style-name="P37">mikoaj@myszka:~/Projects/Tuts/Pdb$ python argparse_for_cli.py</text:p>
      <text:p text:style-name="P37">2.0mikoaj@myszka:~/Projects/Tuts/Pdb$ python argparse_for_cli.py --x=5 --y=2 --operation=mul</text:p>
      <text:p text:style-name="P37">10.0mikoaj@myszka:~/Projects/Tuts/Pdb$ python argparse_for_cli.py --x=5 --y=2 --operation=add</text:p>
      <text:p text:style-name="P37">7.0mikoaj@myszka:~/Projects/Tuts/Pdb$ python argparse_for_cli.py --x=5 --y=2 --operation=div</text:p>
      <text:p text:style-name="P37">2.5mikoaj@myszka:~/Projects/Tuts/Pdb$ python argparse_for_cli.py --x=5 --y=2 --operation=sub</text:p>
      <text:p text:style-name="P37">3.0mikoaj@myszka:~/Projects/Tuts/Pdb$ python argparse_for_cli.py -h<text:span text:style-name="T26"> →</text:span><text:span text:style-name="T27"> help</text:span></text:p>
      <text:p text:style-name="P37">usage: argparse_for_cli.py [-h] [--x X] [--y Y] [--operation OPERATION]</text:p>
      <text:p text:style-name="P37"/>
      <text:p text:style-name="P37">optional arguments:</text:p>
      <text:p text:style-name="P37"><text:s text:c="2"/>-h, --help <text:s text:c="11"/>show this help message and exit</text:p>
      <text:p text:style-name="P37"><text:s text:c="2"/>--x X <text:s text:c="16"/>What is the first number?</text:p>
      <text:p text:style-name="P37"><text:s text:c="2"/>--y Y <text:s text:c="16"/>What is the second number?</text:p>
      <text:p text:style-name="P37"><text:s text:c="2"/>--operation OPERATION</text:p>
      <text:p text:style-name="P37"><text:s text:c="24"/>What operation?</text:p>
      <text:p text:style-name="P37"/>
      <text:p text:style-name="P37"/>
      <text:p text:style-name="P259"><text:span text:style-name="T31">r</text:span>e</text:p>
      <text:p text:style-name="P56"/>
      <text:p text:style-name="P56"><text:a xlink:type="simple" xlink:href="https://www.youtube.com/watch?v=K8L6KVGG-7o" text:style-name="Internet_20_link" text:visited-style-name="Visited_20_Internet_20_Link">https://www.youtube.com/watch?v=K8L6KVGG-7o</text:a></text:p>
      <text:p text:style-name="P56"/>
      <text:p text:style-name="P57"><text:span text:style-name="T13">Raw strings</text:span> purpose, we want our regular expressions to interpret the strings we’re passing in and not have python doing anything to them first, example:</text:p>
      <text:p text:style-name="P41">print(r’\tTab’)</text:p>
      <text:p text:style-name="P58"/>
      <text:p text:style-name="P59">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59"><text:span text:style-name="T3">pattern = re.compile()</text:span> <text:span text:style-name="T49">and now in brackets we can specify our pattern. First let’s just create a pattern that matches some literal characters: pattern = re.compile(r’abc’). Now that we have that pattern specified, let’s actually search through our text with that pattern:</text:span></text:p>
      <text:p text:style-name="P42">matches =pattern.finditer(text_to_search)</text:p>
      <text:p text:style-name="P60">What we want to search is our very long string up here at the top i.e. text_to_search. To print out all of our matches I’m just going to do a for loop:</text:p>
      <text:p text:style-name="P42">for match in matches:</text:p>
      <text:p text:style-name="P42"><text:tab/>print(match)</text:p>
      <text:p text:style-name="P61"/>
      <text:p text:style-name="P61">When we run it we can see that this ‘finditer’ method returns an iterator that contains all of the matches. Corey thinks that ‘finditer’ is one of the best for gathering all of the matches and an easy to read format.</text:p>
      <text:p text:style-name="P58"/>
      <text:p text:style-name="P62">So each of these match objects shows us the span and the match itself, so the span is the beginning and end index of the match, it only found one match of abc and it found it in our alphabet.</text:p>
      <text:p text:style-name="P58"/>
      <text:p text:style-name="P58"/>
      <text:p text:style-name="P63">MetaCharacters need to be escaped</text:p>
      <text:p text:style-name="P58"><text:span text:style-name="T3">pattern = re.compile(r'\.')</text:span> →<text:span text:style-name="T50"> escaping character</text:span></text:p>
      <text:p text:style-name="P43">pattern = re.compile(r'coreyms\.com')</text:p>
      <text:p text:style-name="P64">Ok, literal search isn’t too exciting, because that’s sth that we probably already know how to do within Python. Really we want to use regular expressions to search for patterns.</text:p>
      <text:p text:style-name="P58"/>
      <text:p text:style-name="P64"/>
      <text:p text:style-name="P64">In the snippets.txt Corey has a list of values where we can see the types of characters that we can match:</text:p>
      <text:p text:style-name="P250">. <text:s text:c="6"/>- Any Character Except New Line</text:p>
      <text:p text:style-name="P44">\d <text:s text:c="5"/>- Digit (0-9)</text:p>
      <text:p text:style-name="P44">\D <text:s text:c="5"/>- Not a Digit (0-9)</text:p>
      <text:p text:style-name="P44">\w <text:s text:c="5"/>- Word Character (a-z, A-Z, 0-9, _)</text:p>
      <text:p text:style-name="P44">\W <text:s text:c="5"/>- Not a Word Character</text:p>
      <text:p text:style-name="P44">\s <text:s text:c="5"/>- Whitespace (space, tab, newline)</text:p>
      <text:p text:style-name="P44">\S <text:s text:c="5"/>- Not Whitespace (space, tab, newline)</text:p>
      <text:p text:style-name="P44"/>
      <text:p text:style-name="P44">\b <text:s text:c="5"/>- Word Boundary</text:p>
      <text:p text:style-name="P44">\B <text:s text:c="5"/>- Not a Word Boundary</text:p>
      <text:p text:style-name="P44">^ <text:s text:c="6"/>- Beginning of a String</text:p>
      <text:p text:style-name="P44">$ <text:s text:c="6"/>- End of a String</text:p>
      <text:p text:style-name="P44"><text:soft-page-break/></text:p>
      <text:p text:style-name="P44">[] <text:s text:c="5"/>- Matches Characters in brackets</text:p>
      <text:p text:style-name="P44">[^ ] <text:s text:c="3"/>- Matches Characters NOT in brackets</text:p>
      <text:p text:style-name="P44">| <text:s text:c="6"/>- Either Or</text:p>
      <text:p text:style-name="P44">( ) <text:s text:c="4"/>- Group</text:p>
      <text:p text:style-name="P44"/>
      <text:p text:style-name="P44">Quantifiers:</text:p>
      <text:p text:style-name="P44">* <text:s text:c="6"/>- 0 or More</text:p>
      <text:p text:style-name="P44">+ <text:s text:c="6"/>- 1 or More</text:p>
      <text:p text:style-name="P44">? <text:s text:c="6"/>- 0 or One</text:p>
      <text:p text:style-name="P44">{3} <text:s text:c="4"/>- Exact Number</text:p>
      <text:p text:style-name="P44">{3,4} <text:s text:c="2"/>- Range of Numbers (Minimum, Maximum)</text:p>
      <text:p text:style-name="P44"/>
      <text:p text:style-name="P44"/>
      <text:p text:style-name="P44">#### Sample Regexs ####</text:p>
      <text:p text:style-name="P44"/>
      <text:p text:style-name="P44">[a-zA-Z0-9_.+-]+@[a-zA-Z0-9-]+\.[a-zA-Z0-9-.]+</text:p>
      <text:p text:style-name="P58"/>
      <text:p text:style-name="P58"/>
      <text:p text:style-name="P11">fnmatch</text:p>
      <text:p text:style-name="P65"/>
      <text:p text:style-name="P65"><text:a xlink:type="simple" xlink:href="https://www.youtube.com/watch?v=HcjqcVcDrtw" text:style-name="Internet_20_link" text:visited-style-name="Visited_20_Internet_20_Link">https://www.youtube.com/watch?v=HcjqcVcDrtw</text:a></text:p>
      <text:p text:style-name="P65"/>
      <text:p text:style-name="P65">fnmatch – Unix filename pattern matching in Python</text:p>
      <text:p text:style-name="P65">This module is used for matching Unix shell-style wildcards. fnmatch() compares a single file name against a pattern and returns TRUE if they match else returns FALSE.</text:p>
      <text:p text:style-name="P65">The comparison is case-sensitive when the operating system uses a case-sensitive file system.</text:p>
      <text:p text:style-name="P65">The special characters and their functions used in shell-style wildcards are:</text:p>
      <text:p text:style-name="P65"/>
      <text:p text:style-name="P65">‘*’ – matches everything</text:p>
      <text:p text:style-name="P65">‘?’ – matches any single character</text:p>
      <text:p text:style-name="P65">‘[seq]’ – matches any character in seq</text:p>
      <text:p text:style-name="P65">‘[!seq]’ – matches any character not in seq</text:p>
      <text:p text:style-name="P65">The meta-characters should be wrapped in brackets for a literal match. For example, ‘[?]’ matches the character ‘?’.</text:p>
      <text:p text:style-name="P65"/>
      <text:p text:style-name="P12">fnmatch_test.py:</text:p>
      <text:p text:style-name="P212">##### python3 fnmatch_tests.py</text:p>
      <text:p text:style-name="P212"/>
      <text:p text:style-name="P212">import fnmatch, os</text:p>
      <text:p text:style-name="P212"/>
      <text:p text:style-name="P212">current = os.listdir()</text:p>
      <text:p text:style-name="P212"/>
      <text:p text:style-name="P212">for file in current:</text:p>
      <text:p text:style-name="P212"><text:s text:c="4"/>if fnmatch.fnmatch(file, '*.py'): # returns True/False</text:p>
      <text:p text:style-name="P212"><text:s text:c="8"/>continue</text:p>
      <text:p text:style-name="P212"><text:s text:c="4"/>else:</text:p>
      <text:p text:style-name="P212"><text:s text:c="8"/>print(file)<text:span text:style-name="T29"> →</text:span><text:span text:style-name="T30"> prints all files, but .py</text:span></text:p>
      <text:p text:style-name="P212"/>
      <text:p text:style-name="P66"><text:soft-page-break/></text:p>
      <text:p text:style-name="P66"/>
      <text:p text:style-name="P13">shutil</text:p>
      <text:p text:style-name="P67"/>
      <text:p text:style-name="P67"/>
      <text:p text:style-name="P67"/>
      <text:p text:style-name="P67"/>
      <text:p text:style-name="P14">functools</text:p>
      <text:p text:style-name="P68"/>
      <text:p text:style-name="P68"><text:a xlink:type="simple" xlink:href="https://www.youtube.com/watch?v=eqvY-XMihRU" text:style-name="Internet_20_link" text:visited-style-name="Visited_20_Internet_20_Link">https://www.youtube.com/watch?v=eqvY-XMihRU</text:a></text:p>
      <text:p text:style-name="P68"/>
      <text:p text:style-name="P70">Functional programming in python:</text:p>
      <text:p text:style-name="P6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33">(reduce)</text:span></text:p>
      <text:p text:style-name="P68"/>
      <text:p text:style-name="P68"/>
      <text:p text:style-name="P68">The functools module is for higher-order functions: functions that act on or return other functions. In general, any callable object can be treated as a function for the purposes of this module <text:span text:style-name="T32">(basically functions for other functions).</text:span></text:p>
      <text:p text:style-name="P66"/>
      <text:p text:style-name="P69">[which is what programming is, it takes sth and either reme<text:span text:style-name="T34">m</text:span>bers it or does sth else to it]</text:p>
      <text:p text:style-name="P69"/>
      <text:p text:style-name="P69"/>
      <text:p text:style-name="P69"/>
      <text:p text:style-name="P69"/>
      <text:p text:style-name="P15">map, filter, reduce</text:p>
      <text:p text:style-name="P71"><text:a xlink:type="simple" xlink:href="https://www.youtube.com/watch?v=hUes6y2b--0" text:style-name="Internet_20_link" text:visited-style-name="Visited_20_Internet_20_Link">https://www.youtube.com/watch?v=hUes6y2b--0</text:a></text:p>
      <text:p text:style-name="P71">The map, filter, and reduce functions simplify the job of working with lists. <text:s/>In this lesson, we show you how to use each function. If you also use lambda expressions, you can accomplish a great deal in a single line of code!</text:p>
      <text:p text:style-name="P71">streamline - usprawnić</text:p>
      <text:p text:style-name="P71"/>
      <text:p text:style-name="P214">map(area, radii)</text:p>
      <text:p text:style-name="P72">area – functions</text:p>
      <text:p text:style-name="P72">radii – list, tuple or other iterable object</text:p>
      <text:p text:style-name="P72"/>
      <text:p text:style-name="P72">Here map will apply the area function to each element in the list. <text:span text:style-name="T35">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213">list(map(area, radii))</text:p>
      <text:p text:style-name="P213"/>
      <text:p text:style-name="P73">“<text:span text:style-name="T36">If the brevity is the soul of wit, then python is in a class by itself”</text:span></text:p>
      <text:p text:style-name="P73"/>
      <text:p text:style-name="P213">import math</text:p>
      <text:p text:style-name="P213"/>
      <text:p text:style-name="P213">def area(r):</text:p>
      <text:p text:style-name="P213"><text:s text:c="4"/>return math.pi * (r**2)</text:p>
      <text:p text:style-name="P213"/>
      <text:p text:style-name="P213"><text:soft-page-break/>radii = [2, 5, 7, 1]</text:p>
      <text:p text:style-name="P213"/>
      <text:p text:style-name="P213"/>
      <text:p text:style-name="P213"># 1. for loop</text:p>
      <text:p text:style-name="P213">areas = []</text:p>
      <text:p text:style-name="P213">for r in radii:</text:p>
      <text:p text:style-name="P213"><text:s text:c="4"/>a = area(r)</text:p>
      <text:p text:style-name="P213"><text:s text:c="4"/>areas.append(a)</text:p>
      <text:p text:style-name="P213"/>
      <text:p text:style-name="P213">print(areas)</text:p>
      <text:p text:style-name="P213"/>
      <text:p text:style-name="P213"/>
      <text:p text:style-name="P213"># 2. map</text:p>
      <text:p text:style-name="P213">m = list(map(area, radii))</text:p>
      <text:p text:style-name="P213"/>
      <text:p text:style-name="P213">print(m)</text:p>
      <text:p text:style-name="P73"/>
      <text:p text:style-name="P73"/>
      <text:p text:style-name="P74"><text:span text:style-name="T13">fil</text:span><text:span text:style-name="T15">te</text:span><text:span text:style-name="T13">r</text:span> function is used to select certain pieces of data from a list,tuple or other collection of data. This name was chosen, because it filters out the data you do not need.</text:p>
      <text:p text:style-name="P74"/>
      <text:p text:style-name="P7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74"/>
      <text:p text:style-name="P75">When you are working with data from outside sources, you will often encounter missing data or empty values.</text:p>
      <text:p text:style-name="P76">Instead of passing in a function, we’ll simply pass None as first argument. <text:span text:style-name="T37">This filters out </text:span>all <text:span text:style-name="T37">values that are treated as false in a boolean setting. In Python, the values that are treated as False are empty string, 0, empty list, tuple and dictionary, False, None.</text:span></text:p>
      <text:p text:style-name="P76"/>
      <text:p text:style-name="P215">import statistics</text:p>
      <text:p text:style-name="P215"/>
      <text:p text:style-name="P215">data = [1.3, 2.8, 4.2, 5.7, 3.3]</text:p>
      <text:p text:style-name="P215"/>
      <text:p text:style-name="P215">avg = statistics.mean(data)</text:p>
      <text:p text:style-name="P215">print(avg)</text:p>
      <text:p text:style-name="P215"/>
      <text:p text:style-name="P215">f = list(filter(lambda x: x &gt; avg, data))</text:p>
      <text:p text:style-name="P215">print(f)</text:p>
      <text:p text:style-name="P215"/>
      <text:p text:style-name="P215"># Second example: Remove missing data</text:p>
      <text:p text:style-name="P215">countries = ["", "Brasil", "", "Denmark"]</text:p>
      <text:p text:style-name="P215"/>
      <text:p text:style-name="P215">f = list(filter(None, countries))</text:p>
      <text:p text:style-name="P215">print(f)</text:p>
      <text:p text:style-name="P76"/>
      <text:p text:style-name="P76"/>
      <text:p text:style-name="P77"><text:soft-page-break/>The map, filter and reduce functions greatly simplify the process of working with lists and other iterable collections of data. In fact, if you use lambda expressions, your work can often be done in a single line.</text:p>
      <text:p text:style-name="P76"/>
      <text:p text:style-name="P76"/>
      <text:p text:style-name="P76"/>
      <text:p text:style-name="P76"/>
      <text:p text:style-name="P16"/>
      <text:p text:style-name="P16">Lambda Expressions &amp; Anonymous Functions</text:p>
      <text:p text:style-name="P76"><text:a xlink:type="simple" xlink:href="https://www.youtube.com/watch?v=25ovCm9jKfA" text:style-name="Internet_20_link" text:visited-style-name="Visited_20_Internet_20_Link">https://www.youtube.com/watch?v=25ovCm9jKfA</text:a></text:p>
      <text:p text:style-name="P76"/>
      <text:p text:style-name="P76">Lambda expressions - also known as “anonymous functions” - allow you to create and use a function in a single line. <text:s/>They are useful when you need a short function that you will only use once. <text:s/>For example, when using the map, filter and sort methods.</text:p>
      <text:p text:style-name="P76"/>
      <text:p text:style-name="P215">def f(x):</text:p>
      <text:p text:style-name="P215"><text:s text:c="4"/>return 3*x + 1</text:p>
      <text:p text:style-name="P215"/>
      <text:p text:style-name="P215">print(f(2))</text:p>
      <text:p text:style-name="P215"/>
      <text:p text:style-name="P215"/>
      <text:p text:style-name="P215">### the same with lambda ###</text:p>
      <text:p text:style-name="P215">l = lambda x: 3*x + 1</text:p>
      <text:p text:style-name="P215">print(l(2))</text:p>
      <text:p text:style-name="P76"/>
      <text:p text:style-name="P7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76"/>
      <text:p text:style-name="P76"/>
      <text:p text:style-name="P215">## Combine first name and last name into a single "Full Name"</text:p>
      <text:p text:style-name="P215">full_name = lambda fn,ln: fn.strip().title() + " " + ln.strip().title()</text:p>
      <text:p text:style-name="P215">print(full_name(" <text:s text:c="2"/>leonard", "EULER"))</text:p>
      <text:p text:style-name="P215"/>
      <text:p text:style-name="P215"># lambda with no <text:span text:style-name="T42">function </text:span>name</text:p>
      <text:p text:style-name="P215">scifi_authors = ["Alberto Sousa", "K.C. Jones", "Bardo jones Zizi"]</text:p>
      <text:p text:style-name="P215"/>
      <text:p text:style-name="P215"># help(scifi_authors.sort) # if needed</text:p>
      <text:p text:style-name="P215"/>
      <text:p text:style-name="P215">scifi_authors.sort(key=lambda name: name.split(" ")[-1].lower())</text:p>
      <text:p text:style-name="P215">print(scifi_authors)</text:p>
      <text:p text:style-name="P76"/>
      <text:p text:style-name="P78">fn.strip().title()</text:p>
      <text:p text:style-name="P82">strip() - remove leading and trailing whitespaces</text:p>
      <text:p text:style-name="P82">title() - uppercase for first letter in the sentence</text:p>
      <text:p text:style-name="P78"/>
      <text:p text:style-name="P79">L.sort(key=None, reverse=False)</text:p>
      <text:p text:style-name="P79"><text:soft-page-break/>key argument is a function that will be used for sorting. <text:span text:style-name="T38">We will pass it a lambda expression. Thanks to lower() the sorting is not case-sensitive.</text:span></text:p>
      <text:p text:style-name="P76"/>
      <text:p text:style-name="P78"/>
      <text:p text:style-name="P78">Then we go deeper, we will write a function that makes functions. <text:span text:style-name="T39">With a single line we return an anonymous quadratic function with coefficients a, b, c.</text:span></text:p>
      <text:p text:style-name="P76"/>
      <text:p text:style-name="P215">def build_quadratic_function(a, b, c):</text:p>
      <text:p text:style-name="P215"><text:s text:c="4"/>"""Returns the function f(x)=ax^2 + bx + c"""</text:p>
      <text:p text:style-name="P215"><text:s text:c="4"/>return lambda x: a*x**2 + b*x + c</text:p>
      <text:p text:style-name="P215"/>
      <text:p text:style-name="P215">f = build_quadratic_function(2,3,-5)</text:p>
      <text:p text:style-name="P215">print(f(0))</text:p>
      <text:p text:style-name="P215">print(f(1))</text:p>
      <text:p text:style-name="P215">print(f(2))</text:p>
      <text:p text:style-name="P76"/>
      <text:p text:style-name="P76"/>
      <text:p text:style-name="P80">Let’s make and use a quadratic function without ever giving it a name. Let’s create a different (math) function and then pass in the value 2. This code <text:span text:style-name="T40">creates the function 3x^2+1 and passes in the value 2 which should give us 13.</text:span></text:p>
      <text:p text:style-name="P76"/>
      <text:p text:style-name="P215">print(build_quadratic_function(3,0,1)(2)) # 3x^2+1 evaluated for x=2</text:p>
      <text:p text:style-name="P76"/>
      <text:p text:style-name="P17">This is a useful demonstration, but it is not the most readable code. Sometimes, an extra line is perfectly fine.</text:p>
      <text:p text:style-name="P17"/>
      <text:p text:style-name="P17"/>
      <text:p text:style-name="P17">Lambda expressions are quite useful when you need a short, throwaway function. Sth simple that you will only use once. <text:span text:style-name="T41">Common applications are sorting and filtering data.</text:span></text:p>
      <text:p text:style-name="P81"/>
      <text:p text:style-name="P81"/>
      <text:p text:style-name="P83"/>
      <text:p text:style-name="P83"/>
      <text:p text:style-name="P84">[template engine]</text:p>
      <text:p text:style-name="P84"/>
      <text:p text:style-name="P18">Software Development Lifecycle – SDLC</text:p>
      <text:p text:style-name="P18"><text:a xlink:type="simple" xlink:href="https://www.youtube.com/watch?v=i-QyW8D3ei0" text:style-name="Internet_20_link" text:visited-style-name="Visited_20_Internet_20_Link"><text:span text:style-name="T46">https://www.youtube.com/watch?v=i-QyW8D3ei0</text:span></text:a></text:p>
      <text:p text:style-name="P18"/>
      <text:p text:style-name="P85">1. Planning <text:span text:style-name="T90">requirements</text:span></text:p>
      <text:p text:style-name="P131">Together the customer and the product owner will outline the requirements of the application. Example application requirements: user registration, login, logout, dashboard landing page.</text:p>
      <text:p text:style-name="P85"/>
      <text:p text:style-name="P85">2. Requirement Analysis <text:span text:style-name="T43">(defining the requirements)</text:span></text:p>
      <text:p text:style-name="P87">Once the requirements have been analyzed by the team and defined, the product owner will take all the defined requirements and create tickets in a project management system.</text:p>
      <text:p text:style-name="P85"/>
      <text:p text:style-name="P85">3. Design</text:p>
      <text:p text:style-name="P8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44">architecture of the application, mobile aspects, supported browsers and much more.</text:span></text:p>
      <text:p text:style-name="P88"/>
      <text:p text:style-name="P85">4. Implementation / coding</text:p>
      <text:p text:style-name="P89">Fun starts. The operation team will set up the physical hardware for the servers, the developers will start writing the code, <text:span text:style-name="T45">the designers would continue planning the user interface and the testers will analyze the requirements and start building test cases for their test plans.</text:span></text:p>
      <text:p text:style-name="P85"/>
      <text:p text:style-name="P86">5. Testing</text:p>
      <text:p text:style-name="P9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85"/>
      <text:p text:style-name="P85">6. Deployment</text:p>
      <text:p text:style-name="P131"><text:span text:style-name="T92">In t</text:span>he depl<text:span text:style-name="T91">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85"/>
      <text:p text:style-name="P85">7. Maintenance</text:p>
      <text:p text:style-name="P132">So imagine that we’ve released, our application became so successful, we’re just getting millions of users logging in and registering and using this application. So we need to maintain the servers in the environment, <text:span text:style-name="T93">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33">There will be bugs found in production, it’s called production support.</text:p>
      <text:p text:style-name="P85"/>
      <text:p text:style-name="P19"/>
      <text:p text:style-name="P19"/>
      <text:p text:style-name="P19">Agile</text:p>
      <text:p text:style-name="P91"><text:a xlink:type="simple" xlink:href="https://www.youtube.com/watch?v=Z9QbYZh1YXY" text:style-name="Internet_20_link" text:visited-style-name="Visited_20_Internet_20_Link">https://www.youtube.com/watch?v=Z9QbYZh1YXY</text:a></text:p>
      <text:p text:style-name="P91"/>
      <text:p text:style-name="P91">Agile is not a:</text:p>
      <text:p text:style-name="P91">Methodology</text:p>
      <text:p text:style-name="P91">Specific way of developing software</text:p>
      <text:p text:style-name="P91">Framework or process</text:p>
      <text:p text:style-name="P90"/>
      <text:p text:style-name="P20">Agile is a set of Principles and Values</text:p>
      <text:p text:style-name="P85"/>
      <text:p text:style-name="P93">In fact, <text:span text:style-name="T51">Agile</text:span> is really a collection of <text:span text:style-name="T51">beliefs</text:span> that teams can use for making <text:span text:style-name="T51">decisions</text:span> about how to do the work of <text:span text:style-name="T51">developing software</text:span>. Well, this means the term Agile gets subjected to a great deal of abuse when ppl claim that this or that is the way to be agile, it also means that if you truly understand what agile is, it is su<text:span text:style-name="T72">r</text:span>prisingly flexible. <text:span text:style-name="T72">A doesn’t make decisions for you, instead it gives you a foundation that teams can use to make decisions that result in better software development.</text:span></text:p>
      <text:p text:style-name="P85"/>
      <text:p text:style-name="P94"><text:soft-page-break/>Agile manifesto is only 68 words: we can develop software better by valuing the items on the left side of the list more than the items on the right side. <text:span text:style-name="T73">Manifesto says: we are uncovering better ways of developing software by </text:span><text:span text:style-name="T52">doing</text:span><text:span text:style-name="T73"> it and </text:span><text:span text:style-name="T52">helping others do it</text:span><text:span text:style-name="T73">. Through this work we have come to value:</text:span></text:p>
      <text:list xml:id="list2970285243" text:style-name="L1">
        <text:list-item>
          <text:p text:style-name="P261">individuals and interactions (over)&gt; processes and tools,</text:p>
        </text:list-item>
        <text:list-item>
          <text:p text:style-name="P261">working software &gt; comprehensive documentation,</text:p>
        </text:list-item>
        <text:list-item>
          <text:p text:style-name="P261">customer collaboration &gt; contract negotiation,</text:p>
        </text:list-item>
        <text:list-item>
          <text:p text:style-name="P261">responding to change &gt; following a plan.</text:p>
        </text:list-item>
      </text:list>
      <text:p text:style-name="P114">While this is value in the items on the right, we value the items on the left more.</text:p>
      <text:p text:style-name="P85"/>
      <text:p text:style-name="P9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1482809850" text:style-name="L2">
        <text:list-item>
          <text:p text:style-name="P262">Our highest priority is to satisfy the customer through <text:s/>early and continuous delivery of valuable software.</text:p>
        </text:list-item>
        <text:list-item>
          <text:p text:style-name="P262">Welcome changing requirements, even late in development. Agile processes harness (wykorzystują) change for the customer’s competitive advantage.</text:p>
        </text:list-item>
        <text:list-item>
          <text:p text:style-name="P287"><text:span text:style-name="T47">Deliver working software frequently, </text:span><text:span text:style-name="T48">from a couple of weeks to a couple of months, with a preference to the shorter timescale.</text:span></text:p>
        </text:list-item>
        <text:list-item>
          <text:p text:style-name="P263">Business ppl and developers must work together daily throughout the project.</text:p>
        </text:list-item>
        <text:list-item>
          <text:p text:style-name="P263">Build projects around motivated individuals. Give them environment and support they need, and trust them to get the job done.</text:p>
        </text:list-item>
        <text:list-item>
          <text:p text:style-name="P263">The most efficient and effective method of conveying (przekazywać) information to and within a development team is face to face conversations.</text:p>
        </text:list-item>
        <text:list-item>
          <text:p text:style-name="P264">Working software is the primary measure of progress.</text:p>
        </text:list-item>
        <text:list-item>
          <text:p text:style-name="P264">Agile processes promote sustainable (zrównoważony) development. The sponsors, developers, and users should be able to maintain a constant pace indefinitely.</text:p>
        </text:list-item>
        <text:list-item>
          <text:p text:style-name="P264">Continuous attention to technical excellence and good design enhances agility.</text:p>
        </text:list-item>
        <text:list-item>
          <text:p text:style-name="P265">Simplicity – the art of maximizing the amount of work not done – is essential.</text:p>
        </text:list-item>
        <text:list-item>
          <text:p text:style-name="P265">The best architectures, requirements and designs emerge from self-organizing teams.</text:p>
        </text:list-item>
        <text:list-item>
          <text:p text:style-name="P265">At regular intervals, the team reflects on how to become more effective, then tunes and adjust its behavior accordingly.</text:p>
        </text:list-item>
      </text:list>
      <text:p text:style-name="P95"/>
      <text:p text:style-name="P96">Since agile is a collection of values and principles, <text:span text:style-name="T51">it’s real utility is in giving people a common foundation for making decisions about the best way to develop software</text:span>.</text:p>
      <text:p text:style-name="P134">When you have a team that is following Agile, they will be making hundreds of decisions each week in the way described above. <text:span text:style-name="T51">That is what it means to be agile, making each decision based on the principles and values that the team has decided to follow</text:span>. </text:p>
      <text:p text:style-name="P135">The decision making process matters, you can’t try to short circuit things by taking decisions made by another team and just blindly doing what they decided to do. Another team may make decisions based on the agile principles and values that end up with <text:span text:style-name="T94">a particular way of doing their work. Simply trying to mimic another team’s actions and practices won’t make your team agile.</text:span></text:p>
      <text:p text:style-name="P85"/>
      <text:p text:style-name="P136">[melanesian islanders and planes example]</text:p>
      <text:p text:style-name="P137">It is easy to fall into a similar type of cargo cult mentality when it comes to agile. <text:span text:style-name="T51">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3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85"/>
      <text:p text:style-name="P138">To sum up:</text:p>
      <text:p text:style-name="P138">So what is Agile? It is a set of values and principles.</text:p>
      <text:p text:style-name="P138">How does a team become agile? They make their decisions based on Agile values and principles.</text:p>
      <text:p text:style-name="P139">The decision making process is how a team becomes agile.</text:p>
      <text:p text:style-name="P139">[koncowka]</text:p>
      <text:p text:style-name="P85"/>
      <text:p text:style-name="P85"/>
      <text:p text:style-name="P85"><text:a xlink:type="simple" xlink:href="https://www.youtube.com/watch?v=HNd1_irOL5k" text:style-name="Internet_20_link" text:visited-style-name="Visited_20_Internet_20_Link">https://www.youtube.com/watch?v=HNd1_irOL5k</text:a></text:p>
      <text:p text:style-name="P97">scrum vs kanban</text:p>
      <text:p text:style-name="P85"/>
      <text:p text:style-name="P85"/>
      <text:p text:style-name="P85"/>
      <text:p text:style-name="P85"/>
      <text:p text:style-name="P85"/>
      <text:p text:style-name="P24">Scrum</text:p>
      <text:p text:style-name="P85"/>
      <text:p text:style-name="P85">Scrum is a <text:span text:style-name="T51">framework</text:span> within which people can address complex adaptive problems, while productively and creatively delivering products of the highest possible value.</text:p>
      <text:p text:style-name="P85"/>
      <text:p text:style-name="P8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85"/>
      <text:p text:style-name="P248">Agile video : https://www.youtube.com/watch?v=NpCEj...</text:p>
      <text:p text:style-name="P85"/>
      <text:p text:style-name="P85">Scrum is:</text:p>
      <text:p text:style-name="P85">Lightweight</text:p>
      <text:p text:style-name="P85">Simple to understand</text:p>
      <text:p text:style-name="P85">Difficult to master</text:p>
      <text:p text:style-name="P85">-scrum.org</text:p>
      <text:p text:style-name="P85"/>
      <text:p text:style-name="P85"/>
      <text:p text:style-name="P85"><text:a xlink:type="simple" xlink:href="https://www.youtube.com/watch?v=XU0llRltyFM" text:style-name="Internet_20_link" text:visited-style-name="Visited_20_Internet_20_Link">https://www.youtube.com/watch?v=XU0llRltyFM</text:a></text:p>
      <text:p text:style-name="P85"/>
      <text:p text:style-name="P98">Scrum is one of the best agile development practices in use today.</text:p>
      <text:p text:style-name="P98"/>
      <text:p text:style-name="P98">Let’s say we want to build a product. For this product we get all kinds of <text:span text:style-name="T51">feature</text:span> requests from customers, executives, or even other team members. In scrum, features are written from the perspective of the end user. <text:span text:style-name="T74">Therefore, features are known as </text:span><text:span text:style-name="T53">user stories</text:span><text:span text:style-name="T74">. The collection of all these user stories is </text:span><text:soft-page-break/><text:span text:style-name="T74">called the </text:span><text:span text:style-name="T53">product backlog</text:span><text:span text:style-name="T74">. Another way to think of the product backlog is to think of it as a wish list of all the things that </text:span><text:span text:style-name="T53">would make this product great</text:span><text:span text:style-name="T74">.</text:span></text:p>
      <text:p text:style-name="P99">Once we have our wish list or the product backlog, we need to start planning which specific user-stories <text:span text:style-name="T75">we’re going to put into a particular release of our product. </text:span></text:p>
      <text:p text:style-name="P100"><text:span text:style-name="T75">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54">Scrum Master </text:span><text:span text:style-name="T75">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00"><text:span text:style-name="T75">But let’s get back to this: Release Planning. To plan a release the team starts with the product backlog and they identify the user stories they want to put into this release. These user stories then become part <text:s/>of the </text:span><text:span text:style-name="T54">release backlog</text:span><text:span text:style-name="T75">.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0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76">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02">Let’s get back to this: the release backlog. With the prioritized set of user stories and the estimated amount of work at hand, we are now ready to plan out several <text:span text:style-name="T51">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77">And you’ll want to have at least 2 to as many as a dozen sprints in a given release.</text:span></text:p>
      <text:p text:style-name="P85"/>
      <text:p text:style-name="P85"/>
      <text:p text:style-name="P85"/>
      <text:p text:style-name="P85"/>
      <text:p text:style-name="P85"/>
      <text:p text:style-name="P85"/>
      <text:p text:style-name="P115"/>
      <text:p text:style-name="P85"/>
      <text:p text:style-name="P85"/>
      <text:p text:style-name="P85"/>
      <text:p text:style-name="P34">unittest</text:p>
      <text:p text:style-name="P103"><text:a xlink:type="simple" xlink:href="https://www.youtube.com/watch?v=1Lfv5tUGsn8" text:style-name="Internet_20_link" text:visited-style-name="Visited_20_Internet_20_Link">https://www.youtube.com/watch?v=1Lfv5tUGsn8</text:a></text:p>
      <text:p text:style-name="P10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03"/>
      <text:p text:style-name="P103"><text:soft-page-break/></text:p>
      <text:p text:style-name="P103"/>
      <text:p text:style-name="P104">Let’s write a unit test to check that the function works properly. We typically put the unit tests in a separate file. There are 2 common conventions for naming the test module: <text:span text:style-name="T4">filename_test.py</text:span><text:span text:style-name="T78"> or </text:span><text:span text:style-name="T4">test_filename.py</text:span><text:span text:style-name="T78">. Some ppl with put tests in a separate folder entirely.</text:span></text:p>
      <text:p text:style-name="P104"/>
      <text:p text:style-name="P105">Next we create a class that is a subclass of the TestCase class in the unittest module. We will call our class TestCircleArea. <text:span text:style-name="T79">A more descriptive name is hard to imagine (tested function is called circle_area).</text:span></text:p>
      <text:p text:style-name="P106">We write our test methods inside this class. Each test method must start with the word ‘test’.</text:p>
      <text:p text:style-name="P106">The first will be ‘test_area’. Here we will check that the function correctly computes the areas of several circles. <text:span text:style-name="T80">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07">If any of our comparisons fail, then python will register that the ‘test_area’ method failed.</text:p>
      <text:p text:style-name="P107"/>
      <text:p text:style-name="P107">To run this unit test run:</text:p>
      <text:p text:style-name="P216">python -m unittest test_unittest1.py</text:p>
      <text:p text:style-name="P107">-<text:span text:style-name="T81">m instructs python to run the unittest module as a script</text:span></text:p>
      <text:p text:style-name="P108">BTW we can also simply run <text:span text:style-name="T3">python -m unittest</text:span>. Python will then use a process called test discovery where it will search for tests and run them. <text:span text:style-name="T82">A handy shortcut.</text:span></text:p>
      <text:p text:style-name="P107"/>
      <text:p text:style-name="P109"/>
      <text:p text:style-name="P109"/>
      <text:p text:style-name="P109">Let us now test the function to see if it handles improper inputs correctly. <text:span text:style-name="T83">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09"/>
      <text:p text:style-name="P110">As we see, a value error was not raised when the input was negative. Let’s refactor the unittest1.py module.</text:p>
      <text:p text:style-name="P110"/>
      <text:p text:style-name="P110"/>
      <text:p text:style-name="P111">So far we have seen 2 assert methods: assertAlmostEqual and assertRaises. Python has many more methods for unit testing, dozens and dozens. One way to learn about particular assert method is by looking at the help text in interactive mode:</text:p>
      <text:p text:style-name="P217">python3</text:p>
      <text:p text:style-name="P217">import unittest</text:p>
      <text:p text:style-name="P217">help(unittest.TestCase.assertSetEqual)</text:p>
      <text:p text:style-name="P112">Python gives us a nice detailed description of this assert method.</text:p>
      <text:p text:style-name="P112"/>
      <text:p text:style-name="P112"/>
      <text:p text:style-name="P112"/>
      <text:p text:style-name="P112">Let’s get back to our example. We also want to make sure the function raises a type error whenever the input is not real number, so we will add a third test method.</text:p>
      <text:p text:style-name="P112"/>
      <text:p text:style-name="P113">To address this problem, we first check the type of the input. If the type is not an integer or a float, then we will raise a type error.</text:p>
      <text:p text:style-name="P113"><text:soft-page-break/></text:p>
      <text:p text:style-name="P113"/>
      <text:p text:style-name="P22">unittest1.py</text:p>
      <text:p text:style-name="P218">from math import pi</text:p>
      <text:p text:style-name="P218"/>
      <text:p text:style-name="P218">def circle_area(r):</text:p>
      <text:p text:style-name="P218"><text:s text:c="4"/>if type(r) not in [int, float]:</text:p>
      <text:p text:style-name="P218"><text:s text:c="8"/>raise TypeError("The radius must be a non-negative real number.")</text:p>
      <text:p text:style-name="P218"><text:s text:c="4"/>if r &lt; 0:</text:p>
      <text:p text:style-name="P218"><text:s text:c="8"/>raise ValueError("The radius cannot be negative.")</text:p>
      <text:p text:style-name="P218"><text:s text:c="4"/>return pi*(r**2)</text:p>
      <text:p text:style-name="P218"/>
      <text:p text:style-name="P218">"""</text:p>
      <text:p text:style-name="P218"># Test function</text:p>
      <text:p text:style-name="P218">radii = [2, 0 , -3, 2+5j, True, "radio"]</text:p>
      <text:p text:style-name="P218">message = "Area of circles with r = {radius} is {area}"</text:p>
      <text:p text:style-name="P218"/>
      <text:p text:style-name="P218">for r in radii:</text:p>
      <text:p text:style-name="P218"><text:s text:c="4"/>A = circle_area(r)</text:p>
      <text:p text:style-name="P218"><text:s text:c="4"/>print(message.format(radius=r, area=A))</text:p>
      <text:p text:style-name="P218">"""</text:p>
      <text:p text:style-name="P113"/>
      <text:p text:style-name="P113"/>
      <text:p text:style-name="P21">test_unittest1.py</text:p>
      <text:p text:style-name="P219">import unittest</text:p>
      <text:p text:style-name="P219">from unittest1 import circle_area</text:p>
      <text:p text:style-name="P219">from math import pi</text:p>
      <text:p text:style-name="P219"/>
      <text:p text:style-name="P219"/>
      <text:p text:style-name="P219">class TestCircleArea(unittest.TestCase):</text:p>
      <text:p text:style-name="P219"><text:s text:c="4"/>def test_area(self):</text:p>
      <text:p text:style-name="P219"><text:s text:c="8"/># Test areas when radius &gt;= 0</text:p>
      <text:p text:style-name="P219"><text:s text:c="8"/>self.assertAlmostEqual(circle_area(1), pi)</text:p>
      <text:p text:style-name="P219"><text:s text:c="8"/>self.assertAlmostEqual(circle_area(0), 0)</text:p>
      <text:p text:style-name="P219"><text:s text:c="8"/>self.assertAlmostEqual(circle_area(2.1), pi * 2.1**2)</text:p>
      <text:p text:style-name="P219"/>
      <text:p text:style-name="P219"><text:s text:c="4"/>def test_values(self):</text:p>
      <text:p text:style-name="P219"><text:s text:c="8"/># Make sure value errors are raised when necessary</text:p>
      <text:p text:style-name="P219"><text:s text:c="8"/>self.assertRaises(ValueError, circle_area, -2)</text:p>
      <text:p text:style-name="P219"/>
      <text:p text:style-name="P219"><text:s text:c="4"/>def test_types(self):</text:p>
      <text:p text:style-name="P219"><text:s text:c="8"/># Make sure type errors are raised when necessary</text:p>
      <text:p text:style-name="P219"><text:s text:c="8"/>self.assertRaises(TypeError, circle_area, 3+5j)</text:p>
      <text:p text:style-name="P219"><text:s text:c="8"/>self.assertRaises(TypeError, circle_area, True)</text:p>
      <text:p text:style-name="P219"><text:s text:c="8"/>self.assertRaises(TypeError, circle_area, "lolo")</text:p>
      <text:p text:style-name="P113"/>
      <text:p text:style-name="P113"/>
      <text:p text:style-name="P113"/>
      <text:p text:style-name="P117">[Change is one constant in programming]</text:p>
      <text:p text:style-name="P117"><text:soft-page-break/></text:p>
      <text:p text:style-name="P117"/>
      <text:p text:style-name="P117"/>
      <text:p text:style-name="P117"/>
      <text:p text:style-name="P35">Logging</text:p>
      <text:p text:style-name="P116"><text:a xlink:type="simple" xlink:href="https://www.youtube.com/watch?v=g8nQ90Hk328" text:style-name="Internet_20_link" text:visited-style-name="Visited_20_Internet_20_Link">https://www.youtube.com/watch?v=g8nQ90Hk328</text:a></text:p>
      <text:p text:style-name="P11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16"/>
      <text:p text:style-name="P11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18">A wide range of problems can happen that are out of your control. With logging, you can leave a trail of breadcrumbs, so when sth goes wrong, you can determine the cause. “Hope for the best, but plan for the worst” – with logging.</text:p>
      <text:p text:style-name="P118"/>
      <text:p text:style-name="P11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19"/>
      <text:p text:style-name="P120">Let’s now write a program and use logging module to help us track down bugs and leave a record of how our code was used.</text:p>
      <text:p text:style-name="P120"/>
      <text:p text:style-name="P220">print(dir(logging))</text:p>
      <text:p text:style-name="P220">['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21">This module is packed with features. <text:span text:style-name="T13">The entries in all caps are constants, the capitalized items are classes and the items that start with a lowercase letter are methods</text:span>.</text:p>
      <text:p text:style-name="P120"/>
      <text:p text:style-name="P12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21"/>
      <text:p text:style-name="P121"><text:soft-page-break/></text:p>
      <text:p text:style-name="P121"/>
      <text:p text:style-name="P12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22">Then we test it, to write an info message, call the info method and pass in a string → <text:s/>you can see that the ‘lumberjack.log’ file was created. <text:span text:style-name="T84">But inside there is no our log message. Why? The reason lies in how we configured the logger. Let’s print the level of our logger and run again:</text:span></text:p>
      <text:p text:style-name="P221">print(log<text:span text:style-name="T85">ger.</text:span>level)</text:p>
      <text:p text:style-name="P222">30</text:p>
      <text:p text:style-name="P12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86">This will guarantee that we will see all log messages.</text:span></text:p>
      <text:p text:style-name="P122"/>
      <text:p text:style-name="P124">If you open the log file once more, you will now see our test message:</text:p>
      <text:p text:style-name="P223">INFO:root:Our first message.</text:p>
      <text:p text:style-name="P124">Notice that the log message displays the level, the name of the logger (root in our case) and the message. This format is ok, but it’s missing an important piece of data: the time when the log message was created.</text:p>
      <text:p text:style-name="P125">So let’s change the format of the log message, to do this we will create a format string. <text:span text:style-name="T87">Python gives you a wide selection of information you can include in your log messages (→ python.org). Here we’re interested in the level, time and messsage.</text:span></text:p>
      <text:p text:style-name="P126">To change the logging format create a string with the desired attributes:</text:p>
      <text:p text:style-name="P224">LOG_FORMAT = “%(levelname)s %(asctime)s - %(message)s”</text:p>
      <text:p text:style-name="P126">and pass the format string to the basicConfig call.</text:p>
      <text:p text:style-name="P124"/>
      <text:p text:style-name="P126">If you open the log file, you will see the message now appears in the new format:</text:p>
      <text:p text:style-name="P223">INFO:root:Our first message.</text:p>
      <text:p text:style-name="P223">INFO 2019-11-25 11:42:26,457 - Our first message.</text:p>
      <text:p text:style-name="P126">Notice that the first message is still there. His is because by default, the log file is created in append mode. If you want <text:span text:style-name="T88">the log file to be overwritten each time (only our most recent message appears), change the file mode to ‘w’.</text:span></text:p>
      <text:p text:style-name="P124"/>
      <text:p text:style-name="P127">You can log messages of any level by calling the method with the level name:</text:p>
      <text:p text:style-name="P223">logger.debug("Debug mode.")</text:p>
      <text:p text:style-name="P223">logger.info("Info mode.")</text:p>
      <text:p text:style-name="P223">logger.warning("Warning mode.")</text:p>
      <text:p text:style-name="P223">logger.error("Error mode.")</text:p>
      <text:p text:style-name="P223">logger.critical("Critical mode.")</text:p>
      <text:p text:style-name="P128">If you open the log file, you will see all 5 messages, but if you change the log level to error (level = logging.ERROR), you will now only see the error and critical messages.</text:p>
      <text:p text:style-name="P124"/>
      <text:p text:style-name="P124"/>
      <text:p text:style-name="P128"><text:soft-page-break/>Now that we know how to configure and use the logging module, let’s see it in action. <text:span text:style-name="T89">We will write a function implementing the quadratic formula, which allows you to solve any quadratic equation. </text:span></text:p>
      <text:p text:style-name="P124"/>
      <text:p text:style-name="P124"/>
      <text:p text:style-name="P129">We sometimes use the same message in message as in the comment. This may seem repetitive, but once we are confident the code is working properly, we may want to remove the debug logs, while keeping the comments.</text:p>
      <text:p text:style-name="P124"/>
      <text:p text:style-name="P23">logging1.py:</text:p>
      <text:p text:style-name="P225">import logging</text:p>
      <text:p text:style-name="P225">import math</text:p>
      <text:p text:style-name="P225"/>
      <text:p text:style-name="P225"># print(dir(logging))</text:p>
      <text:p text:style-name="P225"/>
      <text:p text:style-name="P225"># Create and configure logger</text:p>
      <text:p text:style-name="P225">LOG_FORMAT = "%(levelname)s %(asctime)s - %(message)s"</text:p>
      <text:p text:style-name="P225">logging.basicConfig(filename="lumberjack.log",</text:p>
      <text:p text:style-name="P225"><text:s text:c="20"/>level=logging.DEBUG, </text:p>
      <text:p text:style-name="P225"><text:s text:c="20"/>format=LOG_FORMAT, </text:p>
      <text:p text:style-name="P225"><text:s text:c="20"/>filemode="w")</text:p>
      <text:p text:style-name="P225">logger = logging.getLogger()</text:p>
      <text:p text:style-name="P225"/>
      <text:p text:style-name="P225">"""</text:p>
      <text:p text:style-name="P225"># Test the logger</text:p>
      <text:p text:style-name="P225">logger.debug("Debug mode.")</text:p>
      <text:p text:style-name="P225">logger.info("Info mode.")</text:p>
      <text:p text:style-name="P225">logger.warning("Warning mode.")</text:p>
      <text:p text:style-name="P225">logger.error("Error mode.")</text:p>
      <text:p text:style-name="P225">logger.critical("Critical mode.")</text:p>
      <text:p text:style-name="P225"/>
      <text:p text:style-name="P225">print(logger.level)</text:p>
      <text:p text:style-name="P225">"""</text:p>
      <text:p text:style-name="P225"/>
      <text:p text:style-name="P225">def quadratic_formula(a, b, c):</text:p>
      <text:p text:style-name="P225"><text:s text:c="4"/>"""Return the solution to the equation ax^2 + bx + c = 0."""</text:p>
      <text:p text:style-name="P225"><text:s text:c="4"/>logger.info("quadratic_formula({0}, {1}, {2})".format(a, b, c))</text:p>
      <text:p text:style-name="P225"/>
      <text:p text:style-name="P225"><text:s text:c="4"/># Compute the discriminant</text:p>
      <text:p text:style-name="P225"><text:s text:c="4"/>logger.debug("# Compute the discriminant.")</text:p>
      <text:p text:style-name="P225"><text:s text:c="4"/>disc = b^2 - 4*a*c</text:p>
      <text:p text:style-name="P225"/>
      <text:p text:style-name="P225"><text:s text:c="4"/># Compute the 2 roots</text:p>
      <text:p text:style-name="P225"><text:s text:c="4"/>logger.debug("# Compute the 2 roots")</text:p>
      <text:p text:style-name="P225"><text:s text:c="4"/>root1 = (-b + math.sqrt(disc)) / (2*a)</text:p>
      <text:p text:style-name="P225"><text:s text:c="4"/>root2 = (-b - math.sqrt(disc)) / (2*a)</text:p>
      <text:p text:style-name="P225"/>
      <text:p text:style-name="P225"><text:s text:c="4"/># Return the roots (as a tuple)</text:p>
      <text:p text:style-name="P225"><text:s text:c="4"/>logger.debug("# Return the roots")</text:p>
      <text:p text:style-name="P225"><text:s text:c="4"/>return (root1, root2)</text:p>
      <text:p text:style-name="P225"><text:soft-page-break/></text:p>
      <text:p text:style-name="P225">roots = quadratic_formula(1, 0, -4)</text:p>
      <text:p text:style-name="P225">#roots = quadratic_formula(1, 0, 1)</text:p>
      <text:p text:style-name="P225">print(roots)</text:p>
      <text:p text:style-name="P130"/>
      <text:p text:style-name="P130"/>
      <text:p text:style-name="P130"/>
      <text:p text:style-name="P130"/>
      <text:p text:style-name="P130"/>
      <text:p text:style-name="P130"/>
      <text:p text:style-name="P124"/>
      <text:p text:style-name="P124">Linux File System/Structure Explained!</text:p>
      <text:p text:style-name="P124"><text:a xlink:type="simple" xlink:href="https://www.youtube.com/watch?v=HbgzrKJvDRw" text:style-name="Internet_20_link" text:visited-style-name="Visited_20_Internet_20_Link">https://www.youtube.com/watch?v=HbgzrKJvDRw</text:a></text:p>
      <text:p text:style-name="P124"/>
      <text:p text:style-name="P124"/>
      <text:p text:style-name="P124"/>
      <text:p text:style-name="P124"/>
      <text:p text:style-name="P260">Docker Tutorial for Beginners - A Full DevOps Course on How to Run Applications in Containers</text:p>
      <text:p text:style-name="P124"><text:a xlink:type="simple" xlink:href="https://www.youtube.com/watch?v=fqMOX6JJhGo" text:style-name="Internet_20_link" text:visited-style-name="Visited_20_Internet_20_Link">https://www.youtube.com/watch?v=fqMOX6JJhGo</text:a></text:p>
      <text:p text:style-name="P124"/>
      <text:p text:style-name="P124"/>
      <text:p text:style-name="P140">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95">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41"/>
      <text:p text:style-name="P141">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51">Each d container only has the additional software that we just talked about in the previous slide that </text:span><text:span text:style-name="T55">makes these operating systems different and d utilizes the underlying kernel of the d host, which works with all OSes above</text:span><text:span text:style-name="T96">.</text:span></text:p>
      <text:p text:style-name="P142">So what is an OS that do not share the same kernel as this? Windows and so you won’t be able to run a windows based container on a d host with linux on it. For that you will require <text:span text:style-name="T97">a docker on a windows server.</text:span></text:p>
      <text:p text:style-name="P143">[<text:span text:style-name="T98">linux container on linux virtual machine on windows</text:span>]</text:p>
      <text:p text:style-name="P124"/>
      <text:p text:style-name="P251">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44">So that brings us to the differences between virtual machines and containers, <text:span text:style-name="T100">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4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46">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25">Hypervisor[] <text:span text:style-name="T99">&lt;-</text:span></text:p>
      <text:p text:style-name="P146">Those are some differences between the 2, now having said that, it’s not either container or vm situation – it’s containers and virtual machines. <text:span text:style-name="T101">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01">can use the benefits of virtualization to easily provision or decommission docker host as required. As the same time make use the benefits of docker to easily provision application and quickly scale them as required.</text:span></text:p>
      <text:p text:style-name="P148">But remember, in this case we will not be provisioning that many virtual machines as we used to before, because earlier we provisioned a virtual machine for each application. Now you might provision a virtual machine for hundreds or thousands of containers [<text:span text:style-name="T26">screen</text:span>].</text:p>
      <text:p text:style-name="P124"/>
      <text:p text:style-name="P26">So how is it done?</text:p>
      <text:p text:style-name="P149">There are lots of containerized versions of applications readily available as of <text:span text:style-name="T103">today, so most organizations have their products containerized and available in a public docker repository called </text:span><text:span text:style-name="T56">dockerhub/dockerstore</text:span><text:span text:style-name="T103">. For example you can find images of most common operating systems, databases and other services and tools. Once you identify the images you need and you install docker on your </text:span><text:span text:style-name="T57">host</text:span><text:span text:style-name="T103">, bringing up an application is as easy as running:</text:span></text:p>
      <text:p text:style-name="P226">docker run ansible</text:p>
      <text:p text:style-name="P226">docker run mongdb</text:p>
      <text:p text:style-name="P226">docker run redis</text:p>
      <text:p text:style-name="P226">docker run nodejs</text:p>
      <text:p text:style-name="P150"><text:span text:style-name="T51">If you need to run multiple instances of the web service, simply add as many instances as you need and configure a [load balance or some kind in the front(?)]. In case one of the instances were to fail, simply destroy that instance and launch a new one</text:span>. →<text:span text:style-name="T104"> </text:span><text:span text:style-name="T58">there are other solutions available for handling such cases</text:span><text:span text:style-name="T104">.</text:span></text:p>
      <text:p text:style-name="P124"/>
      <text:p text:style-name="P151">An <text:span text:style-name="T13">image</text:span> is a package or a template just like a vm template that you might have worked with in the virtualization world. It is used to create one or more containers. <text:span text:style-name="T16">Containers</text:span><text:span text:style-name="T105"> are running instances of images that are isolated and </text:span><text:span text:style-name="T59">have their own environment and set of processes</text:span><text:span text:style-name="T105">.</text:span></text:p>
      <text:p text:style-name="P152"><text:span text:style-name="T51">You can also create your own image and push it to dhub repo making it available for public</text:span>.</text:p>
      <text:p text:style-name="P152"/>
      <text:p text:style-name="P15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06">how the dependencies are to be configured etc. Since the ops team did not really develop the application on their own, they struggled with setting it up.</text:span></text:p>
      <text:p text:style-name="P154">With docker, developer and operations teams work hand in hand to transform the guide into a dockerfile with both of their requirements. <text:span text:style-name="T51">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24"/>
      <text:p text:style-name="P124"/>
      <text:p text:style-name="P155">Community Edition – set of free docker products</text:p>
      <text:p text:style-name="P155">Enterprise Edition – certified and supported container platform that comes with enterprise add-ons.</text:p>
      <text:p text:style-name="P124"/>
      <text:p text:style-name="P156">CE is available on linux, mac, windows or cloud platforms like AWS or Azure.</text:p>
      <text:p text:style-name="P156">Mac/Windows 2 options: install linux vm using virtualbox or other virtualization platform or install docker desktop for mac or windows.</text:p>
      <text:p text:style-name="P124"/>
      <text:p text:style-name="P124"><text:span text:style-name="T3">$ cat /etc/*release*</text:span> <text:span text:style-name="T107">← view the etsy release file</text:span></text:p>
      <text:p text:style-name="P124"/>
      <text:p text:style-name="P27"><text:soft-page-break/>Docker Installation</text:p>
      <text:p text:style-name="P227">$ sudo docker version</text:p>
      <text:p text:style-name="P124"/>
      <text:p text:style-name="P157">We will now run a simple container to ensure everything is working as expected.</text:p>
      <text:p text:style-name="P223">$ sudo docker run docker/whalesay cowsay Hello-World</text:p>
      <text:p text:style-name="P158">On running this command docker pulls the image of the ‘whalesay’ application from dockerhub and runs it. We’re all set.</text:p>
      <text:p text:style-name="P124"/>
      <text:p text:style-name="P124"/>
      <text:p text:style-name="P124"/>
      <text:p text:style-name="P28">Docker commands</text:p>
      <text:p text:style-name="P159"><text:span text:style-name="T3">docker run</text:span> → run a container from an image</text:p>
      <text:p text:style-name="P124"/>
      <text:p text:style-name="P159"><text:span text:style-name="T3">docker run nginx </text:span>→ <text:span text:style-name="T51">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24"/>
      <text:p text:style-name="P124"/>
      <text:p text:style-name="P160"><text:span text:style-name="T5">p</text:span><text:span text:style-name="T3">s</text:span> →<text:span text:style-name="T108"> </text:span>lists all <text:span text:style-name="T51">running</text:span> containers and some basic information about such as the container id, the name of the image we used to run the containers, the current status and the name of the container. Each container automatically gets <text:span text:style-name="T108">a</text:span> random <text:span text:style-name="T108">id and name created for it by docker.</text:span></text:p>
      <text:p text:style-name="P124"/>
      <text:p text:style-name="P161"><text:span text:style-name="T3">ps -a</text:span> -&gt; see all containers running or not</text:p>
      <text:p text:style-name="P161"/>
      <text:p text:style-name="P161">docker stop container_id/container_name → stopping container</text:p>
      <text:p text:style-name="P161"/>
      <text:p text:style-name="P161">docker rm container_name → removed stopped container permanently <text:span text:style-name="T109">(if it prints the name back, we’re good)</text:span></text:p>
      <text:p text:style-name="P161"/>
      <text:p text:style-name="P162"><text:span text:style-name="T3">docker images</text:span> → list all images on our host</text:p>
      <text:p text:style-name="P161"/>
      <text:p text:style-name="P162"><text:span text:style-name="T3">docker rmi nginx</text:span> → remove an image, make sure there are no containers running off of that image</text:p>
      <text:p text:style-name="P124"/>
      <text:p text:style-name="P162"><text:span text:style-name="T3">docker pull nginx</text:span> → just pulls (and not run) the image and stores it on our host</text:p>
      <text:p text:style-name="P124"/>
      <text:p text:style-name="P124"/>
      <text:p text:style-name="P163">Let’s look at another example, <text:span text:style-name="T110">say you were to run a docker container from an ubuntu image. When you run the </text:span><text:span text:style-name="T6">docker run ubuntu</text:span><text:span text:style-name="T110"> command, it runs an instance of ubuntu image and exits immediately. If you were to list the running containers you wouldn’t see the container running. If you did </text:span><text:span text:style-name="T6">docker ps -a</text:span><text:span text:style-name="T110">, you would see it is in exited state. </text:span><text:span text:style-name="T60">Why? Unlike vms, containers are not meant to host an OS, containers are meant to run a specific task or process such as to host an instance of a web server or application server, or database, or simply to carry some kind of computation or analysis task</text:span><text:span text:style-name="T110">. Once the task is complete, the container exits. </text:span><text:span text:style-name="T60">A container only lives as long as the process inside it is alive. If the web service inside the container is stopped or crush, then the c exits</text:span><text:span text:style-name="T110">.</text:span></text:p>
      <text:p text:style-name="P164">This is why when you run a container from an ubuntu image, it stops immediately, because ubuntu is just an image of an OS that is used as the base image for other application<text:span text:style-name="T111">s</text:span>. <text:span text:style-name="T111">There is no process or application running in it by default.</text:span></text:p>
      <text:p text:style-name="P165">If the image isn’t running any service, as is the case with ubuntu, you could install docker to run a process:</text:p>
      <text:p text:style-name="P228"><text:soft-page-break/>docker run ubuntu sleep 5</text:p>
      <text:p text:style-name="P165">When the container starts, it runs the sleep command and goes into sleep for 5 seconds, post which the sleep command exits and the container stops.</text:p>
      <text:p text:style-name="P166"/>
      <text:p text:style-name="P166">What we just saw was executing a command when we run the container. But what if we would like to execute a command on a running container, for example <text:span text:style-name="T112">there is a running c with the ubuntu image and sleeps for 100 seconds. Let’s say we would like to see the contents of a file inside this particular container:</text:span></text:p>
      <text:p text:style-name="P229">docker exec container_name cat etc/hosts</text:p>
      <text:p text:style-name="P167">exec command to execute a command on my docker container, in this case to print the contents of the etsy hosts file</text:p>
      <text:p text:style-name="P124"/>
      <text:p text:style-name="P168">Let’s look at one more option. we’re going to run a d image we developed for a simple web app. The repo name is kodekloud/simplewebapp. It runs a simple web server that listens on port 8080. when you run a d command like this:</text:p>
      <text:p text:style-name="P230">docker run kodekloud/simplewebapp</text:p>
      <text:p text:style-name="P168">it runs in the <text:span text:style-name="T51">foreground or in an attached mode, meaning you will be attached to the console or the standard out of the d c </text:span><text:span text:style-name="T61">and you will see the output of the webservice on your screen</text:span><text:span text:style-name="T113">. You won’t be able to do anything else on this console other than view the output until the d c stops. It won’t respond to your inputs. Ctrl + c to stop the container and the application hosted on the container exists and you get back to your prompt.</text:span></text:p>
      <text:p text:style-name="P169">Another option is to run a c in the <text:span text:style-name="T51">detached mode</text:span>, by providing dash <text:s/>d option:</text:p>
      <text:p text:style-name="P231">docker run -<text:span text:style-name="T113">d </text:span>kodekloud/simplewebapp</text:p>
      <text:p text:style-name="P170">this will run the d c in the background mode and you will be back to your prompt immediately. The c will continue to run in the backend.</text:p>
      <text:p text:style-name="P170">If you would like to attach back to the running c later:</text:p>
      <text:p text:style-name="P232">docker attach name/container_id</text:p>
      <text:p text:style-name="P252">* <text:span text:style-name="T114">if you’re specifying the id of a container in any command, you can simply provide the first few characters alone.</text:span></text:p>
      <text:p text:style-name="P124"/>
      <text:p text:style-name="P124"/>
      <text:p text:style-name="P29">Other docker run commands</text:p>
      <text:p text:style-name="P233">docker run redis</text:p>
      <text:p text:style-name="P171">run <text:span text:style-name="T115">the</text:span> container running a redis service, <text:span text:style-name="T115">in the case the latest version of redis which happens to be 5.0.5</text:span></text:p>
      <text:p text:style-name="P172"><text:span text:style-name="T13">What if we want to run another version of redis, e.g. an older version like 4.0?</text:span> Then you do:</text:p>
      <text:p text:style-name="P234">docker run <text:span text:style-name="T116">redis:</text:span><text:span text:style-name="T117">4.0</text:span></text:p>
      <text:p text:style-name="P172">This is called a <text:span text:style-name="T51">tag</text:span>. <text:span text:style-name="T120">Notice that if you don’t specify any as in the first command, d will pull down the latest.</text:span></text:p>
      <text:p text:style-name="P124"/>
      <text:p text:style-name="P173">We have a simple app that when runs, it asks for my name and then prints a welcome message. If we were to dockerize this app and run it as a d c, <text:span text:style-name="T121">like this:</text:span></text:p>
      <text:p text:style-name="P235">docker kodekloud/simple-prompt-docker</text:p>
      <text:p text:style-name="P174">it would not wait for the prompt. It just prints whatever the application is suppose to print on standard out. <text:span text:style-name="T51">That is because by default d c does not listen to a standard input</text:span>. <text:span text:style-name="T122">E</text:span>ven though <text:span text:style-name="T122">you’re attached to it’s console, it is not able to read any input from you. It doesn’t have terminal to read inputs from, it runs in a no interactive mode.</text:span></text:p>
      <text:p text:style-name="P175">If you’d like to provide your input, you mast map the standard input of your host to the d c using the dash i parameter:</text:p>
      <text:p text:style-name="P236"><text:soft-page-break/>docker <text:span text:style-name="T116">-</text:span><text:span text:style-name="T118">i</text:span><text:span text:style-name="T122"> </text:span>kodekloud/simple-prompt-docker</text:p>
      <text:p text:style-name="P175">-i parameter is for interactive mode and when I put my name it prints the expected output.</text:p>
      <text:p text:style-name="P175">But there’s sth still mising from this, the prompt. When we run the app at first, it ask<text:span text:style-name="T123">ed</text:span> us <text:span text:style-name="T123">for our name, but when dockerized, that prompt is missing even though it seems to have accepted my input. That is because the application prompt on the terminal and we have not attached to the containers terminal. Fot this we use -t option as well:</text:span></text:p>
      <text:p text:style-name="P237">docker <text:span text:style-name="T116">-</text:span><text:span text:style-name="T118">i</text:span><text:span text:style-name="T119">t</text:span><text:span text:style-name="T122"> </text:span>kodekloud/simple-prompt-docker</text:p>
      <text:p text:style-name="P175">-<text:span text:style-name="T124">t stands for sudo terminal, so with combination -it we are now attached to the terminal as well as in the interactive mode on the c.</text:span></text:p>
      <text:p text:style-name="P124"/>
      <text:p text:style-name="P124"/>
      <text:p text:style-name="P176">Now let’s have a look <text:span text:style-name="T125">at </text:span><text:span text:style-name="T13">port mapping or port pub</text:span><text:span text:style-name="T17">lishing</text:span><text:span text:style-name="T125">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7">how does a user access my application?</text:span></text:p>
      <text:p text:style-name="P177">As you can see my application is listening on port 5000, so I could access my app by using port 5000, but <text:span text:style-name="T13">what ip do I use to access it from the web browser? </text:span></text:p>
      <text:p text:style-name="P177">There are 2 options available. 1 is use the ip of the d c. <text:span text:style-name="T51">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26">outside of the d host cannot access it using this ip. For this we could use the ip of the d host which is 192.168.1.5, </text:span><text:span text:style-name="T62">but for that to work you must have mapped the port inside the d c to a free port on the d host</text:span><text:span text:style-name="T126">. For example if I want the users to access my application through port 80 on my d host, I could map port 80 of localhost to port 5000 on the d c using the -p parameter in my run command like this:</text:span></text:p>
      <text:p text:style-name="P238">docker run -p 80:5000 kodkloud/simple-webapp</text:p>
      <text:p text:style-name="P17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26">192.168.1.5</text:span></text:a><text:a xlink:type="simple" xlink:href="http://192.168.1.5:80/" text:style-name="Internet_20_link" text:visited-style-name="Visited_20_Internet_20_Link">:80</text:a>. And all traffic on my d host will get routed to port 5000 inside the d c.</text:p>
      <text:p text:style-name="P179"><text:span text:style-name="T51">This way you can run multiple instances of your application and map them to different ports on the docker host. </text:span><text:span text:style-name="T63">O</text:span><text:span text:style-name="T51">r run instances of different applications on different port</text:span><text:span text:style-name="T63">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24"/>
      <text:p text:style-name="P124"/>
      <text:p text:style-name="P30">How data is persisted in a d c?</text:p>
      <text:p text:style-name="P180">Let’s say <text:span text:style-name="T127">you were to run a MySQL c. </text:span></text:p>
      <text:p text:style-name="P180"><text:span text:style-name="T7">docker r</text:span><text:span text:style-name="T8">u</text:span><text:span text:style-name="T7">n mysql</text:span><text:span text:style-name="T127">. </text:span></text:p>
      <text:p text:style-name="P180"><text:span text:style-name="T127">When databases and tables are created, the data files are stored in location </text:span><text:span text:style-name="T128">var</text:span><text:span text:style-name="T129">lib/mysql inside the d c. </text:span><text:span text:style-name="T131">Remember d c has its own isolated filesystem and any changes to any files happen within the container. </text:span></text:p>
      <text:p text:style-name="P180"><text:span text:style-name="T129">Let’s assume you dump a lot of data into the database. </text:span><text:span text:style-name="T132">What happens if you were to delete the MySQL container and remove it?</text:span><text:span text:style-name="T129"> </text:span></text:p>
      <text:p text:style-name="P255">docker stop mysql</text:p>
      <text:p text:style-name="P255">docker rm mysql</text:p>
      <text:p text:style-name="P180"><text:span text:style-name="T129">As soon as you do that, the container along with all the data inside it gets blown away, meaning all your data is gone. </text:span><text:span text:style-name="T130">If you’d like to persist data, you would want to map a directory outside the container on the d host to a directory inside the c. In this case I create a directory called </text:span><text:span text:style-name="T133">/opt/datadir</text:span><text:span text:style-name="T130"> and map that to /</text:span><text:soft-page-break/><text:span text:style-name="T130">var/lib/mysql inside the d c using the -v option and specifying the directory on the d host followed by a : and the directory inside the d c:</text:span></text:p>
      <text:p text:style-name="P239">docker run -v /opt/datadir:/var/lib/mysql mysql</text:p>
      <text:p text:style-name="P253">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24"/>
      <text:p text:style-name="P124"/>
      <text:p text:style-name="P181">The d ps command is good enough to get basic details about containers like their names and ids, but if you’d like to see additional details about a specific container, use the:</text:p>
      <text:p text:style-name="P239">docker inspect container_name/id</text:p>
      <text:p text:style-name="P181">It returns <text:span text:style-name="T134">all details of a container in a JSON format, such as the state, mounts, configuration data, network settings etc. Remember to use it when you are required to find details on a container.</text:span></text:p>
      <text:p text:style-name="P182"/>
      <text:p text:style-name="P182">Finally how do we see the logs of a c we run in the background, for example I ran my simple web application using the -d parameter and it ran the container in a detached mode. <text:span text:style-name="T13">How do we view the logs which happens to be the contents written to the standard out of that container?</text:span></text:p>
      <text:p text:style-name="P240">docker <text:span text:style-name="T135">logs</text:span> container_name/id</text:p>
      <text:p text:style-name="P181"/>
      <text:p text:style-name="P124"/>
      <text:p text:style-name="P124"/>
      <text:p text:style-name="P289">Environment variables <text:span text:style-name="T164">(to be done)</text:span></text:p>
      <text:p text:style-name="P182"/>
      <text:p text:style-name="P182"/>
      <text:p text:style-name="P182"/>
      <text:p text:style-name="P31">Docker Images</text:p>
      <text:p text:style-name="P183">Now we’re going to see how to create your own image. <text:span text:style-name="T18">Now, why would you need to create your own image?</text:span><text:span text:style-name="T136"> </text:span><text:span text:style-name="T64">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184">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51">So start by thinking what you might do if you want to deploy the application manually.</text:span> We will write down steps required in the right order. <text:span text:style-name="T137">I’m creating an image for a simple web application, if I were to set it up manually, I would start with an operating system like Ubuntu:</text:span></text:p>
      <text:p text:style-name="P124"><draw:frame draw:style-name="fr1" draw:name="Image1" text:anchor-type="paragraph" svg:x="1.0953in" svg:y="0.1118in" svg:width="4.7346in" svg:height="2.5528in" draw:z-index="0"><draw:image xlink:href="Pictures/10000201000001E100000136D62D49BFCF2F5F1B.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85"><text:soft-page-break/>Now that I have the instructions, create a <text:span text:style-name="T13">dockerfile</text:span> using this this. <text:span text:style-name="T138">Here’s a quick overview of the process of creating your own image. Create a dockerfile:</text:span></text:p>
      <text:p text:style-name="P185"/>
      <text:p text:style-name="P185"><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186">Once done build your image using the d build command:</text:p>
      <text:p text:style-name="P283">docker build Dockerfile -t mmumshad/my-custom-app <text:span text:style-name="T167">(bez dockerfile?)</text:span></text:p>
      <text:p text:style-name="P186">and specify the d file as input as well as a tag named for the image. This will create an image locally on your system. To make it available on the public d hub registry run:</text:p>
      <text:p text:style-name="P241">docker push mmumshad/my-custom-app</text:p>
      <text:p text:style-name="P186">and specify the name of the image you just created, in this case the name of the image is my account name (mmumshad) followed by the image name (my-custom-app).</text:p>
      <text:p text:style-name="P124"/>
      <text:p text:style-name="P124"/>
      <text:p text:style-name="P124"/>
      <text:p text:style-name="P186">Let’s <text:span text:style-name="T139">take a closer look at the dockerfile. </text:span><text:span text:style-name="T65">Df is a text file written in a specific format, it’s in an instruction and arguments format</text:span><text:span text:style-name="T139">.</text:span></text:p>
      <text:p text:style-name="P124"/>
      <text:p text:style-name="P124"><draw:frame draw:style-name="fr3" draw:name="Image3" text:anchor-type="paragraph" svg:width="6.9252in" svg:height="2.5972in" draw:z-index="2"><draw:image xlink:href="Pictures/100002010000045D000001A3A15CF68C314D3CB5.png" xlink:type="simple" xlink:show="embed" xlink:actuate="onLoad" loext:mime-type="image/png"/></draw:frame></text:p>
      <text:p text:style-name="P187"><text:soft-page-break/><text:span text:style-name="T51">Everything on the left in caps is an instruction, everything on the right is an argument to those instructions</text:span>. <text:span text:style-name="T140">The first line defines ehst the base OS should be for this container. Every d image must be based off of another image, either an OS or another image that was created before based on an OS. </text:span><text:span text:style-name="T66">It’s important to note that all dockerfiles must start with a FROM instruction.</text:span><text:span text:style-name="T140">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24"/>
      <text:p text:style-name="P124"/>
      <text:p text:style-name="P188">When d builds the images, it builds these in a <text:span text:style-name="T13">layered architecture</text:span>, each line of instruction creates a new layer <text:span text:style-name="T141">in the d image with just the changes from the previous layer. For example the first layer is a base ubuntu OS followed by the second instruction that creates a second layer, which installs all the apt packages and then third layer…</text:span></text:p>
      <text:p text:style-name="P188"/>
      <text:p text:style-name="P188"><draw:frame draw:style-name="fr3" draw:name="Image4" text:anchor-type="paragraph" svg:width="6.9252in" svg:height="1.8807in" draw:z-index="3"><draw:image xlink:href="Pictures/10000201000004A9000001448879132DCB8434E2.png" xlink:type="simple" xlink:show="embed" xlink:actuate="onLoad" loext:mime-type="image/png"/></draw:frame></text:p>
      <text:p text:style-name="P189">Since each layer only stores the changes from the previous layer, it is reflected in the size as well.</text:p>
      <text:p text:style-name="P190"/>
      <text:p text:style-name="P190">You could see this information if you run the d history command followed by the image name:</text:p>
      <text:p text:style-name="P124"><draw:frame draw:style-name="fr4" draw:name="Image5" text:anchor-type="paragraph" svg:width="6.9252in" svg:height="1.5799in" draw:z-index="4"><draw:image xlink:href="Pictures/1000020100000371000000C9A69F930483FE93FB.png" xlink:type="simple" xlink:show="embed" xlink:actuate="onLoad" loext:mime-type="image/png"/></draw:frame></text:p>
      <text:p text:style-name="P124"/>
      <text:p text:style-name="P124"/>
      <text:p text:style-name="P191">When you run the d build command, you can see the various steps involved and the result of each task. All the layers built are cast, so the layered architecture helps you restart docker build from that particular step <text:span text:style-name="T142">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43"> it will reuse the previous layers from cache and continue to build the remaining layers. The same is true if you were to add additional steps in the dockerfile. </text:span><text:span text:style-name="T67">This </text:span><text:soft-page-break/><text:span text:style-name="T67">way rebuilding your image is faster and you don’t have to wait for d to rebuild the entire image each time. </text:span><text:span text:style-name="T68">This is helpful especially when you update source code of your application </text:span><text:span text:style-name="T69">as it may change more frequently. </text:span><text:span text:style-name="T70">O</text:span><text:span text:style-name="T69">nly </text:span><text:span text:style-name="T70">the layers above the updated layers need to be rebuilt</text:span><text:span text:style-name="T144">.</text:span></text:p>
      <text:p text:style-name="P124"/>
      <text:p text:style-name="P124"><draw:frame draw:style-name="fr3" draw:name="Image6" text:anchor-type="paragraph" svg:width="6.9252in" svg:height="2.0689in" draw:z-index="5"><draw:image xlink:href="Pictures/1000020100000472000001549CBABD9D05AF1339.png" xlink:type="simple" xlink:show="embed" xlink:actuate="onLoad" loext:mime-type="image/png"/></draw:frame></text:p>
      <text:p text:style-name="P193">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24"/>
      <text:p text:style-name="P124"/>
      <text:p text:style-name="P124"/>
      <text:p text:style-name="P32">DOCKER COMPOSE</text:p>
      <text:p text:style-name="P194">Going forward we will be working with configurations in <text:span text:style-name="T13">yaml</text:span> file. Let’s recap a few things real quick.</text:p>
      <text:p text:style-name="P194">If we needed to set up a complex application, running multiple services:</text:p>
      <text:p text:style-name="P194"><draw:frame draw:style-name="fr1" draw:name="Image7" text:anchor-type="paragraph" svg:x="0.5484in" svg:y="0.2661in" svg:width="5.8902in" svg:height="3.5445in" draw:z-index="6"><draw:image xlink:href="Pictures/10000201000004030000026A0CE16775463D2FF8.png" xlink:type="simple" xlink:show="embed" xlink:actuate="onLoad" loext:mime-type="image/png"/></draw:frame></text:p>
      <text:p text:style-name="P194"><text:soft-page-break/>a better way to do it is to use docker compose dc. <text:span text:style-name="T145">With dc we could create a configuration file in yml format called docker-compose.yml and put together the different services and the options specific to running them in this file. Then we could simply run:</text:span></text:p>
      <text:p text:style-name="P242">docker compose up</text:p>
      <text:p text:style-name="P195">to bring up the entire application stack. <text:span text:style-name="T51">This is easier to implement, run and maintain as all changes are always stored in the dc configuration file</text:span>. However this is all only applicable to running containers on a single d host.</text:p>
      <text:p text:style-name="P124"/>
      <text:p text:style-name="P124"/>
      <text:p text:style-name="P195">That was a really simple application that <text:span text:style-name="T146">I</text:span> put together. Let’s look at a better example. I’m going to use the sample application that everyone uses to demonstrate d. <text:span text:style-name="T146">It’s a simple yet comprehensive application developed by d to demonstrate the various features available in running an application stack on d.</text:span></text:p>
      <text:p text:style-name="P196"/>
      <text:p text:style-name="P19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197"><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he app consists of various components such as the voting app which is a web application developed in python <text:span text:style-name="T147">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198">As you can see this sample application is built with a combination of different services, different development tools and multiple different development platforms, such as python, node.js,.net, etc. This sample application will <text:span text:style-name="T148">be used to showcase, how easy it is to set up an entire application stack consisting of diverse components in d.</text:span></text:p>
      <text:p text:style-name="P199"/>
      <text:p text:style-name="P199">Let us keep aside d swarm services and stacks for a minute and see how we can put together this application stack on a single d engine, using first d run commands and then dc. <text:span text:style-name="T149">Let us assume that all images of applications are already built and are available on d repo. Let us start with the data layer. First we start the d run command to start an instance of redis, by running the:</text:span></text:p>
      <text:p text:style-name="P243"><text:soft-page-break/>docker run -d --name=redis redis</text:p>
      <text:p text:style-name="P200">with -d we run this container in the background and we will also name the container ‘redis’. <text:span text:style-name="T13">Now, naming the containers is important</text:span>. Next we will deploy the postgres db by <text:span text:style-name="T150">running the:</text:span></text:p>
      <text:p text:style-name="P244">docker run -d --name=<text:span text:style-name="T150">db</text:span> <text:span text:style-name="T150">postgres:9.4</text:span></text:p>
      <text:p text:style-name="P201">Next we will start with the application services, we will deploy a front end app for voting interface by running an instance of voting-app image:</text:p>
      <text:p text:style-name="P244">docker run -d --name=<text:span text:style-name="T150">vote</text:span> -<text:span text:style-name="T150">p 5000:80 voting-app</text:span></text:p>
      <text:p text:style-name="P202">Since this is a web server it has a web ui instance running on port 80, we will publish that port to 5000 on the host system, so we can access it from a browser. Next we will deploy the result web application, <text:span text:style-name="T151">that shows the results to the user. For this we deploy a container using:</text:span></text:p>
      <text:p text:style-name="P245">docker run -d --name=<text:span text:style-name="T151">result</text:span> -<text:span text:style-name="T151">p 5001:80 result-app</text:span></text:p>
      <text:p text:style-name="P203">This way we can access the web ui of the resulting app on a browser. Finally we deployed the worker by running an instance of the worker image:</text:p>
      <text:p text:style-name="P246">docker run -d --name=<text:span text:style-name="T152">worker</text:span> <text:span text:style-name="T152">worker</text:span></text:p>
      <text:p text:style-name="P124"/>
      <text:p text:style-name="P124"><draw:frame draw:style-name="fr4" draw:name="Image9" text:anchor-type="paragraph" svg:width="6.9252in" svg:height="2.8043in" draw:z-index="8"><draw:image xlink:href="Pictures/10000201000004B5000001E8A42DA3435D5E1398.png" xlink:type="simple" xlink:show="embed" xlink:actuate="onLoad" loext:mime-type="image/png"/></draw:frame></text:p>
      <text:p text:style-name="P204">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54">e</text:span>n’t told the voting web application to use this particular redis <text:span text:style-name="T153">instance. There could be multiple redis instances running we haven’t told the worker and the resulting app to use this particular postgres db that we ran. </text:span><text:span text:style-name="T19">How do we do that?</text:span><text:span text:style-name="T153"> That is where we use links. </text:span><text:span text:style-name="T19">Link is a command line option, which can be used to link 2 containers together</text:span><text:span text:style-name="T153">.</text:span></text:p>
      <text:p text:style-name="P205">For example, th<text:span text:style-name="T156">e </text:span>‘voting-app’ web service is dependent on the redis service. <text:span text:style-name="T155">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0">--link</text:span><text:span text:style-name="T155"> option to the d run command and specifying the name of the redis c, which in this case is redis followed by the name of the host that the ‘voting-app’ is looking for, which is also redis in this case. </text:span><text:span text:style-name="T20">Remember, this is why we named the container when we ran it the first time, so we could use its name while creating a link</text:span><text:span text:style-name="T155">. What this is in fact doing is it creates an entry into the etsy host file on the ‘voting app’ container adding an entry with a host name redis with an internal IP of the redis container.</text:span></text:p>
      <text:p text:style-name="P206">Similarly we <text:span text:style-name="T157">add a link to the ‘result-app’ to communicate with the database by adding link option to refer the database by the name ‘db’. As you can see in the source code of the application, it makes an </text:span><text:soft-page-break/><text:span text:style-name="T157">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254">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24"/>
      <text:p text:style-name="P207"><text:span text:style-name="T51">Once we have the docker run commands tested and ready, it is easy to generate a docker compose file from it</text:span>. <text:span text:style-name="T158">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08"><text:span text:style-name="T51">Note that you could also specify the name of the link this way (</text:span><text:a xlink:type="simple" xlink:href="db:db" text:style-name="Internet_20_link" text:visited-style-name="Visited_20_Internet_20_Link"><text:span text:style-name="T51">db:db</text:span></text:a><text:span text:style-name="T51"> = db) without the : and the target name and it will create a link with the same name as the target name.</text:span></text:p>
      <text:p text:style-name="P124"/>
      <text:p text:style-name="P124"><draw:frame draw:style-name="fr1" draw:name="Image10" text:anchor-type="paragraph" svg:x="0.461in" svg:y="0.0272in" svg:width="5.5228in" svg:height="3.3728in" draw:z-index="9"><draw:image xlink:href="Pictures/10000201000003CB00000208FDC4F1ACC8DFB32B.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209"/>
      <text:p text:style-name="P209"/>
      <text:p text:style-name="P209">Now that we’re all done with our dc file, bringing up the stack is really simple, run:</text:p>
      <text:p text:style-name="P247">docker compose up</text:p>
      <text:p text:style-name="P209">to bring up the entire application stack.</text:p>
      <text:p text:style-name="P124"/>
      <text:p text:style-name="P210">When we looked at an example of the sample application, we assumed that all images are already built. Out of the 5 different components, 2 of them: redis and postgres images, we know are already available on d hub, but the remaing 3 are our own application. <text:span text:style-name="T13">It is not necessary that they are already built and available in a d registry</text:span>. If we would like to instruct dc to run a docker build <text:span text:style-name="T159">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24"/>
      <text:p text:style-name="P12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24"/>
      <text:p text:style-name="P124"/>
      <text:p text:style-name="P33">Docker compose - versions</text:p>
      <text:p text:style-name="P211">We will now look at different versions of dc file. This is important, because you might see dc files in</text:p>
      <text:p text:style-name="P211">different formats. Dc evolved over time and now supports a lot more options than it did in the beginning. Version 1 had number of limitations, for example if you wanted to deploy containers on a different network other than the default <text:span text:style-name="T13">bridge network</text:span>, there was no way of specifying that in v1. <text:span text:style-name="T160">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67">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51">efault bridged network</text:span> and then use links to enable communication between the containers, as we did before. With version 2, dc automatically creates a <text:span text:style-name="T51">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67">Finally v2 also introduces <text:span text:style-name="T51">‘</text:span><text:span text:style-name="T71">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68">Then comes v3, which is the latest and is similar to v2 in the structure, meaning it has a version specification at the top and a ‘services’ section. V3 comes with support for <text:span text:style-name="T13">docker swarm</text:span> which we will see later on. There are some options that were removed and added, see docs. <text:span text:style-name="T161">We will see v3 in much detail, when we discuss</text:span><text:span text:style-name="T21"> docker stacks</text:span><text:span text:style-name="T161">.</text:span></text:p>
      <text:p text:style-name="P124"/>
      <text:p text:style-name="P12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24"/>
      <text:p text:style-name="P124"/>
      <text:p text:style-name="P288">Docker compose Networks</text:p>
      <text:p text:style-name="P270">Getting back to our application, so far we’ve been just deploying all containers on the <text:span text:style-name="T51">default bridged network</text:span>. Let us say we modify the architecture a little bit to contain the traffic from the different sources, for example we would like to separate the user generated <text:span text:style-name="T162">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71">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63">Then under each service, create a ‘networks’ property and provide a list of networks that service must be attached to (there also should be a section for worker container in the yml file on the slide, but it was omitted due to space constraints).</text:span></text:p>
      <text:p text:style-name="P271"><draw:frame draw:style-name="fr1" draw:name="Image13" text:anchor-type="paragraph" svg:x="0.0209in" svg:y="0.1429in" svg:width="6.9252in" svg:height="3.6555in" draw:z-index="12"><draw:image xlink:href="Pictures/10000201000004AF00000279D056AF34A1803DCF.png" xlink:type="simple" xlink:show="embed" xlink:actuate="onLoad" loext:mime-type="image/png"/></draw:frame></text:p>
      <text:p text:style-name="P276"><text:soft-page-break/><text:span text:style-name="T165">[HINT </text:span>port host: container<text:span text:style-name="T165">] → from docker quizes</text:span></text:p>
      <text:p text:style-name="P276">What port is the web application run within the container? →<text:span text:style-name="T166"> </text:span>EXPOSE 8080</text:p>
      <text:p text:style-name="P277">[docker deamon]</text:p>
      <text:p text:style-name="P276"/>
      <text:p text:style-name="P276">Build a docker image using the Dockerfile and name it webapp-color. No tag to be specified:</text:p>
      <text:p text:style-name="P284">docker build -t webapp-color .</text:p>
      <text:p text:style-name="P124"/>
      <text:p text:style-name="P124">What is the base Operating System used by the python:3.6 image? If required, run an instance of the image to figure it out.</text:p>
      <text:p text:style-name="P285">docker run python:3.6 cat /etc/*release*</text:p>
      <text:p text:style-name="P124"/>
      <text:p text:style-name="P124"/>
      <text:p text:style-name="P290"/>
      <text:p text:style-name="P290">DOCKER NETWORKING</text:p>
      <text:p text:style-name="P295">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291">Default Networks</text:p>
      <text:p text:style-name="P278">The <text:span text:style-name="T13">bridge network</text:span> is a private internal network created <text:span text:style-name="T168">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79">Another way to access the containers externally is to associate the container to the host network. This takes out any network isolation between the d host and the d c. <text:span text:style-name="T51">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279"><draw:frame draw:style-name="fr1" draw:name="Image14" text:anchor-type="paragraph" svg:x="0in" svg:y="0.4882in" svg:width="6.9252in" svg:height="3.4201in" draw:z-index="13"><draw:image xlink:href="Pictures/10000201000004A500000263CCBD7FE0CED14740.png" xlink:type="simple" xlink:show="embed" xlink:actuate="onLoad" loext:mime-type="image/png"/></draw:frame>With the <text:span text:style-name="T13">none network</text:span> the containers are not attached to any network and doesn’t have <text:span text:style-name="T169">any </text:span>access to the external <text:span text:style-name="T169">network or other containers. They run in an isolated network.</text:span></text:p>
      <text:p text:style-name="P292"><text:soft-page-break/>User-defined networks <text:span text:style-name="T170">(tbc)</text:span></text:p>
      <text:p text:style-name="P280"/>
      <text:p text:style-name="P293"/>
      <text:p text:style-name="P293">Inspect Network</text:p>
      <text:p text:style-name="P286">docker inspect container_name/id</text:p>
      <text:p text:style-name="P281">and then you will find a section on network settings.</text:p>
      <text:p text:style-name="P124"/>
      <text:p text:style-name="P124"/>
      <text:p text:style-name="P294">Embedded DNS</text:p>
      <text:p text:style-name="P281">Containers can reach each other using their names.</text:p>
      <text:p text:style-name="P282">For example, in this case I have a webserver and a mysql database container running on the same <text:span text:style-name="T13">node</text:span>. <text:span text:style-name="T13">How can I get my webserver to access the database on the database container?</text:span> One thing we could do is to use the terminal ip <text:s/>address signed to the mysql container, which in this case is 172.17.0.3, b<text:span text:style-name="T51">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82"><text:span text:style-name="T171">Note that the built in DNS server always runs at address 127.0.0.11. </text:span><text:span text:style-name="T22">So how does docker implement networking? What’s the technology behind it, like how the containers isolated within the host?</text:span><text:span text:style-name="T171"> Docker uses network namespaces that create a separate namespace for each container. I then uses virtual ethernet pairs to connect containers together.</text:span></text:p>
      <text:p text:style-name="P124"/>
      <text:p text:style-name="P124"><draw:frame draw:style-name="fr3" draw:name="Image15" text:anchor-type="paragraph" svg:width="6.9252in" svg:height="2.6165in" draw:z-index="14"><draw:image xlink:href="Pictures/1000020100000435000001977D65538F13FCD16D.png" xlink:type="simple" xlink:show="embed" xlink:actuate="onLoad" loext:mime-type="image/png"/></draw:frame></text:p>
      <text:p text:style-name="P124"/>
      <text:p text:style-name="P124"/>
      <text:p text:style-name="P124"/>
      <text:p text:style-name="P124"/>
      <text:p text:style-name="P124"/>
      <text:p text:style-name="P124"/>
      <text:p text:style-name="P124"/>
      <text:p text:style-name="P147"><text:span text:style-name="T102">p</text:span>rovision - zaopatrzyć</text:p>
      <text:p text:style-name="P147">decommission – zamykać, likwidować</text:p>
      <text:p text:style-name="P192">underlying – leżący u podstaw</text:p>
      <text:p text:style-name="P190">cast – lity, obsadzony</text:p>
      <text:p text:style-name="P271">adjacent – sąsiedni, przyległy</text:p>
      <text:p text:style-name="P124"><text:soft-page-break/></text:p>
      <text:p text:style-name="P124"/>
      <text:p text:style-name="P249">[sql vs nosql acade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02T16:39:10.380671540</dc:date>
    <meta:editing-duration>P1DT9H38M42S</meta:editing-duration>
    <meta:editing-cycles>279</meta:editing-cycles>
    <meta:generator>LibreOffice/6.0.7.3$Linux_X86_64 LibreOffice_project/00m0$Build-3</meta:generator>
    <meta:document-statistic meta:table-count="0" meta:image-count="15" meta:object-count="0" meta:page-count="37" meta:paragraph-count="634" meta:word-count="12848" meta:character-count="75859" meta:non-whitespace-character-count="62885"/>
  </office:meta>
</office:document-meta>
</file>